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T1_3" style:family="text">
      <style:text-properties fo:font-weight="bold" style:font-weight-asian="bold" style:font-weight-complex="bold"/>
    </style:style>
    <style:style style:name="T1_4" style:family="text">
      <style:text-properties fo:font-weight="bold" style:font-weight-asian="bold" style:font-weight-complex="bold"/>
    </style:style>
    <style:style style:name="T1_5" style:family="text">
      <style:text-properties fo:font-weight="bold" style:font-weight-asian="bold" style:font-weight-complex="bold"/>
    </style:style>
    <style:style style:name="T1_6" style:family="text">
      <style:text-properties fo:font-weight="bold" style:font-weight-asian="bold" style:font-weight-complex="bold"/>
    </style:style>
    <style:style style:name="T1_7" style:family="text">
      <style:text-properties fo:font-weight="bold" style:font-weight-asian="bold" style:font-weight-complex="bold"/>
    </style:style>
    <style:style style:name="T1_8" style:family="text">
      <style:text-properties fo:font-weight="bold" style:font-weight-asian="bold" style:font-weight-complex="bold"/>
    </style:style>
    <style:style style:name="T1_9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fo:font-weight="bold" style:font-weight-asian="bold" style:font-weight-complex="bold"/>
    </style:style>
    <style:style style:name="T4_2" style:family="text">
      <style:text-properties fo:font-weight="bold" style:font-weight-asian="bold" style:font-weight-complex="bold"/>
    </style:style>
    <style:style style:name="T4_3" style:family="text">
      <style:text-properties fo:font-weight="bold" style:font-weight-asian="bold" style:font-weight-complex="bold"/>
    </style:style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fo:margin-top="0cm" style:writing-mode="lr-tb">
        <style:tab-stops>
          <style:tab-stop style:type="left" style:leader-style="none" style:position="-0.661cm"/>
          <style:tab-stop style:type="left" style:leader-style="none" style:position="-0.026cm"/>
          <style:tab-stop style:type="left" style:leader-style="none" style:position="0.609cm"/>
          <style:tab-stop style:type="left" style:leader-style="none" style:position="1.244cm"/>
        </style:tab-stops>
      </style:paragraph-properties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T6_53" style:family="text"/>
    <style:style style:name="T6_54" style:family="text"/>
    <style:style style:name="T6_55" style:family="text"/>
    <style:style style:name="T6_56" style:family="text"/>
    <style:style style:name="T6_57" style:family="text"/>
    <style:style style:name="T6_58" style:family="text"/>
    <style:style style:name="T6_59" style:family="text"/>
    <style:style style:name="T6_60" style:family="text"/>
    <style:style style:name="T6_61" style:family="text"/>
    <style:style style:name="T6_62" style:family="text"/>
    <style:style style:name="T6_63" style:family="text"/>
    <style:style style:name="T6_64" style:family="text"/>
    <style:style style:name="T6_65" style:family="text"/>
    <style:style style:name="T6_66" style:family="text"/>
    <style:style style:name="T6_67" style:family="text"/>
    <style:style style:name="T6_68" style:family="text"/>
    <style:style style:name="T6_69" style:family="text"/>
    <style:style style:name="T6_70" style:family="text"/>
    <style:style style:name="T6_71" style:family="text">
      <style:text-properties fo:font-style="italic" style:font-style-asian="italic" style:font-style-complex="italic"/>
    </style:style>
    <style:style style:name="T6_72" style:family="text"/>
    <style:style style:name="T6_73" style:family="text"/>
    <style:style style:name="T6_74" style:family="text"/>
    <style:style style:name="T6_75" style:family="text"/>
    <style:style style:name="T6_76" style:family="text"/>
    <style:style style:name="T6_77" style:family="text"/>
    <style:style style:name="T6_78" style:family="text"/>
    <style:style style:name="T6_79" style:family="text"/>
    <style:style style:name="T6_80" style:family="text"/>
    <style:style style:name="T6_81" style:family="text"/>
    <style:style style:name="T6_82" style:family="text"/>
    <style:style style:name="T6_83" style:family="text"/>
    <style:style style:name="T6_84" style:family="text"/>
    <style:style style:name="T6_85" style:family="text"/>
    <style:style style:name="T6_86" style:family="text"/>
    <style:style style:name="T6_87" style:family="text"/>
    <style:style style:name="T6_88" style:family="text"/>
    <style:style style:name="T6_89" style:family="text"/>
    <style:style style:name="T6_90" style:family="text"/>
    <style:style style:name="T6_91" style:family="text"/>
    <style:style style:name="T6_92" style:family="text"/>
    <style:style style:name="T6_93" style:family="text"/>
    <style:style style:name="T6_94" style:family="text"/>
    <style:style style:name="T6_95" style:family="text"/>
    <style:style style:name="T6_96" style:family="text"/>
    <style:style style:name="T6_97" style:family="text"/>
    <style:style style:name="T6_98" style:family="text"/>
    <style:style style:name="T6_99" style:family="text"/>
    <style:style style:name="T6_100" style:family="text"/>
    <style:style style:name="T6_101" style:family="text"/>
    <style:style style:name="T6_102" style:family="text"/>
    <style:style style:name="T6_103" style:family="text"/>
    <style:style style:name="T6_104" style:family="text"/>
    <style:style style:name="T6_105" style:family="text"/>
    <style:style style:name="T6_106" style:family="text"/>
    <style:style style:name="T6_107" style:family="text"/>
    <style:style style:name="T6_108" style:family="text"/>
    <style:style style:name="T6_109" style:family="text"/>
    <style:style style:name="T6_110" style:family="text"/>
    <style:style style:name="T6_111" style:family="text"/>
    <style:style style:name="T6_112" style:family="text"/>
    <style:style style:name="T6_113" style:family="text"/>
    <style:style style:name="T6_114" style:family="text"/>
    <style:style style:name="T6_115" style:family="text"/>
    <style:style style:name="T6_116" style:family="text"/>
    <style:style style:name="T6_117" style:family="text"/>
    <style:style style:name="T6_118" style:family="text"/>
    <style:style style:name="T6_119" style:family="text"/>
    <style:style style:name="T6_120" style:family="text"/>
    <style:style style:name="T6_121" style:family="text"/>
    <style:style style:name="T6_122" style:family="text"/>
    <style:style style:name="T6_123" style:family="text"/>
    <style:style style:name="T6_124" style:family="text"/>
    <style:style style:name="T6_125" style:family="text"/>
    <style:style style:name="T6_126" style:family="text"/>
    <style:style style:name="T6_127" style:family="text"/>
    <style:style style:name="T6_128" style:family="text"/>
    <style:style style:name="T6_129" style:family="text"/>
    <style:style style:name="T6_130" style:family="text"/>
    <style:style style:name="T6_131" style:family="text"/>
    <style:style style:name="T6_132" style:family="text"/>
    <style:style style:name="T6_133" style:family="text"/>
    <style:style style:name="T6_134" style:family="text"/>
    <style:style style:name="T6_135" style:family="text"/>
    <style:style style:name="T6_136" style:family="text"/>
    <style:style style:name="T6_137" style:family="text"/>
    <style:style style:name="T6_138" style:family="text"/>
    <style:style style:name="T6_139" style:family="text"/>
    <style:style style:name="T6_140" style:family="text"/>
    <style:style style:name="T6_141" style:family="text"/>
    <style:style style:name="T6_142" style:family="text"/>
    <style:style style:name="T6_143" style:family="text"/>
    <style:style style:name="T6_144" style:family="text"/>
    <style:style style:name="T6_145" style:family="text"/>
    <style:style style:name="T6_146" style:family="text"/>
    <style:style style:name="T6_147" style:family="text"/>
    <style:style style:name="T6_148" style:family="text"/>
    <style:style style:name="T6_149" style:family="text"/>
    <style:style style:name="T6_150" style:family="text"/>
    <style:style style:name="T6_151" style:family="text"/>
    <style:style style:name="T6_152" style:family="text"/>
    <style:style style:name="T6_153" style:family="text"/>
    <style:style style:name="T6_154" style:family="text"/>
    <style:style style:name="T6_155" style:family="text"/>
    <style:style style:name="T6_156" style:family="text"/>
    <style:style style:name="T6_157" style:family="text"/>
    <style:style style:name="T6_158" style:family="text"/>
    <style:style style:name="T6_159" style:family="text"/>
    <style:style style:name="T6_160" style:family="text"/>
    <style:style style:name="T6_161" style:family="text"/>
    <style:style style:name="T6_162" style:family="text"/>
    <style:style style:name="T6_163" style:family="text"/>
    <style:style style:name="T6_164" style:family="text"/>
    <style:style style:name="T6_165" style:family="text"/>
    <style:style style:name="T6_166" style:family="text"/>
    <style:style style:name="T6_167" style:family="text"/>
    <style:style style:name="T6_168" style:family="text"/>
    <style:style style:name="T6_169" style:family="text"/>
    <style:style style:name="T6_170" style:family="text"/>
    <style:style style:name="T6_171" style:family="text"/>
    <style:style style:name="T6_172" style:family="text"/>
    <style:style style:name="T6_173" style:family="text"/>
    <style:style style:name="T6_174" style:family="text">
      <style:text-properties fo:color="#1155cc" style:text-underline-style="solid" style:text-underline-color="font-color"/>
    </style:style>
    <style:style style:name="T6_175" style:family="text"/>
    <style:style style:name="T6_176" style:family="text">
      <style:text-properties fo:color="#1155cc" style:text-underline-style="solid" style:text-underline-color="font-color"/>
    </style:style>
    <style:style style:name="T6_177" style:family="text"/>
    <style:style style:name="T6_178" style:family="text">
      <style:text-properties fo:color="#1155cc" style:text-underline-style="solid" style:text-underline-color="font-color"/>
    </style:style>
    <style:style style:name="T6_179" style:family="text"/>
    <style:style style:name="T6_180" style:family="text">
      <style:text-properties fo:color="#1155cc" style:text-underline-style="solid" style:text-underline-color="font-color"/>
    </style:style>
    <style:style style:name="T6_181" style:family="text"/>
    <style:style style:name="T6_182" style:family="text">
      <style:text-properties fo:color="#1155cc" style:text-underline-style="solid" style:text-underline-color="font-color"/>
    </style:style>
    <style:style style:name="T6_183" style:family="text"/>
    <style:style style:name="T6_184" style:family="text">
      <style:text-properties fo:color="#1155cc" style:text-underline-style="solid" style:text-underline-color="font-color"/>
    </style:style>
    <style:style style:name="T6_185" style:family="text"/>
    <style:style style:name="T6_186" style:family="text">
      <style:text-properties fo:color="#1155cc" style:text-underline-style="solid" style:text-underline-color="font-color"/>
    </style:style>
    <style:style style:name="T6_187" style:family="text"/>
    <style:style style:name="T6_188" style:family="text">
      <style:text-properties fo:color="#1155cc" style:text-underline-style="solid" style:text-underline-color="font-color"/>
    </style:style>
    <style:style style:name="T6_189" style:family="text"/>
    <style:style style:name="T6_190" style:family="text">
      <style:text-properties fo:color="#1155cc" style:text-underline-style="solid" style:text-underline-color="font-color"/>
    </style:style>
    <style:style style:name="T6_191" style:family="text"/>
    <style:style style:name="T6_192" style:family="text">
      <style:text-properties fo:color="#1155cc" style:text-underline-style="solid" style:text-underline-color="font-color"/>
    </style:style>
    <style:style style:name="T6_193" style:family="text"/>
    <style:style style:name="T6_194" style:family="text">
      <style:text-properties fo:color="#1155cc" style:text-underline-style="solid" style:text-underline-color="font-color"/>
    </style:style>
    <style:style style:name="T6_195" style:family="text"/>
    <style:style style:name="T6_196" style:family="text">
      <style:text-properties fo:color="#1155cc" style:text-underline-style="solid" style:text-underline-color="font-color"/>
    </style:style>
    <style:style style:name="T6_197" style:family="text"/>
    <style:style style:name="T6_198" style:family="text">
      <style:text-properties fo:color="#1155cc" style:text-underline-style="solid" style:text-underline-color="font-color"/>
    </style:style>
    <style:style style:name="T6_199" style:family="text"/>
    <style:style style:name="T6_200" style:family="text">
      <style:text-properties fo:color="#1155cc" style:text-underline-style="solid" style:text-underline-color="font-color"/>
    </style:style>
    <style:style style:name="T6_201" style:family="text"/>
    <style:style style:name="T6_202" style:family="text">
      <style:text-properties fo:color="#1155cc" style:text-underline-style="solid" style:text-underline-color="font-color"/>
    </style:style>
    <style:style style:name="T6_203" style:family="text"/>
    <style:style style:name="T6_204" style:family="text">
      <style:text-properties fo:color="#1155cc" style:text-underline-style="solid" style:text-underline-color="font-color"/>
    </style:style>
    <style:style style:name="T6_205" style:family="text"/>
    <style:style style:name="T6_206" style:family="text">
      <style:text-properties fo:color="#1155cc" style:text-underline-style="solid" style:text-underline-color="font-color"/>
    </style:style>
    <style:style style:name="T6_207" style:family="text"/>
    <style:style style:name="T6_208" style:family="text">
      <style:text-properties fo:color="#1155cc" style:text-underline-style="solid" style:text-underline-color="font-color"/>
    </style:style>
    <style:style style:name="T6_209" style:family="text"/>
    <style:style style:name="T6_210" style:family="text">
      <style:text-properties fo:color="#1155cc" style:text-underline-style="solid" style:text-underline-color="font-color"/>
    </style:style>
    <style:style style:name="T6_211" style:family="text"/>
    <style:style style:name="P7" style:family="paragraph" style:parent-style-name="Standard">
      <style:paragraph-properties fo:break-before="auto" fo:line-height="115%" fo:margin-top="0cm" style:writing-mode="lr-tb">
        <style:tab-stops>
          <style:tab-stop style:type="left" style:leader-style="none" style:position="-1.931cm"/>
          <style:tab-stop style:type="left" style:leader-style="none" style:position="-1.296cm"/>
          <style:tab-stop style:type="left" style:leader-style="none" style:position="-0.661cm"/>
          <style:tab-stop style:type="left" style:leader-style="none" style:position="-0.026cm"/>
        </style:tab-stops>
      </style:paragraph-properties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>
      <style:text-properties fo:font-weight="bold" style:font-weight-asian="bold" style:font-weight-complex="bold"/>
    </style:style>
    <style:style style:name="T7_14" style:family="text">
      <style:text-properties fo:font-weight="bold" style:font-weight-asian="bold" style:font-weight-complex="bold"/>
    </style:style>
    <style:style style:name="T7_15" style:family="text">
      <style:text-properties fo:font-weight="bold" style:font-weight-asian="bold" style:font-weight-complex="bold"/>
    </style:style>
    <style:style style:name="T7_16" style:family="text">
      <style:text-properties fo:font-weight="bold" style:font-weight-asian="bold" style:font-weight-complex="bold"/>
    </style:style>
    <style:style style:name="T7_17" style:family="text">
      <style:text-properties fo:font-weight="bold" style:font-weight-asian="bold" style:font-weight-complex="bold"/>
    </style:style>
    <style:style style:name="T7_18" style:family="text">
      <style:text-properties fo:font-weight="bold" style:font-weight-asian="bold" style:font-weight-complex="bold"/>
    </style:style>
    <style:style style:name="T7_19" style:family="text">
      <style:text-properties fo:font-weight="bold" style:font-weight-asian="bold" style:font-weight-complex="bold"/>
    </style:style>
    <style:style style:name="T7_20" style:family="text">
      <style:text-properties fo:font-weight="bold" style:font-weight-asian="bold" style:font-weight-complex="bold"/>
    </style:style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P8" style:family="paragraph" style:parent-style-name="Standard">
      <style:paragraph-properties fo:break-before="auto" fo:line-height="115%" fo:margin-top="0cm" style:writing-mode="lr-tb">
        <style:tab-stops>
          <style:tab-stop style:type="left" style:leader-style="none" style:position="-1.931cm"/>
          <style:tab-stop style:type="left" style:leader-style="none" style:position="-1.296cm"/>
          <style:tab-stop style:type="left" style:leader-style="none" style:position="-0.661cm"/>
          <style:tab-stop style:type="left" style:leader-style="none" style:position="-0.026cm"/>
        </style:tab-stops>
      </style:paragraph-properties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>
      <style:text-properties fo:font-style="italic" style:font-style-asian="italic" style:font-style-complex="italic"/>
    </style:style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>
      <style:text-properties style:font-name="Courier New" style:font-name-asian="Courier New" style:font-name-complex="Courier New"/>
    </style:style>
    <style:style style:name="T8_26" style:family="text">
      <style:text-properties style:font-name="Courier New" style:font-name-asian="Courier New" style:font-name-complex="Courier New"/>
    </style:style>
    <style:style style:name="T8_27" style:family="text">
      <style:text-properties style:font-name="Courier New" style:font-name-asian="Courier New" style:font-name-complex="Courier New"/>
    </style:style>
    <style:style style:name="T8_28" style:family="text">
      <style:text-properties style:font-name="Courier New" style:font-name-asian="Courier New" style:font-name-complex="Courier New"/>
    </style:style>
    <style:style style:name="T8_29" style:family="text">
      <style:text-properties style:font-name="Courier New" style:font-name-asian="Courier New" style:font-name-complex="Courier New"/>
    </style:style>
    <style:style style:name="T8_30" style:family="text">
      <style:text-properties style:font-name="Courier New" style:font-name-asian="Courier New" style:font-name-complex="Courier New"/>
    </style:style>
    <style:style style:name="T8_31" style:family="text">
      <style:text-properties style:font-name="Courier New" style:font-name-asian="Courier New" style:font-name-complex="Courier New"/>
    </style:style>
    <style:style style:name="T8_32" style:family="text">
      <style:text-properties style:font-name="Courier New" style:font-name-asian="Courier New" style:font-name-complex="Courier New"/>
    </style:style>
    <style:style style:name="T8_33" style:family="text">
      <style:text-properties style:font-name="Courier New" style:font-name-asian="Courier New" style:font-name-complex="Courier New"/>
    </style:style>
    <style:style style:name="T8_34" style:family="text">
      <style:text-properties style:font-name="Courier New" style:font-name-asian="Courier New" style:font-name-complex="Courier New"/>
    </style:style>
    <style:style style:name="T8_35" style:family="text">
      <style:text-properties style:font-name="Courier New" style:font-name-asian="Courier New" style:font-name-complex="Courier New"/>
    </style:style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T8_53" style:family="text"/>
    <style:style style:name="T8_54" style:family="text"/>
    <style:style style:name="T8_55" style:family="text"/>
    <style:style style:name="T8_56" style:family="text"/>
    <style:style style:name="T8_57" style:family="text"/>
    <style:style style:name="T8_58" style:family="text"/>
    <style:style style:name="T8_59" style:family="text"/>
    <style:style style:name="T8_60" style:family="text"/>
    <style:style style:name="T8_61" style:family="text"/>
    <style:style style:name="T8_62" style:family="text"/>
    <style:style style:name="T8_63" style:family="text"/>
    <style:style style:name="T8_64" style:family="text"/>
    <style:style style:name="T8_65" style:family="text"/>
    <style:style style:name="T8_66" style:family="text"/>
    <style:style style:name="T8_67" style:family="text"/>
    <style:style style:name="T8_68" style:family="text"/>
    <style:style style:name="T8_69" style:family="text"/>
    <style:style style:name="T8_70" style:family="text"/>
    <style:style style:name="T8_71" style:family="text"/>
    <style:style style:name="T8_72" style:family="text"/>
    <style:style style:name="T8_73" style:family="text"/>
    <style:style style:name="T8_74" style:family="text"/>
    <style:style style:name="T8_75" style:family="text"/>
    <style:style style:name="T8_76" style:family="text"/>
    <style:style style:name="T8_77" style:family="text"/>
    <style:style style:name="T8_78" style:family="text"/>
    <style:style style:name="T8_79" style:family="text"/>
    <style:style style:name="T8_80" style:family="text"/>
    <style:style style:name="T8_81" style:family="text"/>
    <style:style style:name="T8_82" style:family="text"/>
    <style:style style:name="T8_83" style:family="text"/>
    <style:style style:name="T8_84" style:family="text"/>
    <style:style style:name="T8_85" style:family="text"/>
    <style:style style:name="T8_86" style:family="text"/>
    <style:style style:name="T8_87" style:family="text"/>
    <style:style style:name="T8_88" style:family="text"/>
    <style:style style:name="T8_89" style:family="text"/>
    <style:style style:name="T8_90" style:family="text"/>
    <style:style style:name="T8_91" style:family="text"/>
    <style:style style:name="T8_92" style:family="text"/>
    <style:style style:name="T8_93" style:family="text"/>
    <style:style style:name="T8_94" style:family="text"/>
    <style:style style:name="T8_95" style:family="text"/>
    <style:style style:name="T8_96" style:family="text"/>
    <style:style style:name="T8_97" style:family="text"/>
    <style:style style:name="T8_98" style:family="text"/>
    <style:style style:name="T8_99" style:family="text"/>
    <style:style style:name="T8_100" style:family="text"/>
    <style:style style:name="T8_101" style:family="text"/>
    <style:style style:name="T8_102" style:family="text"/>
    <style:style style:name="T8_103" style:family="text"/>
    <style:style style:name="T8_104" style:family="text"/>
    <style:style style:name="P9" style:family="paragraph" style:parent-style-name="Standard">
      <style:paragraph-properties fo:break-before="auto" fo:line-height="115%" fo:margin-top="0cm" style:writing-mode="lr-tb">
        <style:tab-stops>
          <style:tab-stop style:type="left" style:leader-style="none" style:position="-1.931cm"/>
          <style:tab-stop style:type="left" style:leader-style="none" style:position="-1.296cm"/>
          <style:tab-stop style:type="left" style:leader-style="none" style:position="-0.661cm"/>
          <style:tab-stop style:type="left" style:leader-style="none" style:position="-0.026cm"/>
        </style:tab-stops>
      </style:paragraph-properties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T9_87" style:family="text"/>
    <style:style style:name="T9_88" style:family="text"/>
    <style:style style:name="T9_89" style:family="text"/>
    <style:style style:name="T9_90" style:family="text"/>
    <style:style style:name="T9_91" style:family="text"/>
    <style:style style:name="T9_92" style:family="text"/>
    <style:style style:name="T9_93" style:family="text"/>
    <style:style style:name="T9_94" style:family="text"/>
    <style:style style:name="T9_95" style:family="text"/>
    <style:style style:name="T9_96" style:family="text"/>
    <style:style style:name="T9_97" style:family="text"/>
    <style:style style:name="T9_98" style:family="text"/>
    <style:style style:name="T9_99" style:family="text"/>
    <style:style style:name="T9_100" style:family="text"/>
    <style:style style:name="T9_101" style:family="text"/>
    <style:style style:name="T9_102" style:family="text"/>
    <style:style style:name="T9_103" style:family="text"/>
    <style:style style:name="T9_104" style:family="text"/>
    <style:style style:name="T9_105" style:family="text"/>
    <style:style style:name="T9_106" style:family="text"/>
    <style:style style:name="T9_107" style:family="text"/>
    <style:style style:name="T9_108" style:family="text"/>
    <style:style style:name="P10" style:family="paragraph" style:parent-style-name="Standard">
      <style:paragraph-properties fo:break-before="auto" fo:line-height="115%" fo:margin-top="0cm" style:writing-mode="lr-tb">
        <style:tab-stops>
          <style:tab-stop style:type="left" style:leader-style="none" style:position="-1.931cm"/>
          <style:tab-stop style:type="left" style:leader-style="none" style:position="-1.296cm"/>
          <style:tab-stop style:type="left" style:leader-style="none" style:position="-0.661cm"/>
          <style:tab-stop style:type="left" style:leader-style="none" style:position="-0.026cm"/>
        </style:tab-stops>
      </style:paragraph-properties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>
      <style:text-properties fo:font-style="italic" style:font-style-asian="italic" style:font-style-complex="italic"/>
    </style:style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T10_59" style:family="text"/>
    <style:style style:name="T10_60" style:family="text"/>
    <style:style style:name="T10_61" style:family="text"/>
    <style:style style:name="T10_62" style:family="text"/>
    <style:style style:name="T10_63" style:family="text"/>
    <style:style style:name="T10_64" style:family="text"/>
    <style:style style:name="T10_65" style:family="text"/>
    <style:style style:name="T10_66" style:family="text"/>
    <style:style style:name="T10_67" style:family="text"/>
    <style:style style:name="T10_68" style:family="text"/>
    <style:style style:name="T10_69" style:family="text"/>
    <style:style style:name="T10_70" style:family="text"/>
    <style:style style:name="T10_71" style:family="text"/>
    <style:style style:name="T10_72" style:family="text"/>
    <style:style style:name="T10_73" style:family="text"/>
    <style:style style:name="T10_74" style:family="text"/>
    <style:style style:name="T10_75" style:family="text"/>
    <style:style style:name="T10_76" style:family="text"/>
    <style:style style:name="T10_77" style:family="text"/>
    <style:style style:name="T10_78" style:family="text"/>
    <style:style style:name="T10_79" style:family="text"/>
    <style:style style:name="T10_80" style:family="text"/>
    <style:style style:name="T10_81" style:family="text"/>
    <style:style style:name="T10_82" style:family="text"/>
    <style:style style:name="T10_83" style:family="text"/>
    <style:style style:name="T10_84" style:family="text"/>
    <style:style style:name="T10_85" style:family="text"/>
    <style:style style:name="T10_86" style:family="text"/>
    <style:style style:name="T10_87" style:family="text"/>
    <style:style style:name="T10_88" style:family="text">
      <style:text-properties fo:color="#1155cc" style:text-underline-style="solid" style:text-underline-color="font-color"/>
    </style:style>
    <style:style style:name="T10_89" style:family="text"/>
    <style:style style:name="T10_90" style:family="text">
      <style:text-properties fo:color="#1155cc" style:text-underline-style="solid" style:text-underline-color="font-color"/>
    </style:style>
    <style:style style:name="T10_91" style:family="text"/>
    <style:style style:name="T10_92" style:family="text">
      <style:text-properties fo:color="#1155cc" style:text-underline-style="solid" style:text-underline-color="font-color"/>
    </style:style>
    <style:style style:name="T10_93" style:family="text"/>
    <style:style style:name="T10_94" style:family="text">
      <style:text-properties fo:color="#1155cc" style:text-underline-style="solid" style:text-underline-color="font-color"/>
    </style:style>
    <style:style style:name="T10_95" style:family="text"/>
    <style:style style:name="T10_96" style:family="text">
      <style:text-properties fo:color="#1155cc" style:text-underline-style="solid" style:text-underline-color="font-color"/>
    </style:style>
    <style:style style:name="T10_97" style:family="text"/>
    <style:style style:name="T10_98" style:family="text">
      <style:text-properties fo:color="#1155cc" style:text-underline-style="solid" style:text-underline-color="font-color"/>
    </style:style>
    <style:style style:name="T10_99" style:family="text"/>
    <style:style style:name="T10_100" style:family="text">
      <style:text-properties fo:color="#1155cc" style:text-underline-style="solid" style:text-underline-color="font-color"/>
    </style:style>
    <style:style style:name="T10_101" style:family="text"/>
    <style:style style:name="T10_102" style:family="text"/>
    <style:style style:name="T10_103" style:family="text"/>
    <style:style style:name="T10_104" style:family="text"/>
    <style:style style:name="T10_105" style:family="text"/>
    <style:style style:name="T10_106" style:family="text"/>
    <style:style style:name="T10_107" style:family="text"/>
    <style:style style:name="T10_108" style:family="text"/>
    <style:style style:name="T10_109" style:family="text"/>
    <style:style style:name="T10_110" style:family="text"/>
    <style:style style:name="T10_111" style:family="text"/>
    <style:style style:name="T10_112" style:family="text"/>
    <style:style style:name="T10_113" style:family="text"/>
    <style:style style:name="T10_114" style:family="text"/>
    <style:style style:name="T10_115" style:family="text"/>
    <style:style style:name="T10_116" style:family="text"/>
    <style:style style:name="T10_117" style:family="text"/>
    <style:style style:name="T10_118" style:family="text"/>
    <style:style style:name="T10_119" style:family="text"/>
    <style:style style:name="T10_120" style:family="text"/>
    <style:style style:name="T10_121" style:family="text"/>
    <style:style style:name="T10_122" style:family="text"/>
    <style:style style:name="T10_123" style:family="text"/>
    <style:style style:name="T10_124" style:family="text"/>
    <style:style style:name="T10_125" style:family="text"/>
    <style:style style:name="T10_126" style:family="text"/>
    <style:style style:name="T10_127" style:family="text"/>
    <style:style style:name="T10_128" style:family="text"/>
    <style:style style:name="T10_129" style:family="text"/>
    <style:style style:name="T10_130" style:family="text"/>
    <style:style style:name="T10_131" style:family="text"/>
    <style:style style:name="T10_132" style:family="text"/>
    <style:style style:name="T10_133" style:family="text"/>
    <style:style style:name="T10_134" style:family="text"/>
    <style:style style:name="T10_135" style:family="text"/>
    <style:style style:name="T10_136" style:family="text"/>
    <style:style style:name="T10_137" style:family="text"/>
    <style:style style:name="T10_138" style:family="text"/>
    <style:style style:name="T10_139" style:family="text"/>
    <style:style style:name="T10_140" style:family="text"/>
    <style:style style:name="T10_141" style:family="text"/>
    <style:style style:name="T10_142" style:family="text"/>
    <style:style style:name="T10_143" style:family="text"/>
    <style:style style:name="T10_144" style:family="text"/>
    <style:style style:name="T10_145" style:family="text"/>
    <style:style style:name="T10_146" style:family="text"/>
    <style:style style:name="T10_147" style:family="text"/>
    <style:style style:name="T10_148" style:family="text"/>
    <style:style style:name="T10_149" style:family="text"/>
    <style:style style:name="T10_150" style:family="text"/>
    <style:style style:name="T10_151" style:family="text"/>
    <style:style style:name="T10_152" style:family="text"/>
    <style:style style:name="T10_153" style:family="text"/>
    <style:style style:name="P11" style:family="paragraph" style:parent-style-name="Standard">
      <style:paragraph-properties fo:break-before="auto" fo:line-height="115%" fo:margin-top="0cm" style:writing-mode="lr-tb">
        <style:tab-stops>
          <style:tab-stop style:type="left" style:leader-style="none" style:position="-1.931cm"/>
          <style:tab-stop style:type="left" style:leader-style="none" style:position="-1.296cm"/>
          <style:tab-stop style:type="left" style:leader-style="none" style:position="-0.661cm"/>
          <style:tab-stop style:type="left" style:leader-style="none" style:position="-0.026cm"/>
        </style:tab-stops>
      </style:paragraph-properties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T11_51" style:family="text"/>
    <style:style style:name="T11_52" style:family="text"/>
    <style:style style:name="T11_53" style:family="text"/>
    <style:style style:name="T11_54" style:family="text"/>
    <style:style style:name="T11_55" style:family="text"/>
    <style:style style:name="T11_56" style:family="text"/>
    <style:style style:name="T11_57" style:family="text"/>
    <style:style style:name="T11_58" style:family="text"/>
    <style:style style:name="T11_59" style:family="text"/>
    <style:style style:name="T11_60" style:family="text"/>
    <style:style style:name="T11_61" style:family="text"/>
    <style:style style:name="T11_62" style:family="text"/>
    <style:style style:name="T11_63" style:family="text"/>
    <style:style style:name="T11_64" style:family="text"/>
    <style:style style:name="T11_65" style:family="text"/>
    <style:style style:name="T11_66" style:family="text"/>
    <style:style style:name="T11_67" style:family="text"/>
    <style:style style:name="T11_68" style:family="text"/>
    <style:style style:name="T11_69" style:family="text"/>
    <style:style style:name="T11_70" style:family="text"/>
    <style:style style:name="T11_71" style:family="text"/>
    <style:style style:name="T11_72" style:family="text"/>
    <style:style style:name="T11_73" style:family="text"/>
    <style:style style:name="T11_74" style:family="text"/>
    <style:style style:name="T11_75" style:family="text"/>
    <style:style style:name="T11_76" style:family="text"/>
    <style:style style:name="T11_77" style:family="text"/>
    <style:style style:name="T11_78" style:family="text"/>
    <style:style style:name="T11_79" style:family="text"/>
    <style:style style:name="T11_80" style:family="text"/>
    <style:style style:name="T11_81" style:family="text"/>
    <style:style style:name="T11_82" style:family="text"/>
    <style:style style:name="T11_83" style:family="text"/>
    <style:style style:name="T11_84" style:family="text"/>
    <style:style style:name="T11_85" style:family="text"/>
    <style:style style:name="T11_86" style:family="text"/>
    <style:style style:name="T11_87" style:family="text"/>
    <style:style style:name="T11_88" style:family="text"/>
    <style:style style:name="T11_89" style:family="text"/>
    <style:style style:name="T11_90" style:family="text"/>
    <style:style style:name="T11_91" style:family="text"/>
    <style:style style:name="T11_92" style:family="text"/>
    <style:style style:name="T11_93" style:family="text"/>
    <style:style style:name="T11_94" style:family="text"/>
    <style:style style:name="T11_95" style:family="text"/>
    <style:style style:name="T11_96" style:family="text"/>
    <style:style style:name="T11_97" style:family="text"/>
    <style:style style:name="T11_98" style:family="text"/>
    <style:style style:name="P12" style:family="paragraph" style:parent-style-name="Standard">
      <style:paragraph-properties fo:break-before="auto" fo:line-height="115%" fo:margin-top="0cm" style:writing-mode="lr-tb">
        <style:tab-stops>
          <style:tab-stop style:type="left" style:leader-style="none" style:position="-1.931cm"/>
          <style:tab-stop style:type="left" style:leader-style="none" style:position="-1.296cm"/>
          <style:tab-stop style:type="left" style:leader-style="none" style:position="-0.661cm"/>
          <style:tab-stop style:type="left" style:leader-style="none" style:position="-0.026cm"/>
        </style:tab-stops>
      </style:paragraph-properties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T12_49" style:family="text"/>
    <style:style style:name="T12_50" style:family="text"/>
    <style:style style:name="T12_51" style:family="text"/>
    <style:style style:name="T12_52" style:family="text"/>
    <style:style style:name="T12_53" style:family="text"/>
    <style:style style:name="T12_54" style:family="text"/>
    <style:style style:name="T12_55" style:family="text"/>
    <style:style style:name="T12_56" style:family="text"/>
    <style:style style:name="T12_57" style:family="text"/>
    <style:style style:name="T12_58" style:family="text"/>
    <style:style style:name="T12_59" style:family="text"/>
    <style:style style:name="T12_60" style:family="text"/>
    <style:style style:name="T12_61" style:family="text"/>
    <style:style style:name="T12_62" style:family="text"/>
    <style:style style:name="T12_63" style:family="text"/>
    <style:style style:name="T12_64" style:family="text"/>
    <style:style style:name="T12_65" style:family="text"/>
    <style:style style:name="T12_66" style:family="text"/>
    <style:style style:name="T12_67" style:family="text"/>
    <style:style style:name="T12_68" style:family="text"/>
    <style:style style:name="T12_69" style:family="text"/>
    <style:style style:name="T12_70" style:family="text"/>
    <style:style style:name="T12_71" style:family="text"/>
    <style:style style:name="T12_72" style:family="text"/>
    <style:style style:name="T12_73" style:family="text"/>
    <style:style style:name="T12_74" style:family="text"/>
    <style:style style:name="T12_75" style:family="text"/>
    <style:style style:name="T12_76" style:family="text"/>
    <style:style style:name="T12_77" style:family="text"/>
    <style:style style:name="T12_78" style:family="text"/>
    <style:style style:name="T12_79" style:family="text"/>
    <style:style style:name="T12_80" style:family="text"/>
    <style:style style:name="T12_81" style:family="text"/>
    <style:style style:name="T12_82" style:family="text"/>
    <style:style style:name="T12_83" style:family="text"/>
    <style:style style:name="T12_84" style:family="text"/>
    <style:style style:name="T12_85" style:family="text"/>
    <style:style style:name="T12_86" style:family="text"/>
    <style:style style:name="T12_87" style:family="text"/>
    <style:style style:name="T12_88" style:family="text"/>
    <style:style style:name="T12_89" style:family="text"/>
    <style:style style:name="T12_90" style:family="text"/>
    <style:style style:name="P13" style:family="paragraph" style:parent-style-name="Standard">
      <style:paragraph-properties fo:break-before="auto" fo:line-height="115%" fo:margin-top="0cm" style:writing-mode="lr-tb">
        <style:tab-stops>
          <style:tab-stop style:type="left" style:leader-style="none" style:position="-0.661cm"/>
          <style:tab-stop style:type="left" style:leader-style="none" style:position="-0.026cm"/>
          <style:tab-stop style:type="left" style:leader-style="none" style:position="0.609cm"/>
          <style:tab-stop style:type="left" style:leader-style="none" style:position="1.244cm"/>
        </style:tab-stops>
      </style:paragraph-properties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T13_45" style:family="text"/>
    <style:style style:name="T13_46" style:family="text"/>
    <style:style style:name="T13_47" style:family="text"/>
    <style:style style:name="T13_48" style:family="text"/>
    <style:style style:name="T13_49" style:family="text"/>
    <style:style style:name="T13_50" style:family="text"/>
    <style:style style:name="T13_51" style:family="text"/>
    <style:style style:name="T13_52" style:family="text"/>
    <style:style style:name="T13_53" style:family="text"/>
    <style:style style:name="T13_54" style:family="text"/>
    <style:style style:name="T13_55" style:family="text"/>
    <style:style style:name="T13_56" style:family="text"/>
    <style:style style:name="T13_57" style:family="text"/>
    <style:style style:name="T13_58" style:family="text"/>
    <style:style style:name="T13_59" style:family="text"/>
    <style:style style:name="T13_60" style:family="text"/>
    <style:style style:name="T13_61" style:family="text"/>
    <style:style style:name="T13_62" style:family="text"/>
    <style:style style:name="T13_63" style:family="text"/>
    <style:style style:name="T13_64" style:family="text"/>
    <style:style style:name="T13_65" style:family="text"/>
    <style:style style:name="T13_66" style:family="text"/>
    <style:style style:name="T13_67" style:family="text"/>
    <style:style style:name="T13_68" style:family="text"/>
    <style:style style:name="T13_69" style:family="text"/>
    <style:style style:name="T13_70" style:family="text"/>
    <style:style style:name="T13_71" style:family="text"/>
    <style:style style:name="T13_72" style:family="text"/>
    <style:style style:name="T13_73" style:family="text"/>
    <style:style style:name="T13_74" style:family="text"/>
    <style:style style:name="T13_75" style:family="text"/>
    <style:style style:name="T13_76" style:family="text"/>
    <style:style style:name="T13_77" style:family="text"/>
    <style:style style:name="T13_78" style:family="text"/>
    <style:style style:name="T13_79" style:family="text"/>
    <style:style style:name="T13_80" style:family="text"/>
    <style:style style:name="T13_81" style:family="text"/>
    <style:style style:name="T13_82" style:family="text"/>
    <style:style style:name="T13_83" style:family="text"/>
    <style:style style:name="T13_84" style:family="text"/>
    <style:style style:name="T13_85" style:family="text"/>
    <style:style style:name="T13_86" style:family="text"/>
    <style:style style:name="T13_87" style:family="text"/>
    <style:style style:name="T13_88" style:family="text"/>
    <style:style style:name="T13_89" style:family="text"/>
    <style:style style:name="T13_90" style:family="text"/>
    <style:style style:name="T13_91" style:family="text"/>
    <style:style style:name="T13_92" style:family="text"/>
    <style:style style:name="T13_93" style:family="text"/>
    <style:style style:name="T13_94" style:family="text"/>
    <style:style style:name="T13_95" style:family="text"/>
    <style:style style:name="T13_96" style:family="text"/>
    <style:style style:name="T13_97" style:family="text"/>
    <style:style style:name="T13_98" style:family="text"/>
    <style:style style:name="T13_99" style:family="text"/>
    <style:style style:name="T13_100" style:family="text"/>
    <style:style style:name="T13_101" style:family="text"/>
    <style:style style:name="T13_102" style:family="text"/>
    <style:style style:name="T13_103" style:family="text"/>
    <style:style style:name="T13_104" style:family="text"/>
    <style:style style:name="T13_105" style:family="text"/>
    <style:style style:name="T13_106" style:family="text"/>
    <style:style style:name="T13_107" style:family="text"/>
    <style:style style:name="T13_108" style:family="text"/>
    <style:style style:name="T13_109" style:family="text"/>
    <style:style style:name="T13_110" style:family="text"/>
    <style:style style:name="T13_111" style:family="text"/>
    <style:style style:name="T13_112" style:family="text"/>
    <style:style style:name="T13_113" style:family="text"/>
    <style:style style:name="T13_114" style:family="text"/>
    <style:style style:name="T13_115" style:family="text"/>
    <style:style style:name="T13_116" style:family="text"/>
    <style:style style:name="T13_117" style:family="text"/>
    <style:style style:name="T13_118" style:family="text"/>
    <style:style style:name="T13_119" style:family="text"/>
    <style:style style:name="T13_120" style:family="text"/>
    <style:style style:name="T13_121" style:family="text"/>
    <style:style style:name="T13_122" style:family="text"/>
    <style:style style:name="T13_123" style:family="text"/>
    <style:style style:name="T13_124" style:family="text"/>
    <style:style style:name="T13_125" style:family="text"/>
    <style:style style:name="T13_126" style:family="text"/>
    <style:style style:name="T13_127" style:family="text"/>
    <style:style style:name="T13_128" style:family="text"/>
    <style:style style:name="T13_129" style:family="text"/>
    <style:style style:name="T13_130" style:family="text"/>
    <style:style style:name="T13_131" style:family="text"/>
    <style:style style:name="T13_132" style:family="text"/>
    <style:style style:name="T13_133" style:family="text"/>
    <style:style style:name="T13_134" style:family="text"/>
    <style:style style:name="T13_135" style:family="text"/>
    <style:style style:name="T13_136" style:family="text"/>
    <style:style style:name="T13_137" style:family="text"/>
    <style:style style:name="T13_138" style:family="text"/>
    <style:style style:name="T13_139" style:family="text"/>
    <style:style style:name="T13_140" style:family="text"/>
    <style:style style:name="T13_141" style:family="text"/>
    <style:style style:name="T13_142" style:family="text"/>
    <style:style style:name="T13_143" style:family="text"/>
    <style:style style:name="T13_144" style:family="text"/>
    <style:style style:name="T13_145" style:family="text"/>
    <style:style style:name="T13_146" style:family="text"/>
    <style:style style:name="T13_147" style:family="text"/>
    <style:style style:name="T13_148" style:family="text"/>
    <style:style style:name="T13_149" style:family="text"/>
    <style:style style:name="T13_150" style:family="text"/>
    <style:style style:name="T13_151" style:family="text"/>
    <style:style style:name="T13_152" style:family="text"/>
    <style:style style:name="T13_153" style:family="text"/>
    <style:style style:name="T13_154" style:family="text"/>
    <style:style style:name="T13_155" style:family="text"/>
    <style:style style:name="T13_156" style:family="text"/>
    <style:style style:name="T13_157" style:family="text"/>
    <style:style style:name="T13_158" style:family="text"/>
    <style:style style:name="T13_159" style:family="text"/>
    <style:style style:name="T13_160" style:family="text"/>
    <style:style style:name="T13_161" style:family="text"/>
    <style:style style:name="T13_162" style:family="text"/>
    <style:style style:name="T13_163" style:family="text"/>
    <style:style style:name="T13_164" style:family="text"/>
    <style:style style:name="T13_165" style:family="text"/>
    <style:style style:name="T13_166" style:family="text"/>
    <style:style style:name="T13_167" style:family="text"/>
    <style:style style:name="T13_168" style:family="text"/>
    <style:style style:name="T13_169" style:family="text"/>
    <style:style style:name="P14" style:family="paragraph" style:parent-style-name="Standard">
      <style:paragraph-properties fo:break-before="auto" fo:line-height="115%" fo:margin-top="0cm" style:writing-mode="lr-tb">
        <style:tab-stops>
          <style:tab-stop style:type="left" style:leader-style="none" style:position="-1.931cm"/>
          <style:tab-stop style:type="left" style:leader-style="none" style:position="-1.296cm"/>
          <style:tab-stop style:type="left" style:leader-style="none" style:position="-0.661cm"/>
          <style:tab-stop style:type="left" style:leader-style="none" style:position="-0.026cm"/>
        </style:tab-stops>
      </style:paragraph-properties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T14_49" style:family="text"/>
    <style:style style:name="T14_50" style:family="text"/>
    <style:style style:name="T14_51" style:family="text"/>
    <style:style style:name="T14_52" style:family="text"/>
    <style:style style:name="T14_53" style:family="text"/>
    <style:style style:name="T14_54" style:family="text"/>
    <style:style style:name="T14_55" style:family="text">
      <style:text-properties fo:font-weight="bold" style:font-weight-asian="bold" style:font-weight-complex="bold"/>
    </style:style>
    <style:style style:name="T14_56" style:family="text">
      <style:text-properties fo:font-weight="bold" style:font-weight-asian="bold" style:font-weight-complex="bold"/>
    </style:style>
    <style:style style:name="T14_57" style:family="text">
      <style:text-properties fo:font-weight="bold" style:font-weight-asian="bold" style:font-weight-complex="bold"/>
    </style:style>
    <style:style style:name="T14_58" style:family="text">
      <style:text-properties fo:font-weight="bold" style:font-weight-asian="bold" style:font-weight-complex="bold"/>
    </style:style>
    <style:style style:name="T14_59" style:family="text">
      <style:text-properties fo:font-weight="bold" style:font-weight-asian="bold" style:font-weight-complex="bold"/>
    </style:style>
    <style:style style:name="T14_60" style:family="text">
      <style:text-properties fo:font-weight="bold" style:font-weight-asian="bold" style:font-weight-complex="bold"/>
    </style:style>
    <style:style style:name="T14_61" style:family="text">
      <style:text-properties fo:font-weight="bold" style:font-weight-asian="bold" style:font-weight-complex="bold"/>
    </style:style>
    <style:style style:name="T14_62" style:family="text">
      <style:text-properties fo:font-weight="bold" style:font-weight-asian="bold" style:font-weight-complex="bold"/>
    </style:style>
    <style:style style:name="T14_63" style:family="text">
      <style:text-properties fo:font-weight="bold" style:font-weight-asian="bold" style:font-weight-complex="bold"/>
    </style:style>
    <style:style style:name="T14_64" style:family="text">
      <style:text-properties fo:font-weight="bold" style:font-weight-asian="bold" style:font-weight-complex="bold"/>
    </style:style>
    <style:style style:name="T14_65" style:family="text">
      <style:text-properties fo:font-weight="bold" style:font-weight-asian="bold" style:font-weight-complex="bold"/>
    </style:style>
    <style:style style:name="T14_66" style:family="text">
      <style:text-properties fo:font-weight="bold" style:font-weight-asian="bold" style:font-weight-complex="bold"/>
    </style:style>
    <style:style style:name="T14_67" style:family="text">
      <style:text-properties fo:font-weight="bold" style:font-weight-asian="bold" style:font-weight-complex="bold"/>
    </style:style>
    <style:style style:name="T14_68" style:family="text">
      <style:text-properties fo:font-weight="bold" style:font-weight-asian="bold" style:font-weight-complex="bold"/>
    </style:style>
    <style:style style:name="T14_69" style:family="text">
      <style:text-properties fo:font-weight="bold" style:font-weight-asian="bold" style:font-weight-complex="bold"/>
    </style:style>
    <style:style style:name="T14_70" style:family="text">
      <style:text-properties fo:font-weight="bold" style:font-weight-asian="bold" style:font-weight-complex="bold"/>
    </style:style>
    <style:style style:name="T14_71" style:family="text">
      <style:text-properties fo:font-weight="bold" style:font-weight-asian="bold" style:font-weight-complex="bold"/>
    </style:style>
    <style:style style:name="T14_72" style:family="text">
      <style:text-properties fo:font-weight="bold" style:font-weight-asian="bold" style:font-weight-complex="bold"/>
    </style:style>
    <style:style style:name="T14_73" style:family="text">
      <style:text-properties fo:font-weight="bold" style:font-weight-asian="bold" style:font-weight-complex="bold"/>
    </style:style>
    <style:style style:name="T14_74" style:family="text">
      <style:text-properties fo:font-weight="bold" style:font-weight-asian="bold" style:font-weight-complex="bold"/>
    </style:style>
    <style:style style:name="T14_75" style:family="text">
      <style:text-properties fo:font-weight="bold" style:font-weight-asian="bold" style:font-weight-complex="bold"/>
    </style:style>
    <style:style style:name="T14_76" style:family="text">
      <style:text-properties fo:font-weight="bold" style:font-weight-asian="bold" style:font-weight-complex="bold"/>
    </style:style>
    <style:style style:name="T14_77" style:family="text">
      <style:text-properties fo:font-weight="bold" style:font-weight-asian="bold" style:font-weight-complex="bold"/>
    </style:style>
    <style:style style:name="T14_78" style:family="text">
      <style:text-properties fo:font-weight="bold" style:font-weight-asian="bold" style:font-weight-complex="bold"/>
    </style:style>
    <style:style style:name="T14_79" style:family="text">
      <style:text-properties fo:font-weight="bold" style:font-weight-asian="bold" style:font-weight-complex="bold"/>
    </style:style>
    <style:style style:name="T14_80" style:family="text">
      <style:text-properties fo:font-weight="bold" style:font-weight-asian="bold" style:font-weight-complex="bold"/>
    </style:style>
    <style:style style:name="T14_81" style:family="text"/>
    <style:style style:name="T14_82" style:family="text"/>
    <style:style style:name="T14_83" style:family="text"/>
    <style:style style:name="T14_84" style:family="text"/>
    <style:style style:name="T14_85" style:family="text"/>
    <style:style style:name="T14_86" style:family="text"/>
    <style:style style:name="T14_87" style:family="text"/>
    <style:style style:name="T14_88" style:family="text"/>
    <style:style style:name="T14_89" style:family="text"/>
    <style:style style:name="T14_90" style:family="text"/>
    <style:style style:name="T14_91" style:family="text"/>
    <style:style style:name="T14_92" style:family="text"/>
    <style:style style:name="T14_93" style:family="text"/>
    <style:style style:name="T14_94" style:family="text"/>
    <style:style style:name="T14_95" style:family="text"/>
    <style:style style:name="T14_96" style:family="text"/>
    <style:style style:name="T14_97" style:family="text"/>
    <style:style style:name="T14_98" style:family="text"/>
    <style:style style:name="T14_99" style:family="text"/>
    <style:style style:name="T14_100" style:family="text"/>
    <style:style style:name="T14_101" style:family="text"/>
    <style:style style:name="T14_102" style:family="text"/>
    <style:style style:name="T14_103" style:family="text"/>
    <style:style style:name="T14_104" style:family="text"/>
    <style:style style:name="T14_105" style:family="text"/>
    <style:style style:name="T14_106" style:family="text"/>
    <style:style style:name="T14_107" style:family="text"/>
    <style:style style:name="T14_108" style:family="text"/>
    <style:style style:name="T14_109" style:family="text"/>
    <style:style style:name="T14_110" style:family="text"/>
    <style:style style:name="T14_111" style:family="text"/>
    <style:style style:name="T14_112" style:family="text"/>
    <style:style style:name="T14_113" style:family="text"/>
    <style:style style:name="T14_114" style:family="text"/>
    <style:style style:name="T14_115" style:family="text"/>
    <style:style style:name="T14_116" style:family="text"/>
    <style:style style:name="T14_117" style:family="text"/>
    <style:style style:name="T14_118" style:family="text"/>
    <style:style style:name="T14_119" style:family="text"/>
    <style:style style:name="T14_120" style:family="text"/>
    <style:style style:name="T14_121" style:family="text"/>
    <style:style style:name="T14_122" style:family="text"/>
    <style:style style:name="T14_123" style:family="text">
      <style:text-properties fo:font-weight="bold" style:font-weight-asian="bold" style:font-weight-complex="bold"/>
    </style:style>
    <style:style style:name="T14_124" style:family="text"/>
    <style:style style:name="T14_125" style:family="text"/>
    <style:style style:name="T14_126" style:family="text"/>
    <style:style style:name="T14_127" style:family="text"/>
    <style:style style:name="T14_128" style:family="text"/>
    <style:style style:name="T14_129" style:family="text"/>
    <style:style style:name="T14_130" style:family="text"/>
    <style:style style:name="T14_131" style:family="text"/>
    <style:style style:name="T14_132" style:family="text"/>
    <style:style style:name="T14_133" style:family="text"/>
    <style:style style:name="T14_134" style:family="text"/>
    <style:style style:name="T14_135" style:family="text"/>
    <style:style style:name="T14_136" style:family="text"/>
    <style:style style:name="T14_137" style:family="text"/>
    <style:style style:name="T14_138" style:family="text"/>
    <style:style style:name="T14_139" style:family="text"/>
    <style:style style:name="T14_140" style:family="text"/>
    <style:style style:name="T14_141" style:family="text"/>
    <style:style style:name="T14_142" style:family="text"/>
    <style:style style:name="T14_143" style:family="text"/>
    <style:style style:name="T14_144" style:family="text"/>
    <style:style style:name="T14_145" style:family="text"/>
    <style:style style:name="T14_146" style:family="text"/>
    <style:style style:name="T14_147" style:family="text"/>
    <style:style style:name="T14_148" style:family="text"/>
    <style:style style:name="T14_149" style:family="text"/>
    <style:style style:name="T14_150" style:family="text"/>
    <style:style style:name="T14_151" style:family="text"/>
    <style:style style:name="T14_152" style:family="text"/>
    <style:style style:name="T14_153" style:family="text"/>
    <style:style style:name="T14_154" style:family="text"/>
    <style:style style:name="T14_155" style:family="text"/>
    <style:style style:name="T14_156" style:family="text"/>
    <style:style style:name="T14_157" style:family="text"/>
    <style:style style:name="T14_158" style:family="text"/>
    <style:style style:name="T14_159" style:family="text"/>
    <style:style style:name="T14_160" style:family="text"/>
    <style:style style:name="T14_161" style:family="text"/>
    <style:style style:name="T14_162" style:family="text"/>
    <style:style style:name="T14_163" style:family="text"/>
    <style:style style:name="T14_164" style:family="text"/>
    <style:style style:name="T14_165" style:family="text"/>
    <style:style style:name="T14_166" style:family="text"/>
    <style:style style:name="T14_167" style:family="text"/>
    <style:style style:name="T14_168" style:family="text"/>
    <style:style style:name="T14_169" style:family="text"/>
    <style:style style:name="T14_170" style:family="text"/>
    <style:style style:name="T14_171" style:family="text"/>
    <style:style style:name="T14_172" style:family="text"/>
    <style:style style:name="T14_173" style:family="text"/>
    <style:style style:name="T14_174" style:family="text"/>
    <style:style style:name="P15" style:family="paragraph" style:parent-style-name="Standard">
      <style:paragraph-properties fo:break-before="auto" fo:line-height="115%" fo:margin-top="0cm" style:writing-mode="lr-tb">
        <style:tab-stops>
          <style:tab-stop style:type="left" style:leader-style="none" style:position="-1.931cm"/>
          <style:tab-stop style:type="left" style:leader-style="none" style:position="-1.296cm"/>
          <style:tab-stop style:type="left" style:leader-style="none" style:position="-0.661cm"/>
          <style:tab-stop style:type="left" style:leader-style="none" style:position="-0.026cm"/>
        </style:tab-stops>
      </style:paragraph-properties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T15_59" style:family="text"/>
    <style:style style:name="T15_60" style:family="text"/>
    <style:style style:name="T15_61" style:family="text"/>
    <style:style style:name="T15_62" style:family="text"/>
    <style:style style:name="T15_63" style:family="text"/>
    <style:style style:name="T15_64" style:family="text"/>
    <style:style style:name="T15_65" style:family="text"/>
    <style:style style:name="T15_66" style:family="text"/>
    <style:style style:name="T15_67" style:family="text"/>
    <style:style style:name="T15_68" style:family="text"/>
    <style:style style:name="T15_69" style:family="text"/>
    <style:style style:name="T15_70" style:family="text"/>
    <style:style style:name="T15_71" style:family="text"/>
    <style:style style:name="T15_72" style:family="text"/>
    <style:style style:name="T15_73" style:family="text"/>
    <style:style style:name="T15_74" style:family="text"/>
    <style:style style:name="T15_75" style:family="text"/>
    <style:style style:name="T15_76" style:family="text"/>
    <style:style style:name="T15_77" style:family="text"/>
    <style:style style:name="T15_78" style:family="text"/>
    <style:style style:name="T15_79" style:family="text"/>
    <style:style style:name="T15_80" style:family="text"/>
    <style:style style:name="T15_81" style:family="text"/>
    <style:style style:name="T15_82" style:family="text"/>
    <style:style style:name="T15_83" style:family="text"/>
    <style:style style:name="T15_84" style:family="text"/>
    <style:style style:name="T15_85" style:family="text"/>
    <style:style style:name="T15_86" style:family="text"/>
    <style:style style:name="T15_87" style:family="text"/>
    <style:style style:name="T15_88" style:family="text"/>
    <style:style style:name="T15_89" style:family="text"/>
    <style:style style:name="T15_90" style:family="text"/>
    <style:style style:name="T15_91" style:family="text"/>
    <style:style style:name="T15_92" style:family="text"/>
    <style:style style:name="T15_93" style:family="text"/>
    <style:style style:name="T15_94" style:family="text"/>
    <style:style style:name="T15_95" style:family="text"/>
    <style:style style:name="T15_96" style:family="text"/>
    <style:style style:name="T15_97" style:family="text"/>
    <style:style style:name="T15_98" style:family="text"/>
    <style:style style:name="T15_99" style:family="text"/>
    <style:style style:name="T15_100" style:family="text"/>
    <style:style style:name="T15_101" style:family="text"/>
    <style:style style:name="T15_102" style:family="text"/>
    <style:style style:name="T15_103" style:family="text"/>
    <style:style style:name="T15_104" style:family="text"/>
    <style:style style:name="T15_105" style:family="text"/>
    <style:style style:name="T15_106" style:family="text"/>
    <style:style style:name="T15_107" style:family="text"/>
    <style:style style:name="T15_108" style:family="text"/>
    <style:style style:name="T15_109" style:family="text"/>
    <style:style style:name="T15_110" style:family="text"/>
    <style:style style:name="T15_111" style:family="text"/>
    <style:style style:name="T15_112" style:family="text"/>
    <style:style style:name="T15_113" style:family="text"/>
    <style:style style:name="T15_114" style:family="text"/>
    <style:style style:name="T15_115" style:family="text"/>
    <style:style style:name="T15_116" style:family="text"/>
    <style:style style:name="T15_117" style:family="text"/>
    <style:style style:name="T15_118" style:family="text"/>
    <style:style style:name="T15_119" style:family="text"/>
    <style:style style:name="T15_120" style:family="text"/>
    <style:style style:name="T15_121" style:family="text"/>
    <style:style style:name="T15_122" style:family="text"/>
    <style:style style:name="T15_123" style:family="text"/>
    <style:style style:name="T15_124" style:family="text"/>
    <style:style style:name="T15_125" style:family="text"/>
    <style:style style:name="T15_126" style:family="text"/>
    <style:style style:name="T15_127" style:family="text"/>
    <style:style style:name="T15_128" style:family="text"/>
    <style:style style:name="T15_129" style:family="text"/>
    <style:style style:name="T15_130" style:family="text"/>
    <style:style style:name="T15_131" style:family="text"/>
    <style:style style:name="T15_132" style:family="text"/>
    <style:style style:name="T15_133" style:family="text"/>
    <style:style style:name="T15_134" style:family="text"/>
    <style:style style:name="T15_135" style:family="text"/>
    <style:style style:name="T15_136" style:family="text"/>
    <style:style style:name="T15_137" style:family="text"/>
    <style:style style:name="T15_138" style:family="text"/>
    <style:style style:name="T15_139" style:family="text"/>
    <style:style style:name="T15_140" style:family="text"/>
    <style:style style:name="T15_141" style:family="text"/>
    <style:style style:name="T15_142" style:family="text"/>
    <style:style style:name="T15_143" style:family="text"/>
    <style:style style:name="T15_144" style:family="text"/>
    <style:style style:name="T15_145" style:family="text"/>
    <style:style style:name="T15_146" style:family="text"/>
    <style:style style:name="T15_147" style:family="text"/>
    <style:style style:name="T15_148" style:family="text"/>
    <style:style style:name="T15_149" style:family="text"/>
    <style:style style:name="T15_150" style:family="text"/>
    <style:style style:name="T15_151" style:family="text"/>
    <style:style style:name="T15_152" style:family="text"/>
    <style:style style:name="T15_153" style:family="text"/>
    <style:style style:name="T15_154" style:family="text"/>
    <style:style style:name="T15_155" style:family="text"/>
    <style:style style:name="T15_156" style:family="text"/>
    <style:style style:name="T15_157" style:family="text"/>
    <style:style style:name="T15_158" style:family="text"/>
    <style:style style:name="T15_159" style:family="text"/>
    <style:style style:name="T15_160" style:family="text"/>
    <style:style style:name="T15_161" style:family="text"/>
    <style:style style:name="T15_162" style:family="text"/>
    <style:style style:name="T15_163" style:family="text"/>
    <style:style style:name="T15_164" style:family="text"/>
    <style:style style:name="T15_165" style:family="text"/>
    <style:style style:name="T15_166" style:family="text"/>
    <style:style style:name="T15_167" style:family="text"/>
    <style:style style:name="T15_168" style:family="text"/>
    <style:style style:name="T15_169" style:family="text"/>
    <style:style style:name="T15_170" style:family="text"/>
    <style:style style:name="T15_171" style:family="text"/>
    <style:style style:name="T15_172" style:family="text"/>
    <style:style style:name="T15_173" style:family="text"/>
    <style:style style:name="T15_174" style:family="text"/>
    <style:style style:name="T15_175" style:family="text"/>
    <style:style style:name="T15_176" style:family="text"/>
    <style:style style:name="T15_177" style:family="text"/>
    <style:style style:name="T15_178" style:family="text"/>
    <style:style style:name="T15_179" style:family="text"/>
    <style:style style:name="T15_180" style:family="text"/>
    <style:style style:name="T15_181" style:family="text"/>
    <style:style style:name="T15_182" style:family="text"/>
    <style:style style:name="T15_183" style:family="text"/>
    <style:style style:name="T15_184" style:family="text"/>
    <style:style style:name="T15_185" style:family="text"/>
    <style:style style:name="T15_186" style:family="text"/>
    <style:style style:name="T15_187" style:family="text"/>
    <style:style style:name="T15_188" style:family="text"/>
    <style:style style:name="T15_189" style:family="text"/>
    <style:style style:name="T15_190" style:family="text"/>
    <style:style style:name="T15_191" style:family="text"/>
    <style:style style:name="T15_192" style:family="text"/>
    <style:style style:name="T15_193" style:family="text"/>
    <style:style style:name="T15_194" style:family="text"/>
    <style:style style:name="T15_195" style:family="text"/>
    <style:style style:name="T15_196" style:family="text"/>
    <style:style style:name="T15_197" style:family="text"/>
    <style:style style:name="T15_198" style:family="text"/>
    <style:style style:name="T15_199" style:family="text"/>
    <style:style style:name="T15_200" style:family="text"/>
    <style:style style:name="T15_201" style:family="text"/>
    <style:style style:name="T15_202" style:family="text"/>
    <style:style style:name="T15_203" style:family="text"/>
    <style:style style:name="T15_204" style:family="text"/>
    <style:style style:name="T15_205" style:family="text"/>
    <style:style style:name="T15_206" style:family="text"/>
    <style:style style:name="T15_207" style:family="text"/>
    <style:style style:name="T15_208" style:family="text"/>
    <style:style style:name="T15_209" style:family="text"/>
    <style:style style:name="T15_210" style:family="text"/>
    <style:style style:name="T15_211" style:family="text"/>
    <style:style style:name="T15_212" style:family="text"/>
    <style:style style:name="T15_213" style:family="text"/>
    <style:style style:name="T15_214" style:family="text"/>
    <style:style style:name="T15_215" style:family="text"/>
    <style:style style:name="T15_216" style:family="text"/>
    <style:style style:name="T15_217" style:family="text"/>
    <style:style style:name="T15_218" style:family="text"/>
    <style:style style:name="T15_219" style:family="text"/>
    <style:style style:name="T15_220" style:family="text"/>
    <style:style style:name="T15_221" style:family="text"/>
    <style:style style:name="T15_222" style:family="text"/>
    <style:style style:name="T15_223" style:family="text"/>
    <style:style style:name="T15_224" style:family="text"/>
    <style:style style:name="T15_225" style:family="text"/>
    <style:style style:name="T15_226" style:family="text"/>
    <style:style style:name="T15_227" style:family="text"/>
    <style:style style:name="T15_228" style:family="text"/>
    <style:style style:name="T15_229" style:family="text"/>
    <style:style style:name="T15_230" style:family="text"/>
    <style:style style:name="T15_231" style:family="text"/>
    <style:style style:name="T15_232" style:family="text"/>
    <style:style style:name="T15_233" style:family="text"/>
    <style:style style:name="T15_234" style:family="text"/>
    <style:style style:name="T15_235" style:family="text"/>
    <style:style style:name="T15_236" style:family="text"/>
    <style:style style:name="T15_237" style:family="text"/>
    <style:style style:name="T15_238" style:family="text"/>
    <style:style style:name="T15_239" style:family="text"/>
    <style:style style:name="T15_240" style:family="text"/>
    <style:style style:name="T15_241" style:family="text"/>
    <style:style style:name="T15_242" style:family="text"/>
    <style:style style:name="T15_243" style:family="text"/>
    <style:style style:name="T15_244" style:family="text"/>
    <style:style style:name="T15_245" style:family="text"/>
    <style:style style:name="T15_246" style:family="text"/>
    <style:style style:name="T15_247" style:family="text"/>
    <style:style style:name="T15_248" style:family="text"/>
    <style:style style:name="T15_249" style:family="text"/>
    <style:style style:name="T15_250" style:family="text"/>
    <style:style style:name="T15_251" style:family="text"/>
    <style:style style:name="T15_252" style:family="text"/>
    <style:style style:name="T15_253" style:family="text"/>
    <style:style style:name="T15_254" style:family="text"/>
    <style:style style:name="T15_255" style:family="text"/>
    <style:style style:name="T15_256" style:family="text"/>
    <style:style style:name="T15_257" style:family="text"/>
    <style:style style:name="T15_258" style:family="text"/>
    <style:style style:name="T15_259" style:family="text"/>
    <style:style style:name="T15_260" style:family="text"/>
    <style:style style:name="T15_261" style:family="text"/>
    <style:style style:name="T15_262" style:family="text"/>
    <style:style style:name="T15_263" style:family="text"/>
    <style:style style:name="T15_264" style:family="text"/>
    <style:style style:name="T15_265" style:family="text"/>
    <style:style style:name="T15_266" style:family="text"/>
    <style:style style:name="T15_267" style:family="text"/>
    <style:style style:name="T15_268" style:family="text"/>
    <style:style style:name="T15_269" style:family="text"/>
    <style:style style:name="T15_270" style:family="text"/>
    <style:style style:name="T15_271" style:family="text"/>
    <style:style style:name="T15_272" style:family="text"/>
    <style:style style:name="T15_273" style:family="text"/>
    <style:style style:name="T15_274" style:family="text"/>
    <style:style style:name="T15_275" style:family="text"/>
    <style:style style:name="T15_276" style:family="text"/>
    <style:style style:name="T15_277" style:family="text"/>
    <style:style style:name="T15_278" style:family="text"/>
    <style:style style:name="T15_279" style:family="text"/>
    <style:style style:name="T15_280" style:family="text"/>
    <style:style style:name="T15_281" style:family="text"/>
    <style:style style:name="T15_282" style:family="text"/>
    <style:style style:name="T15_283" style:family="text"/>
    <style:style style:name="T15_284" style:family="text"/>
    <style:style style:name="T15_285" style:family="text"/>
    <style:style style:name="T15_286" style:family="text"/>
    <style:style style:name="T15_287" style:family="text"/>
    <style:style style:name="T15_288" style:family="text"/>
    <style:style style:name="T15_289" style:family="text"/>
    <style:style style:name="T15_290" style:family="text"/>
    <style:style style:name="T15_291" style:family="text"/>
    <style:style style:name="T15_292" style:family="text"/>
    <style:style style:name="T15_293" style:family="text"/>
    <style:style style:name="T15_294" style:family="text"/>
    <style:style style:name="T15_295" style:family="text"/>
    <style:style style:name="T15_296" style:family="text"/>
    <style:style style:name="T15_297" style:family="text"/>
    <style:style style:name="T15_298" style:family="text"/>
    <style:style style:name="T15_299" style:family="text"/>
    <style:style style:name="T15_300" style:family="text"/>
    <style:style style:name="T15_301" style:family="text"/>
    <style:style style:name="T15_302" style:family="text"/>
    <style:style style:name="T15_303" style:family="text"/>
    <style:style style:name="T15_304" style:family="text"/>
    <style:style style:name="T15_305" style:family="text"/>
    <style:style style:name="T15_306" style:family="text"/>
    <style:style style:name="T15_307" style:family="text"/>
    <style:style style:name="T15_308" style:family="text"/>
    <style:style style:name="T15_309" style:family="text"/>
    <style:style style:name="T15_310" style:family="text"/>
    <style:style style:name="T15_311" style:family="text"/>
    <style:style style:name="T15_312" style:family="text"/>
    <style:style style:name="T15_313" style:family="text"/>
    <style:style style:name="T15_314" style:family="text"/>
    <style:style style:name="T15_315" style:family="text"/>
    <style:style style:name="T15_316" style:family="text"/>
    <style:style style:name="T15_317" style:family="text"/>
    <style:style style:name="T15_318" style:family="text"/>
    <style:style style:name="T15_319" style:family="text"/>
    <style:style style:name="T15_320" style:family="text"/>
    <style:style style:name="T15_321" style:family="text"/>
    <style:style style:name="T15_322" style:family="text"/>
    <style:style style:name="T15_323" style:family="text"/>
    <style:style style:name="T15_324" style:family="text"/>
    <style:style style:name="T15_325" style:family="text"/>
    <style:style style:name="T15_326" style:family="text"/>
    <style:style style:name="T15_327" style:family="text"/>
    <style:style style:name="T15_328" style:family="text"/>
    <style:style style:name="T15_329" style:family="text"/>
    <style:style style:name="T15_330" style:family="text"/>
    <style:style style:name="T15_331" style:family="text"/>
    <style:style style:name="T15_332" style:family="text"/>
    <style:style style:name="T15_333" style:family="text"/>
    <style:style style:name="T15_334" style:family="text"/>
    <style:style style:name="T15_335" style:family="text"/>
    <style:style style:name="T15_336" style:family="text"/>
    <style:style style:name="T15_337" style:family="text"/>
    <style:style style:name="T15_338" style:family="text"/>
    <style:style style:name="T15_339" style:family="text"/>
    <style:style style:name="T15_340" style:family="text"/>
    <style:style style:name="T15_341" style:family="text"/>
    <style:style style:name="T15_342" style:family="text"/>
    <style:style style:name="T15_343" style:family="text"/>
    <style:style style:name="T15_344" style:family="text"/>
    <style:style style:name="T15_345" style:family="text"/>
    <style:style style:name="T15_346" style:family="text"/>
    <style:style style:name="T15_347" style:family="text"/>
    <style:style style:name="T15_348" style:family="text"/>
    <style:style style:name="T15_349" style:family="text"/>
    <style:style style:name="T15_350" style:family="text"/>
    <style:style style:name="T15_351" style:family="text"/>
    <style:style style:name="T15_352" style:family="text"/>
    <style:style style:name="T15_353" style:family="text"/>
    <style:style style:name="T15_354" style:family="text"/>
    <style:style style:name="T15_355" style:family="text"/>
    <style:style style:name="T15_356" style:family="text"/>
    <style:style style:name="T15_357" style:family="text"/>
    <style:style style:name="T15_358" style:family="text"/>
    <style:style style:name="T15_359" style:family="text"/>
    <style:style style:name="T15_360" style:family="text"/>
    <style:style style:name="T15_361" style:family="text"/>
    <style:style style:name="T15_362" style:family="text"/>
    <style:style style:name="T15_363" style:family="text"/>
    <style:style style:name="T15_364" style:family="text"/>
    <style:style style:name="T15_365" style:family="text"/>
    <style:style style:name="T15_366" style:family="text"/>
    <style:style style:name="T15_367" style:family="text"/>
    <style:style style:name="T15_368" style:family="text"/>
    <style:style style:name="T15_369" style:family="text"/>
    <style:style style:name="T15_370" style:family="text"/>
    <style:style style:name="T15_371" style:family="text"/>
    <style:style style:name="T15_372" style:family="text"/>
    <style:style style:name="T15_373" style:family="text"/>
    <style:style style:name="T15_374" style:family="text"/>
    <style:style style:name="T15_375" style:family="text"/>
    <style:style style:name="T15_376" style:family="text"/>
    <style:style style:name="T15_377" style:family="text"/>
    <style:style style:name="T15_378" style:family="text"/>
    <style:style style:name="T15_379" style:family="text"/>
    <style:style style:name="T15_380" style:family="text"/>
    <style:style style:name="T15_381" style:family="text"/>
    <style:style style:name="T15_382" style:family="text"/>
    <style:style style:name="T15_383" style:family="text"/>
    <style:style style:name="T15_384" style:family="text"/>
    <style:style style:name="T15_385" style:family="text"/>
    <style:style style:name="T15_386" style:family="text"/>
    <style:style style:name="T15_387" style:family="text"/>
    <style:style style:name="T15_388" style:family="text"/>
    <style:style style:name="T15_389" style:family="text"/>
    <style:style style:name="T15_390" style:family="text"/>
    <style:style style:name="T15_391" style:family="text"/>
    <style:style style:name="T15_392" style:family="text"/>
    <style:style style:name="T15_393" style:family="text"/>
    <style:style style:name="T15_394" style:family="text"/>
    <style:style style:name="T15_395" style:family="text"/>
    <style:style style:name="T15_396" style:family="text"/>
    <style:style style:name="T15_397" style:family="text"/>
    <style:style style:name="T15_398" style:family="text"/>
    <style:style style:name="T15_399" style:family="text"/>
    <style:style style:name="T15_400" style:family="text"/>
    <style:style style:name="T15_401" style:family="text"/>
    <style:style style:name="T15_402" style:family="text"/>
    <style:style style:name="T15_403" style:family="text"/>
    <style:style style:name="T15_404" style:family="text"/>
    <style:style style:name="T15_405" style:family="text"/>
    <style:style style:name="T15_406" style:family="text"/>
    <style:style style:name="T15_407" style:family="text"/>
    <style:style style:name="T15_408" style:family="text"/>
    <style:style style:name="T15_409" style:family="text"/>
    <style:style style:name="T15_410" style:family="text"/>
    <style:style style:name="T15_411" style:family="text"/>
    <style:style style:name="T15_412" style:family="text"/>
    <style:style style:name="T15_413" style:family="text"/>
    <style:style style:name="T15_414" style:family="text"/>
    <style:style style:name="P16" style:family="paragraph" style:parent-style-name="Standard">
      <style:paragraph-properties fo:break-before="auto" fo:line-height="115%" fo:margin-top="0cm" fo:margin-bottom="0cm" style:writing-mode="lr-tb">
        <style:tab-stops>
          <style:tab-stop style:type="left" style:leader-style="none" style:position="-1.931cm"/>
          <style:tab-stop style:type="left" style:leader-style="none" style:position="-1.296cm"/>
          <style:tab-stop style:type="left" style:leader-style="none" style:position="-0.661cm"/>
          <style:tab-stop style:type="left" style:leader-style="none" style:position="-0.026cm"/>
        </style:tab-stops>
      </style:paragraph-properties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>
      <style:text-properties fo:font-weight="bold" style:font-weight-asian="bold" style:font-weight-complex="bold"/>
    </style:style>
    <style:style style:name="T16_34" style:family="text">
      <style:text-properties fo:font-weight="bold" style:font-weight-asian="bold" style:font-weight-complex="bold"/>
    </style:style>
    <style:style style:name="T16_35" style:family="text">
      <style:text-properties fo:font-weight="bold" style:font-weight-asian="bold" style:font-weight-complex="bold"/>
    </style:style>
    <style:style style:name="T16_36" style:family="text">
      <style:text-properties fo:font-weight="bold" style:font-weight-asian="bold" style:font-weight-complex="bold"/>
    </style:style>
    <style:style style:name="T16_37" style:family="text">
      <style:text-properties fo:font-weight="bold" style:font-weight-asian="bold" style:font-weight-complex="bold"/>
    </style:style>
    <style:style style:name="T16_38" style:family="text">
      <style:text-properties fo:font-weight="bold" style:font-weight-asian="bold" style:font-weight-complex="bold"/>
    </style:style>
    <style:style style:name="T16_39" style:family="text">
      <style:text-properties fo:font-weight="bold" style:font-weight-asian="bold" style:font-weight-complex="bold"/>
    </style:style>
    <style:style style:name="T16_40" style:family="text">
      <style:text-properties fo:font-weight="bold" style:font-weight-asian="bold" style:font-weight-complex="bold"/>
    </style:style>
    <style:style style:name="T16_41" style:family="text">
      <style:text-properties fo:font-weight="bold" style:font-weight-asian="bold" style:font-weight-complex="bold"/>
    </style:style>
    <style:style style:name="T16_42" style:family="text">
      <style:text-properties fo:font-weight="bold" style:font-weight-asian="bold" style:font-weight-complex="bold"/>
    </style:style>
    <style:style style:name="T16_43" style:family="text">
      <style:text-properties fo:font-weight="bold" style:font-weight-asian="bold" style:font-weight-complex="bold"/>
    </style:style>
    <style:style style:name="T16_44" style:family="text">
      <style:text-properties fo:font-weight="bold" style:font-weight-asian="bold" style:font-weight-complex="bold"/>
    </style:style>
    <style:style style:name="T16_45" style:family="text">
      <style:text-properties fo:font-weight="bold" style:font-weight-asian="bold" style:font-weight-complex="bold"/>
    </style:style>
    <style:style style:name="T16_46" style:family="text">
      <style:text-properties fo:font-weight="bold" style:font-weight-asian="bold" style:font-weight-complex="bold"/>
    </style:style>
    <style:style style:name="T16_47" style:family="text">
      <style:text-properties fo:font-weight="bold" style:font-weight-asian="bold" style:font-weight-complex="bold"/>
    </style:style>
    <style:style style:name="T16_48" style:family="text"/>
    <style:style style:name="T16_49" style:family="text"/>
    <style:style style:name="T16_50" style:family="text"/>
    <style:style style:name="T16_51" style:family="text"/>
    <style:style style:name="T16_52" style:family="text"/>
    <style:style style:name="T16_53" style:family="text"/>
    <style:style style:name="T16_54" style:family="text"/>
    <style:style style:name="T16_55" style:family="text"/>
    <style:style style:name="T16_56" style:family="text"/>
    <style:style style:name="T16_57" style:family="text"/>
    <style:style style:name="T16_58" style:family="text"/>
    <style:style style:name="T16_59" style:family="text"/>
    <style:style style:name="T16_60" style:family="text"/>
    <style:style style:name="T16_61" style:family="text"/>
    <style:style style:name="T16_62" style:family="text"/>
    <style:style style:name="T16_63" style:family="text"/>
    <style:style style:name="T16_64" style:family="text"/>
    <style:style style:name="T16_65" style:family="text"/>
    <style:style style:name="T16_66" style:family="text"/>
    <style:style style:name="T16_67" style:family="text"/>
    <style:style style:name="T16_68" style:family="text"/>
    <style:style style:name="T16_69" style:family="text"/>
    <style:style style:name="T16_70" style:family="text"/>
    <style:style style:name="T16_71" style:family="text"/>
    <style:style style:name="T16_72" style:family="text"/>
    <style:style style:name="T16_73" style:family="text"/>
    <style:style style:name="T16_74" style:family="text"/>
    <style:style style:name="T16_75" style:family="text"/>
    <style:style style:name="T16_76" style:family="text"/>
    <style:style style:name="T16_77" style:family="text"/>
    <style:style style:name="T16_78" style:family="text"/>
    <style:style style:name="T16_79" style:family="text"/>
    <style:style style:name="T16_80" style:family="text"/>
    <style:style style:name="T16_81" style:family="text"/>
    <style:style style:name="T16_82" style:family="text"/>
    <style:style style:name="T16_83" style:family="text"/>
    <style:style style:name="T16_84" style:family="text"/>
    <style:style style:name="T16_85" style:family="text"/>
    <style:style style:name="T16_86" style:family="text"/>
    <style:style style:name="T16_87" style:family="text"/>
    <style:style style:name="T16_88" style:family="text"/>
    <style:style style:name="T16_89" style:family="text"/>
    <style:style style:name="T16_90" style:family="text"/>
    <style:style style:name="T16_91" style:family="text"/>
    <style:style style:name="T16_92" style:family="text"/>
    <style:style style:name="T16_93" style:family="text"/>
    <style:style style:name="T16_94" style:family="text"/>
    <style:style style:name="T16_95" style:family="text"/>
    <style:style style:name="T16_96" style:family="text"/>
    <style:style style:name="T16_97" style:family="text"/>
    <style:style style:name="T16_98" style:family="text"/>
    <style:style style:name="T16_99" style:family="text"/>
    <style:style style:name="T16_100" style:family="text"/>
    <style:style style:name="T16_101" style:family="text"/>
    <style:style style:name="T16_102" style:family="text"/>
    <style:style style:name="T16_103" style:family="text"/>
    <style:style style:name="T16_104" style:family="text"/>
    <style:style style:name="T16_105" style:family="text"/>
    <style:style style:name="T16_106" style:family="text"/>
    <style:style style:name="T16_107" style:family="text"/>
    <style:style style:name="T16_108" style:family="text"/>
    <style:style style:name="T16_109" style:family="text"/>
    <style:style style:name="T16_110" style:family="text"/>
    <style:style style:name="T16_111" style:family="text"/>
    <style:style style:name="T16_112" style:family="text"/>
    <style:style style:name="T16_113" style:family="text"/>
    <style:style style:name="T16_114" style:family="text"/>
    <style:style style:name="T16_115" style:family="text"/>
    <style:style style:name="T16_116" style:family="text"/>
    <style:style style:name="T16_117" style:family="text"/>
    <style:style style:name="T16_118" style:family="text"/>
    <style:style style:name="T16_119" style:family="text"/>
    <style:style style:name="T16_120" style:family="text"/>
    <style:style style:name="T16_121" style:family="text"/>
    <style:style style:name="T16_122" style:family="text"/>
    <style:style style:name="T16_123" style:family="text"/>
    <style:style style:name="T16_124" style:family="text"/>
    <style:style style:name="T16_125" style:family="text"/>
    <style:style style:name="T16_126" style:family="text"/>
    <style:style style:name="T16_127" style:family="text"/>
    <style:style style:name="T16_128" style:family="text"/>
    <style:style style:name="T16_129" style:family="text"/>
    <style:style style:name="T16_130" style:family="text"/>
    <style:style style:name="T16_131" style:family="text"/>
    <style:style style:name="T16_132" style:family="text"/>
    <style:style style:name="T16_133" style:family="text"/>
    <style:style style:name="T16_134" style:family="text"/>
    <style:style style:name="T16_135" style:family="text"/>
    <style:style style:name="T16_136" style:family="text"/>
    <style:style style:name="T16_137" style:family="text"/>
    <style:style style:name="T16_138" style:family="text"/>
    <style:style style:name="T16_139" style:family="text"/>
    <style:style style:name="T16_140" style:family="text"/>
    <style:style style:name="T16_141" style:family="text"/>
    <style:style style:name="T16_142" style:family="text"/>
    <style:style style:name="T16_143" style:family="text"/>
    <style:style style:name="T16_144" style:family="text"/>
    <style:style style:name="T16_145" style:family="text"/>
    <style:style style:name="T16_146" style:family="text"/>
    <style:style style:name="T16_147" style:family="text"/>
    <style:style style:name="T16_148" style:family="text"/>
    <style:style style:name="T16_149" style:family="text"/>
    <style:style style:name="T16_150" style:family="text"/>
    <style:style style:name="T16_151" style:family="text"/>
    <style:style style:name="T16_152" style:family="text"/>
    <style:style style:name="T16_153" style:family="text"/>
    <style:style style:name="T16_154" style:family="text"/>
    <style:style style:name="T16_155" style:family="text"/>
    <style:style style:name="T16_156" style:family="text"/>
    <style:style style:name="T16_157" style:family="text"/>
    <style:style style:name="T16_158" style:family="text"/>
    <style:style style:name="T16_159" style:family="text"/>
    <style:style style:name="T16_160" style:family="text"/>
    <style:style style:name="T16_161" style:family="text"/>
    <style:style style:name="T16_162" style:family="text"/>
    <style:style style:name="T16_163" style:family="text"/>
    <style:style style:name="T16_164" style:family="text"/>
    <style:style style:name="T16_165" style:family="text"/>
    <style:style style:name="T16_166" style:family="text"/>
    <style:style style:name="T16_167" style:family="text"/>
    <style:style style:name="T16_168" style:family="text"/>
    <style:style style:name="T16_169" style:family="text"/>
    <style:style style:name="T16_170" style:family="text"/>
    <style:style style:name="T16_171" style:family="text"/>
    <style:style style:name="T16_172" style:family="text"/>
    <style:style style:name="T16_173" style:family="text"/>
    <style:style style:name="T16_174" style:family="text"/>
    <style:style style:name="T16_175" style:family="text"/>
    <style:style style:name="T16_176" style:family="text"/>
    <style:style style:name="T16_177" style:family="text"/>
    <style:style style:name="T16_178" style:family="text"/>
    <style:style style:name="T16_179" style:family="text"/>
    <style:style style:name="T16_180" style:family="text"/>
    <style:style style:name="T16_181" style:family="text"/>
    <style:style style:name="T16_182" style:family="text"/>
    <style:style style:name="T16_183" style:family="text"/>
    <style:style style:name="T16_184" style:family="text"/>
    <style:style style:name="T16_185" style:family="text"/>
    <style:style style:name="T16_186" style:family="text"/>
    <style:style style:name="T16_187" style:family="text"/>
    <style:style style:name="T16_188" style:family="text"/>
    <style:style style:name="T16_189" style:family="text"/>
    <style:style style:name="T16_190" style:family="text"/>
    <style:style style:name="T16_191" style:family="text"/>
    <style:style style:name="T16_192" style:family="text"/>
    <style:style style:name="T16_193" style:family="text"/>
    <style:style style:name="T16_194" style:family="text"/>
    <style:style style:name="T16_195" style:family="text"/>
    <style:style style:name="T16_196" style:family="text"/>
    <style:style style:name="T16_197" style:family="text"/>
    <style:style style:name="T16_198" style:family="text"/>
    <style:style style:name="T16_199" style:family="text"/>
    <style:style style:name="T16_200" style:family="text"/>
    <style:style style:name="T16_201" style:family="text"/>
    <style:style style:name="T16_202" style:family="text"/>
    <style:style style:name="T16_203" style:family="text"/>
    <style:style style:name="T16_204" style:family="text"/>
    <style:style style:name="T16_205" style:family="text"/>
    <style:style style:name="T16_206" style:family="text"/>
    <style:style style:name="T16_207" style:family="text"/>
    <style:style style:name="T16_208" style:family="text"/>
    <style:style style:name="T16_209" style:family="text"/>
    <style:style style:name="T16_210" style:family="text"/>
    <style:style style:name="T16_211" style:family="text"/>
    <style:style style:name="T16_212" style:family="text"/>
    <style:style style:name="T16_213" style:family="text"/>
    <style:style style:name="T16_214" style:family="text"/>
    <style:style style:name="T16_215" style:family="text"/>
    <style:style style:name="T16_216" style:family="text"/>
    <style:style style:name="T16_217" style:family="text"/>
    <style:style style:name="T16_218" style:family="text"/>
    <style:style style:name="T16_219" style:family="text"/>
    <style:style style:name="T16_220" style:family="text"/>
    <style:style style:name="T16_221" style:family="text"/>
    <style:style style:name="T16_222" style:family="text"/>
    <style:style style:name="T16_223" style:family="text"/>
    <style:style style:name="T16_224" style:family="text"/>
    <style:style style:name="T16_225" style:family="text"/>
    <style:style style:name="T16_226" style:family="text"/>
    <style:style style:name="T16_227" style:family="text"/>
    <style:style style:name="T16_228" style:family="text"/>
    <style:style style:name="T16_229" style:family="text"/>
    <style:style style:name="T16_230" style:family="text"/>
    <style:style style:name="T16_231" style:family="text"/>
    <style:style style:name="T16_232" style:family="text"/>
    <style:style style:name="T16_233" style:family="text"/>
    <style:style style:name="T16_234" style:family="text"/>
    <style:style style:name="T16_235" style:family="text"/>
    <style:style style:name="T16_236" style:family="text"/>
    <style:style style:name="T16_237" style:family="text"/>
    <style:style style:name="T16_238" style:family="text"/>
    <style:style style:name="T16_239" style:family="text"/>
    <style:style style:name="T16_240" style:family="text"/>
    <style:style style:name="T16_241" style:family="text"/>
    <style:style style:name="T16_242" style:family="text"/>
    <style:style style:name="T16_243" style:family="text"/>
    <style:style style:name="T16_244" style:family="text"/>
    <style:style style:name="T16_245" style:family="text"/>
    <style:style style:name="T16_246" style:family="text"/>
    <style:style style:name="T16_247" style:family="text"/>
    <style:style style:name="T16_248" style:family="text"/>
    <style:style style:name="T16_249" style:family="text"/>
    <style:style style:name="T16_250" style:family="text"/>
    <style:style style:name="T16_251" style:family="text"/>
    <style:style style:name="T16_252" style:family="text"/>
    <style:style style:name="T16_253" style:family="text"/>
    <style:style style:name="T16_254" style:family="text"/>
    <style:style style:name="T16_255" style:family="text"/>
    <style:style style:name="T16_256" style:family="text"/>
    <style:style style:name="T16_257" style:family="text"/>
    <style:style style:name="T16_258" style:family="text"/>
    <style:style style:name="T16_259" style:family="text"/>
    <style:style style:name="T16_260" style:family="text"/>
    <style:style style:name="T16_261" style:family="text"/>
    <style:style style:name="T16_262" style:family="text"/>
    <style:style style:name="T16_263" style:family="text"/>
    <style:style style:name="T16_264" style:family="text"/>
    <style:style style:name="T16_265" style:family="text"/>
    <style:style style:name="T16_266" style:family="text"/>
    <style:style style:name="T16_267" style:family="text"/>
    <style:style style:name="T16_268" style:family="text"/>
    <style:style style:name="T16_269" style:family="text"/>
    <style:style style:name="T16_270" style:family="text"/>
    <style:style style:name="T16_271" style:family="text"/>
    <style:style style:name="T16_272" style:family="text"/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>
      <style:text-properties fo:font-weight="bold" style:font-weight-asian="bold" style:font-weight-complex="bold"/>
    </style:style>
    <style:style style:name="T20_2" style:family="text">
      <style:text-properties fo:font-weight="bold" style:font-weight-asian="bold" style:font-weight-complex="bold"/>
    </style:style>
    <style:style style:name="T20_3" style:family="text">
      <style:text-properties fo:font-weight="bold" style:font-weight-asian="bold" style:font-weight-complex="bold"/>
    </style:style>
    <style:style style:name="T20_4" style:family="text">
      <style:text-properties fo:font-weight="bold" style:font-weight-asian="bold" style:font-weight-complex="bold"/>
    </style:style>
    <style:style style:name="T20_5" style:family="text">
      <style:text-properties fo:font-weight="bold" style:font-weight-asian="bold" style:font-weight-complex="bold"/>
    </style:style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fo:margin-top="0cm" style:writing-mode="lr-tb">
        <style:tab-stops>
          <style:tab-stop style:type="left" style:leader-style="none" style:position="-0.661cm"/>
          <style:tab-stop style:type="left" style:leader-style="none" style:position="-0.026cm"/>
          <style:tab-stop style:type="left" style:leader-style="none" style:position="0.609cm"/>
          <style:tab-stop style:type="left" style:leader-style="none" style:position="1.244cm"/>
        </style:tab-stops>
      </style:paragraph-properties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T24_34" style:family="text"/>
    <style:style style:name="T24_35" style:family="text"/>
    <style:style style:name="T24_36" style:family="text"/>
    <style:style style:name="T24_37" style:family="text"/>
    <style:style style:name="T24_38" style:family="text"/>
    <style:style style:name="T24_39" style:family="text"/>
    <style:style style:name="T24_40" style:family="text"/>
    <style:style style:name="T24_41" style:family="text"/>
    <style:style style:name="T24_42" style:family="text"/>
    <style:style style:name="T24_43" style:family="text"/>
    <style:style style:name="T24_44" style:family="text"/>
    <style:style style:name="T24_45" style:family="text"/>
    <style:style style:name="T24_46" style:family="text"/>
    <style:style style:name="T24_47" style:family="text"/>
    <style:style style:name="T24_48" style:family="text"/>
    <style:style style:name="T24_49" style:family="text"/>
    <style:style style:name="T24_50" style:family="text"/>
    <style:style style:name="T24_51" style:family="text"/>
    <style:style style:name="P25" style:family="paragraph" style:parent-style-name="Standard">
      <style:paragraph-properties fo:break-before="auto" fo:line-height="115%" fo:margin-top="0cm" style:writing-mode="lr-tb">
        <style:tab-stops>
          <style:tab-stop style:type="left" style:leader-style="none" style:position="-1.931cm"/>
          <style:tab-stop style:type="left" style:leader-style="none" style:position="-1.296cm"/>
          <style:tab-stop style:type="left" style:leader-style="none" style:position="-0.661cm"/>
          <style:tab-stop style:type="left" style:leader-style="none" style:position="-0.026cm"/>
        </style:tab-stops>
      </style:paragraph-properties>
    </style:style>
    <style:style style:name="T25_1" style:family="text"/>
    <style:style style:name="T25_2" style:family="text"/>
    <style:style style:name="T25_3" style:family="text">
      <style:text-properties fo:font-style="italic" style:font-style-asian="italic" style:font-style-complex="italic"/>
    </style:style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>
      <style:text-properties fo:font-weight="bold" style:font-weight-asian="bold" style:font-weight-complex="bold"/>
    </style:style>
    <style:style style:name="T25_12" style:family="text">
      <style:text-properties fo:font-weight="bold" style:font-weight-asian="bold" style:font-weight-complex="bold"/>
    </style:style>
    <style:style style:name="T25_13" style:family="text">
      <style:text-properties fo:font-weight="bold" style:font-weight-asian="bold" style:font-weight-complex="bold"/>
    </style:style>
    <style:style style:name="T25_14" style:family="text">
      <style:text-properties fo:font-weight="bold" style:font-weight-asian="bold" style:font-weight-complex="bold"/>
    </style:style>
    <style:style style:name="T25_15" style:family="text">
      <style:text-properties fo:font-weight="bold" style:font-weight-asian="bold" style:font-weight-complex="bold"/>
    </style:style>
    <style:style style:name="T25_16" style:family="text">
      <style:text-properties fo:font-weight="bold" style:font-weight-asian="bold" style:font-weight-complex="bold"/>
    </style:style>
    <style:style style:name="T25_17" style:family="text">
      <style:text-properties fo:font-weight="bold" style:font-weight-asian="bold" style:font-weight-complex="bold"/>
    </style:style>
    <style:style style:name="T25_18" style:family="text">
      <style:text-properties fo:font-weight="bold" style:font-weight-asian="bold" style:font-weight-complex="bold"/>
    </style:style>
    <style:style style:name="T25_19" style:family="text">
      <style:text-properties fo:font-weight="bold" style:font-weight-asian="bold" style:font-weight-complex="bold"/>
    </style:style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T25_39" style:family="text"/>
    <style:style style:name="T25_40" style:family="text"/>
    <style:style style:name="T25_41" style:family="text"/>
    <style:style style:name="T25_42" style:family="text"/>
    <style:style style:name="T25_43" style:family="text"/>
    <style:style style:name="T25_44" style:family="text"/>
    <style:style style:name="T25_45" style:family="text"/>
    <style:style style:name="T25_46" style:family="text"/>
    <style:style style:name="T25_47" style:family="text"/>
    <style:style style:name="T25_48" style:family="text"/>
    <style:style style:name="T25_49" style:family="text"/>
    <style:style style:name="T25_50" style:family="text"/>
    <style:style style:name="T25_51" style:family="text">
      <style:text-properties fo:font-weight="bold" style:font-weight-asian="bold" style:font-weight-complex="bold"/>
    </style:style>
    <style:style style:name="T25_52" style:family="text">
      <style:text-properties fo:font-weight="bold" style:font-weight-asian="bold" style:font-weight-complex="bold"/>
    </style:style>
    <style:style style:name="T25_53" style:family="text">
      <style:text-properties fo:font-weight="bold" style:font-weight-asian="bold" style:font-weight-complex="bold"/>
    </style:style>
    <style:style style:name="T25_54" style:family="text"/>
    <style:style style:name="P26" style:family="paragraph" style:parent-style-name="Standard">
      <style:paragraph-properties fo:break-before="auto" fo:line-height="115%" fo:margin-top="0cm" style:writing-mode="lr-tb">
        <style:tab-stops>
          <style:tab-stop style:type="left" style:leader-style="none" style:position="-1.931cm"/>
          <style:tab-stop style:type="left" style:leader-style="none" style:position="-1.296cm"/>
          <style:tab-stop style:type="left" style:leader-style="none" style:position="-0.661cm"/>
          <style:tab-stop style:type="left" style:leader-style="none" style:position="-0.026cm"/>
        </style:tab-stops>
      </style:paragraph-properties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>
      <style:text-properties fo:font-weight="bold" style:font-weight-asian="bold" style:font-weight-complex="bold"/>
    </style:style>
    <style:style style:name="T26_26" style:family="text">
      <style:text-properties fo:font-weight="bold" style:font-weight-asian="bold" style:font-weight-complex="bold"/>
    </style:style>
    <style:style style:name="T26_27" style:family="text">
      <style:text-properties fo:font-weight="bold" style:font-weight-asian="bold" style:font-weight-complex="bold"/>
    </style:style>
    <style:style style:name="T26_28" style:family="text">
      <style:text-properties fo:font-weight="bold" style:font-weight-asian="bold" style:font-weight-complex="bold"/>
    </style:style>
    <style:style style:name="T26_29" style:family="text">
      <style:text-properties fo:font-weight="bold" style:font-weight-asian="bold" style:font-weight-complex="bold"/>
    </style:style>
    <style:style style:name="T26_30" style:family="text">
      <style:text-properties fo:font-weight="bold" style:font-weight-asian="bold" style:font-weight-complex="bold"/>
    </style:style>
    <style:style style:name="T26_31" style:family="text">
      <style:text-properties fo:font-weight="bold" style:font-weight-asian="bold" style:font-weight-complex="bold"/>
    </style:style>
    <style:style style:name="T26_32" style:family="text">
      <style:text-properties fo:font-weight="bold" style:font-weight-asian="bold" style:font-weight-complex="bold"/>
    </style:style>
    <style:style style:name="T26_33" style:family="text">
      <style:text-properties fo:font-weight="bold" style:font-weight-asian="bold" style:font-weight-complex="bold"/>
    </style:style>
    <style:style style:name="T26_34" style:family="text">
      <style:text-properties fo:font-weight="bold" style:font-weight-asian="bold" style:font-weight-complex="bold"/>
    </style:style>
    <style:style style:name="T26_35" style:family="text">
      <style:text-properties fo:font-weight="bold" style:font-weight-asian="bold" style:font-weight-complex="bold"/>
    </style:style>
    <style:style style:name="T26_36" style:family="text">
      <style:text-properties fo:font-weight="bold" style:font-weight-asian="bold" style:font-weight-complex="bold"/>
    </style:style>
    <style:style style:name="T26_37" style:family="text">
      <style:text-properties fo:font-weight="bold" style:font-weight-asian="bold" style:font-weight-complex="bold"/>
    </style:style>
    <style:style style:name="T26_38" style:family="text">
      <style:text-properties fo:font-weight="bold" style:font-weight-asian="bold" style:font-weight-complex="bold"/>
    </style:style>
    <style:style style:name="T26_39" style:family="text">
      <style:text-properties fo:font-weight="bold" style:font-weight-asian="bold" style:font-weight-complex="bold"/>
    </style:style>
    <style:style style:name="T26_40" style:family="text">
      <style:text-properties fo:font-weight="bold" style:font-weight-asian="bold" style:font-weight-complex="bold"/>
    </style:style>
    <style:style style:name="T26_41" style:family="text"/>
    <style:style style:name="T26_42" style:family="text"/>
    <style:style style:name="T26_43" style:family="text"/>
    <style:style style:name="T26_44" style:family="text"/>
    <style:style style:name="T26_45" style:family="text"/>
    <style:style style:name="T26_46" style:family="text"/>
    <style:style style:name="T26_47" style:family="text"/>
    <style:style style:name="T26_48" style:family="text"/>
    <style:style style:name="T26_49" style:family="text"/>
    <style:style style:name="T26_50" style:family="text"/>
    <style:style style:name="T26_51" style:family="text"/>
    <style:style style:name="T26_52" style:family="text"/>
    <style:style style:name="T26_53" style:family="text"/>
    <style:style style:name="T26_54" style:family="text"/>
    <style:style style:name="T26_55" style:family="text"/>
    <style:style style:name="T26_56" style:family="text"/>
    <style:style style:name="T26_57" style:family="text"/>
    <style:style style:name="T26_58" style:family="text"/>
    <style:style style:name="T26_59" style:family="text"/>
    <style:style style:name="T26_60" style:family="text"/>
    <style:style style:name="T26_61" style:family="text"/>
    <style:style style:name="T26_62" style:family="text"/>
    <style:style style:name="T26_63" style:family="text"/>
    <style:style style:name="T26_64" style:family="text"/>
    <style:style style:name="T26_65" style:family="text"/>
    <style:style style:name="T26_66" style:family="text"/>
    <style:style style:name="T26_67" style:family="text"/>
    <style:style style:name="T26_68" style:family="text"/>
    <style:style style:name="T26_69" style:family="text"/>
    <style:style style:name="T26_70" style:family="text"/>
    <style:style style:name="T26_71" style:family="text"/>
    <style:style style:name="T26_72" style:family="text"/>
    <style:style style:name="T26_73" style:family="text"/>
    <style:style style:name="T26_74" style:family="text"/>
    <style:style style:name="T26_75" style:family="text"/>
    <style:style style:name="T26_76" style:family="text"/>
    <style:style style:name="T26_77" style:family="text"/>
    <style:style style:name="T26_78" style:family="text"/>
    <style:style style:name="T26_79" style:family="text"/>
    <style:style style:name="T26_80" style:family="text"/>
    <style:style style:name="T26_81" style:family="text"/>
    <style:style style:name="T26_82" style:family="text"/>
    <style:style style:name="T26_83" style:family="text"/>
    <style:style style:name="T26_84" style:family="text"/>
    <style:style style:name="T26_85" style:family="text"/>
    <style:style style:name="T26_86" style:family="text"/>
    <style:style style:name="T26_87" style:family="text"/>
    <style:style style:name="T26_88" style:family="text"/>
    <style:style style:name="T26_89" style:family="text"/>
    <style:style style:name="T26_90" style:family="text"/>
    <style:style style:name="T26_91" style:family="text"/>
    <style:style style:name="T26_92" style:family="text">
      <style:text-properties fo:font-weight="bold" style:font-weight-asian="bold" style:font-weight-complex="bold"/>
    </style:style>
    <style:style style:name="T26_93" style:family="text"/>
    <style:style style:name="T26_94" style:family="text"/>
    <style:style style:name="T26_95" style:family="text"/>
    <style:style style:name="T26_96" style:family="text">
      <style:text-properties fo:font-weight="bold" style:font-weight-asian="bold" style:font-weight-complex="bold"/>
    </style:style>
    <style:style style:name="T26_97" style:family="text"/>
    <style:style style:name="T26_98" style:family="text"/>
    <style:style style:name="T26_99" style:family="text"/>
    <style:style style:name="T26_100" style:family="text"/>
    <style:style style:name="T26_101" style:family="text"/>
    <style:style style:name="T26_102" style:family="text"/>
    <style:style style:name="T26_103" style:family="text"/>
    <style:style style:name="T26_104" style:family="text"/>
    <style:style style:name="T26_105" style:family="text"/>
    <style:style style:name="T26_106" style:family="text"/>
    <style:style style:name="T26_107" style:family="text"/>
    <style:style style:name="P27" style:family="paragraph" style:parent-style-name="Standard">
      <style:paragraph-properties fo:break-before="auto" fo:line-height="115%" fo:margin-top="0cm" style:writing-mode="lr-tb">
        <style:tab-stops>
          <style:tab-stop style:type="left" style:leader-style="none" style:position="-1.931cm"/>
          <style:tab-stop style:type="left" style:leader-style="none" style:position="-1.296cm"/>
          <style:tab-stop style:type="left" style:leader-style="none" style:position="-0.661cm"/>
          <style:tab-stop style:type="left" style:leader-style="none" style:position="-0.026cm"/>
        </style:tab-stops>
      </style:paragraph-properties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T27_33" style:family="text"/>
    <style:style style:name="T27_34" style:family="text"/>
    <style:style style:name="T27_35" style:family="text"/>
    <style:style style:name="T27_36" style:family="text"/>
    <style:style style:name="T27_37" style:family="text"/>
    <style:style style:name="T27_38" style:family="text"/>
    <style:style style:name="T27_39" style:family="text"/>
    <style:style style:name="T27_40" style:family="text"/>
    <style:style style:name="T27_41" style:family="text"/>
    <style:style style:name="T27_42" style:family="text"/>
    <style:style style:name="T27_43" style:family="text"/>
    <style:style style:name="T27_44" style:family="text"/>
    <style:style style:name="T27_45" style:family="text"/>
    <style:style style:name="T27_46" style:family="text"/>
    <style:style style:name="T27_47" style:family="text"/>
    <style:style style:name="T27_48" style:family="text"/>
    <style:style style:name="T27_49" style:family="text"/>
    <style:style style:name="T27_50" style:family="text"/>
    <style:style style:name="T27_51" style:family="text"/>
    <style:style style:name="T27_52" style:family="text"/>
    <style:style style:name="T27_53" style:family="text"/>
    <style:style style:name="T27_54" style:family="text"/>
    <style:style style:name="T27_55" style:family="text"/>
    <style:style style:name="T27_56" style:family="text"/>
    <style:style style:name="T27_57" style:family="text"/>
    <style:style style:name="T27_58" style:family="text"/>
    <style:style style:name="T27_59" style:family="text"/>
    <style:style style:name="T27_60" style:family="text"/>
    <style:style style:name="T27_61" style:family="text"/>
    <style:style style:name="T27_62" style:family="text"/>
    <style:style style:name="T27_63" style:family="text"/>
    <style:style style:name="T27_64" style:family="text"/>
    <style:style style:name="T27_65" style:family="text"/>
    <style:style style:name="T27_66" style:family="text"/>
    <style:style style:name="T27_67" style:family="text"/>
    <style:style style:name="T27_68" style:family="text"/>
    <style:style style:name="T27_69" style:family="text"/>
    <style:style style:name="T27_70" style:family="text"/>
    <style:style style:name="T27_71" style:family="text"/>
    <style:style style:name="T27_72" style:family="text"/>
    <style:style style:name="T27_73" style:family="text"/>
    <style:style style:name="T27_74" style:family="text"/>
    <style:style style:name="T27_75" style:family="text"/>
    <style:style style:name="T27_76" style:family="text"/>
    <style:style style:name="T27_77" style:family="text"/>
    <style:style style:name="T27_78" style:family="text"/>
    <style:style style:name="T27_79" style:family="text"/>
    <style:style style:name="T27_80" style:family="text"/>
    <style:style style:name="T27_81" style:family="text"/>
    <style:style style:name="T27_82" style:family="text"/>
    <style:style style:name="T27_83" style:family="text"/>
    <style:style style:name="T27_84" style:family="text"/>
    <style:style style:name="T27_85" style:family="text"/>
    <style:style style:name="T27_86" style:family="text"/>
    <style:style style:name="T27_87" style:family="text"/>
    <style:style style:name="T27_88" style:family="text"/>
    <style:style style:name="T27_89" style:family="text"/>
    <style:style style:name="T27_90" style:family="text"/>
    <style:style style:name="T27_91" style:family="text"/>
    <style:style style:name="T27_92" style:family="text"/>
    <style:style style:name="T27_93" style:family="text"/>
    <style:style style:name="T27_94" style:family="text"/>
    <style:style style:name="T27_95" style:family="text"/>
    <style:style style:name="T27_96" style:family="text"/>
    <style:style style:name="T27_97" style:family="text"/>
    <style:style style:name="T27_98" style:family="text"/>
    <style:style style:name="T27_99" style:family="text"/>
    <style:style style:name="T27_100" style:family="text"/>
    <style:style style:name="T27_101" style:family="text"/>
    <style:style style:name="T27_102" style:family="text"/>
    <style:style style:name="T27_103" style:family="text"/>
    <style:style style:name="T27_104" style:family="text"/>
    <style:style style:name="T27_105" style:family="text"/>
    <style:style style:name="T27_106" style:family="text"/>
    <style:style style:name="T27_107" style:family="text"/>
    <style:style style:name="T27_108" style:family="text"/>
    <style:style style:name="T27_109" style:family="text"/>
    <style:style style:name="T27_110" style:family="text"/>
    <style:style style:name="T27_111" style:family="text"/>
    <style:style style:name="T27_112" style:family="text"/>
    <style:style style:name="T27_113" style:family="text"/>
    <style:style style:name="T27_114" style:family="text"/>
    <style:style style:name="T27_115" style:family="text"/>
    <style:style style:name="T27_116" style:family="text"/>
    <style:style style:name="T27_117" style:family="text"/>
    <style:style style:name="T27_118" style:family="text"/>
    <style:style style:name="T27_119" style:family="text"/>
    <style:style style:name="T27_120" style:family="text"/>
    <style:style style:name="T27_121" style:family="text"/>
    <style:style style:name="T27_122" style:family="text"/>
    <style:style style:name="T27_123" style:family="text"/>
    <style:style style:name="T27_124" style:family="text"/>
    <style:style style:name="T27_125" style:family="text"/>
    <style:style style:name="T27_126" style:family="text"/>
    <style:style style:name="T27_127" style:family="text"/>
    <style:style style:name="T27_128" style:family="text"/>
    <style:style style:name="T27_129" style:family="text"/>
    <style:style style:name="T27_130" style:family="text"/>
    <style:style style:name="T27_131" style:family="text"/>
    <style:style style:name="T27_132" style:family="text"/>
    <style:style style:name="T27_133" style:family="text"/>
    <style:style style:name="T27_134" style:family="text"/>
    <style:style style:name="T27_135" style:family="text"/>
    <style:style style:name="T27_136" style:family="text"/>
    <style:style style:name="T27_137" style:family="text"/>
    <style:style style:name="T27_138" style:family="text"/>
    <style:style style:name="T27_139" style:family="text"/>
    <style:style style:name="T27_140" style:family="text"/>
    <style:style style:name="T27_141" style:family="text"/>
    <style:style style:name="T27_142" style:family="text"/>
    <style:style style:name="T27_143" style:family="text"/>
    <style:style style:name="T27_144" style:family="text"/>
    <style:style style:name="T27_145" style:family="text"/>
    <style:style style:name="T27_146" style:family="text"/>
    <style:style style:name="T27_147" style:family="text"/>
    <style:style style:name="T27_148" style:family="text"/>
    <style:style style:name="T27_149" style:family="text"/>
    <style:style style:name="T27_150" style:family="text"/>
    <style:style style:name="T27_151" style:family="text"/>
    <style:style style:name="T27_152" style:family="text"/>
    <style:style style:name="T27_153" style:family="text"/>
    <style:style style:name="T27_154" style:family="text"/>
    <style:style style:name="T27_155" style:family="text"/>
    <style:style style:name="T27_156" style:family="text"/>
    <style:style style:name="T27_157" style:family="text"/>
    <style:style style:name="T27_158" style:family="text"/>
    <style:style style:name="T27_159" style:family="text"/>
    <style:style style:name="T27_160" style:family="text"/>
    <style:style style:name="T27_161" style:family="text">
      <style:text-properties fo:font-weight="bold" style:font-weight-asian="bold" style:font-weight-complex="bold"/>
    </style:style>
    <style:style style:name="T27_162" style:family="text">
      <style:text-properties fo:font-weight="bold" style:font-weight-asian="bold" style:font-weight-complex="bold"/>
    </style:style>
    <style:style style:name="T27_163" style:family="text">
      <style:text-properties fo:font-weight="bold" style:font-weight-asian="bold" style:font-weight-complex="bold"/>
    </style:style>
    <style:style style:name="T27_164" style:family="text">
      <style:text-properties fo:font-weight="bold" style:font-weight-asian="bold" style:font-weight-complex="bold"/>
    </style:style>
    <style:style style:name="T27_165" style:family="text">
      <style:text-properties fo:font-weight="bold" style:font-weight-asian="bold" style:font-weight-complex="bold"/>
    </style:style>
    <style:style style:name="T27_166" style:family="text">
      <style:text-properties fo:font-weight="bold" style:font-weight-asian="bold" style:font-weight-complex="bold"/>
    </style:style>
    <style:style style:name="T27_167" style:family="text"/>
    <style:style style:name="T27_168" style:family="text"/>
    <style:style style:name="T27_169" style:family="text"/>
    <style:style style:name="T27_170" style:family="text"/>
    <style:style style:name="T27_171" style:family="text"/>
    <style:style style:name="T27_172" style:family="text"/>
    <style:style style:name="T27_173" style:family="text"/>
    <style:style style:name="T27_174" style:family="text"/>
    <style:style style:name="T27_175" style:family="text"/>
    <style:style style:name="T27_176" style:family="text"/>
    <style:style style:name="T27_177" style:family="text"/>
    <style:style style:name="T27_178" style:family="text"/>
    <style:style style:name="T27_179" style:family="text"/>
    <style:style style:name="T27_180" style:family="text"/>
    <style:style style:name="T27_181" style:family="text"/>
    <style:style style:name="T27_182" style:family="text"/>
    <style:style style:name="T27_183" style:family="text"/>
    <style:style style:name="T27_184" style:family="text"/>
    <style:style style:name="T27_185" style:family="text"/>
    <style:style style:name="T27_186" style:family="text"/>
    <style:style style:name="T27_187" style:family="text"/>
    <style:style style:name="T27_188" style:family="text"/>
    <style:style style:name="T27_189" style:family="text"/>
    <style:style style:name="T27_190" style:family="text"/>
    <style:style style:name="T27_191" style:family="text"/>
    <style:style style:name="T27_192" style:family="text"/>
    <style:style style:name="T27_193" style:family="text"/>
    <style:style style:name="T27_194" style:family="text"/>
    <style:style style:name="T27_195" style:family="text"/>
    <style:style style:name="T27_196" style:family="text"/>
    <style:style style:name="T27_197" style:family="text"/>
    <style:style style:name="T27_198" style:family="text"/>
    <style:style style:name="T27_199" style:family="text"/>
    <style:style style:name="P28" style:family="paragraph" style:parent-style-name="Standard">
      <style:paragraph-properties fo:break-before="auto" fo:line-height="115%" fo:margin-top="0cm" style:writing-mode="lr-tb">
        <style:tab-stops>
          <style:tab-stop style:type="left" style:leader-style="none" style:position="-1.931cm"/>
          <style:tab-stop style:type="left" style:leader-style="none" style:position="-1.296cm"/>
          <style:tab-stop style:type="left" style:leader-style="none" style:position="-0.661cm"/>
          <style:tab-stop style:type="left" style:leader-style="none" style:position="-0.026cm"/>
        </style:tab-stops>
      </style:paragraph-properties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>
      <style:text-properties fo:font-weight="bold" style:font-weight-asian="bold" style:font-weight-complex="bold"/>
    </style:style>
    <style:style style:name="T28_26" style:family="text">
      <style:text-properties fo:font-weight="bold" style:font-weight-asian="bold" style:font-weight-complex="bold"/>
    </style:style>
    <style:style style:name="T28_27" style:family="text">
      <style:text-properties fo:font-weight="bold" style:font-weight-asian="bold" style:font-weight-complex="bold"/>
    </style:style>
    <style:style style:name="T28_28" style:family="text">
      <style:text-properties fo:font-weight="bold" style:font-weight-asian="bold" style:font-weight-complex="bold"/>
    </style:style>
    <style:style style:name="T28_29" style:family="text">
      <style:text-properties fo:font-weight="bold" style:font-weight-asian="bold" style:font-weight-complex="bold"/>
    </style:style>
    <style:style style:name="T28_30" style:family="text">
      <style:text-properties fo:font-weight="bold" style:font-weight-asian="bold" style:font-weight-complex="bold"/>
    </style:style>
    <style:style style:name="T28_31" style:family="text">
      <style:text-properties fo:font-weight="bold" style:font-weight-asian="bold" style:font-weight-complex="bold"/>
    </style:style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T28_39" style:family="text"/>
    <style:style style:name="T28_40" style:family="text"/>
    <style:style style:name="T28_41" style:family="text"/>
    <style:style style:name="T28_42" style:family="text"/>
    <style:style style:name="T28_43" style:family="text"/>
    <style:style style:name="T28_44" style:family="text"/>
    <style:style style:name="T28_45" style:family="text"/>
    <style:style style:name="T28_46" style:family="text"/>
    <style:style style:name="T28_47" style:family="text"/>
    <style:style style:name="T28_48" style:family="text"/>
    <style:style style:name="T28_49" style:family="text"/>
    <style:style style:name="T28_50" style:family="text"/>
    <style:style style:name="T28_51" style:family="text"/>
    <style:style style:name="T28_52" style:family="text"/>
    <style:style style:name="T28_53" style:family="text"/>
    <style:style style:name="T28_54" style:family="text"/>
    <style:style style:name="T28_55" style:family="text"/>
    <style:style style:name="T28_56" style:family="text"/>
    <style:style style:name="T28_57" style:family="text"/>
    <style:style style:name="T28_58" style:family="text"/>
    <style:style style:name="T28_59" style:family="text">
      <style:text-properties fo:font-weight="bold" style:font-weight-asian="bold" style:font-weight-complex="bold"/>
    </style:style>
    <style:style style:name="T28_60" style:family="text">
      <style:text-properties fo:font-weight="bold" style:font-weight-asian="bold" style:font-weight-complex="bold"/>
    </style:style>
    <style:style style:name="T28_61" style:family="text">
      <style:text-properties fo:font-weight="bold" style:font-weight-asian="bold" style:font-weight-complex="bold"/>
    </style:style>
    <style:style style:name="T28_62" style:family="text"/>
    <style:style style:name="T28_63" style:family="text"/>
    <style:style style:name="T28_64" style:family="text"/>
    <style:style style:name="T28_65" style:family="text"/>
    <style:style style:name="T28_66" style:family="text"/>
    <style:style style:name="T28_67" style:family="text"/>
    <style:style style:name="T28_68" style:family="text"/>
    <style:style style:name="T28_69" style:family="text"/>
    <style:style style:name="T28_70" style:family="text"/>
    <style:style style:name="T28_71" style:family="text"/>
    <style:style style:name="T28_72" style:family="text"/>
    <style:style style:name="T28_73" style:family="text"/>
    <style:style style:name="T28_74" style:family="text"/>
    <style:style style:name="T28_75" style:family="text"/>
    <style:style style:name="T28_76" style:family="text"/>
    <style:style style:name="T28_77" style:family="text">
      <style:text-properties fo:font-weight="bold" style:font-weight-asian="bold" style:font-weight-complex="bold"/>
    </style:style>
    <style:style style:name="T28_78" style:family="text">
      <style:text-properties fo:font-weight="bold" style:font-weight-asian="bold" style:font-weight-complex="bold"/>
    </style:style>
    <style:style style:name="T28_79" style:family="text">
      <style:text-properties fo:font-weight="bold" style:font-weight-asian="bold" style:font-weight-complex="bold"/>
    </style:style>
    <style:style style:name="T28_80" style:family="text">
      <style:text-properties fo:font-weight="bold" style:font-weight-asian="bold" style:font-weight-complex="bold"/>
    </style:style>
    <style:style style:name="T28_81" style:family="text">
      <style:text-properties fo:font-weight="bold" style:font-weight-asian="bold" style:font-weight-complex="bold"/>
    </style:style>
    <style:style style:name="T28_82" style:family="text">
      <style:text-properties fo:font-weight="bold" style:font-weight-asian="bold" style:font-weight-complex="bold"/>
    </style:style>
    <style:style style:name="T28_83" style:family="text">
      <style:text-properties fo:font-weight="bold" style:font-weight-asian="bold" style:font-weight-complex="bold"/>
    </style:style>
    <style:style style:name="T28_84" style:family="text">
      <style:text-properties fo:font-weight="bold" style:font-weight-asian="bold" style:font-weight-complex="bold"/>
    </style:style>
    <style:style style:name="P29" style:family="paragraph" style:parent-style-name="Standard">
      <style:paragraph-properties fo:break-before="auto" fo:line-height="115%" fo:margin-top="0cm" style:writing-mode="lr-tb">
        <style:tab-stops>
          <style:tab-stop style:type="left" style:leader-style="none" style:position="-1.931cm"/>
          <style:tab-stop style:type="left" style:leader-style="none" style:position="-1.296cm"/>
          <style:tab-stop style:type="left" style:leader-style="none" style:position="-0.661cm"/>
          <style:tab-stop style:type="left" style:leader-style="none" style:position="-0.026cm"/>
        </style:tab-stops>
      </style:paragraph-properties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T29_31" style:family="text"/>
    <style:style style:name="T29_32" style:family="text"/>
    <style:style style:name="T29_33" style:family="text"/>
    <style:style style:name="T29_34" style:family="text"/>
    <style:style style:name="T29_35" style:family="text"/>
    <style:style style:name="T29_36" style:family="text"/>
    <style:style style:name="T29_37" style:family="text"/>
    <style:style style:name="T29_38" style:family="text"/>
    <style:style style:name="T29_39" style:family="text"/>
    <style:style style:name="T29_40" style:family="text"/>
    <style:style style:name="T29_41" style:family="text"/>
    <style:style style:name="T29_42" style:family="text"/>
    <style:style style:name="T29_43" style:family="text"/>
    <style:style style:name="T29_44" style:family="text"/>
    <style:style style:name="T29_45" style:family="text"/>
    <style:style style:name="T29_46" style:family="text"/>
    <style:style style:name="T29_47" style:family="text"/>
    <style:style style:name="T29_48" style:family="text"/>
    <style:style style:name="T29_49" style:family="text"/>
    <style:style style:name="T29_50" style:family="text"/>
    <style:style style:name="T29_51" style:family="text"/>
    <style:style style:name="T29_52" style:family="text"/>
    <style:style style:name="T29_53" style:family="text"/>
    <style:style style:name="T29_54" style:family="text"/>
    <style:style style:name="T29_55" style:family="text"/>
    <style:style style:name="T29_56" style:family="text"/>
    <style:style style:name="T29_57" style:family="text"/>
    <style:style style:name="T29_58" style:family="text"/>
    <style:style style:name="T29_59" style:family="text"/>
    <style:style style:name="T29_60" style:family="text"/>
    <style:style style:name="T29_61" style:family="text"/>
    <style:style style:name="T29_62" style:family="text"/>
    <style:style style:name="T29_63" style:family="text"/>
    <style:style style:name="T29_64" style:family="text"/>
    <style:style style:name="T29_65" style:family="text"/>
    <style:style style:name="T29_66" style:family="text"/>
    <style:style style:name="T29_67" style:family="text"/>
    <style:style style:name="T29_68" style:family="text"/>
    <style:style style:name="T29_69" style:family="text"/>
    <style:style style:name="T29_70" style:family="text"/>
    <style:style style:name="T29_71" style:family="text"/>
    <style:style style:name="T29_72" style:family="text"/>
    <style:style style:name="T29_73" style:family="text"/>
    <style:style style:name="T29_74" style:family="text"/>
    <style:style style:name="T29_75" style:family="text"/>
    <style:style style:name="T29_76" style:family="text"/>
    <style:style style:name="T29_77" style:family="text"/>
    <style:style style:name="T29_78" style:family="text"/>
    <style:style style:name="T29_79" style:family="text"/>
    <style:style style:name="T29_80" style:family="text"/>
    <style:style style:name="T29_81" style:family="text"/>
    <style:style style:name="T29_82" style:family="text"/>
    <style:style style:name="T29_83" style:family="text">
      <style:text-properties fo:font-style="italic" style:font-style-asian="italic" style:font-style-complex="italic"/>
    </style:style>
    <style:style style:name="T29_84" style:family="text"/>
    <style:style style:name="T29_85" style:family="text"/>
    <style:style style:name="T29_86" style:family="text"/>
    <style:style style:name="T29_87" style:family="text"/>
    <style:style style:name="T29_88" style:family="text"/>
    <style:style style:name="T29_89" style:family="text"/>
    <style:style style:name="T29_90" style:family="text"/>
    <style:style style:name="T29_91" style:family="text"/>
    <style:style style:name="T29_92" style:family="text"/>
    <style:style style:name="T29_93" style:family="text"/>
    <style:style style:name="T29_94" style:family="text"/>
    <style:style style:name="T29_95" style:family="text"/>
    <style:style style:name="T29_96" style:family="text"/>
    <style:style style:name="T29_97" style:family="text"/>
    <style:style style:name="T29_98" style:family="text"/>
    <style:style style:name="T29_99" style:family="text"/>
    <style:style style:name="T29_100" style:family="text"/>
    <style:style style:name="T29_101" style:family="text"/>
    <style:style style:name="T29_102" style:family="text"/>
    <style:style style:name="T29_103" style:family="text"/>
    <style:style style:name="T29_104" style:family="text"/>
    <style:style style:name="T29_105" style:family="text"/>
    <style:style style:name="T29_106" style:family="text"/>
    <style:style style:name="T29_107" style:family="text"/>
    <style:style style:name="T29_108" style:family="text"/>
    <style:style style:name="T29_109" style:family="text"/>
    <style:style style:name="T29_110" style:family="text"/>
    <style:style style:name="T29_111" style:family="text"/>
    <style:style style:name="T29_112" style:family="text"/>
    <style:style style:name="T29_113" style:family="text"/>
    <style:style style:name="T29_114" style:family="text"/>
    <style:style style:name="T29_115" style:family="text"/>
    <style:style style:name="T29_116" style:family="text"/>
    <style:style style:name="T29_117" style:family="text"/>
    <style:style style:name="T29_118" style:family="text"/>
    <style:style style:name="T29_119" style:family="text"/>
    <style:style style:name="T29_120" style:family="text"/>
    <style:style style:name="T29_121" style:family="text"/>
    <style:style style:name="T29_122" style:family="text"/>
    <style:style style:name="T29_123" style:family="text"/>
    <style:style style:name="T29_124" style:family="text"/>
    <style:style style:name="T29_125" style:family="text"/>
    <style:style style:name="T29_126" style:family="text"/>
    <style:style style:name="T29_127" style:family="text"/>
    <style:style style:name="T29_128" style:family="text"/>
    <style:style style:name="T29_129" style:family="text"/>
    <style:style style:name="T29_130" style:family="text"/>
    <style:style style:name="T29_131" style:family="text"/>
    <style:style style:name="T29_132" style:family="text"/>
    <style:style style:name="T29_133" style:family="text"/>
    <style:style style:name="T29_134" style:family="text"/>
    <style:style style:name="T29_135" style:family="text"/>
    <style:style style:name="T29_136" style:family="text"/>
    <style:style style:name="T29_137" style:family="text"/>
    <style:style style:name="T29_138" style:family="text"/>
    <style:style style:name="T29_139" style:family="text"/>
    <style:style style:name="T29_140" style:family="text"/>
    <style:style style:name="T29_141" style:family="text"/>
    <style:style style:name="T29_142" style:family="text"/>
    <style:style style:name="T29_143" style:family="text">
      <style:text-properties fo:font-weight="bold" style:font-weight-asian="bold" style:font-weight-complex="bold"/>
    </style:style>
    <style:style style:name="T29_144" style:family="text">
      <style:text-properties fo:font-weight="bold" style:font-weight-asian="bold" style:font-weight-complex="bold"/>
    </style:style>
    <style:style style:name="T29_145" style:family="text">
      <style:text-properties fo:font-weight="bold" style:font-weight-asian="bold" style:font-weight-complex="bold"/>
    </style:style>
    <style:style style:name="T29_146" style:family="text">
      <style:text-properties fo:font-weight="bold" style:font-weight-asian="bold" style:font-weight-complex="bold"/>
    </style:style>
    <style:style style:name="T29_147" style:family="text">
      <style:text-properties fo:font-weight="bold" style:font-weight-asian="bold" style:font-weight-complex="bold"/>
    </style:style>
    <style:style style:name="T29_148" style:family="text">
      <style:text-properties fo:font-weight="bold" style:font-weight-asian="bold" style:font-weight-complex="bold"/>
    </style:style>
    <style:style style:name="T29_149" style:family="text">
      <style:text-properties fo:font-weight="bold" style:font-weight-asian="bold" style:font-weight-complex="bold"/>
    </style:style>
    <style:style style:name="T29_150" style:family="text"/>
    <style:style style:name="T29_151" style:family="text"/>
    <style:style style:name="T29_152" style:family="text"/>
    <style:style style:name="T29_153" style:family="text"/>
    <style:style style:name="T29_154" style:family="text"/>
    <style:style style:name="T29_155" style:family="text"/>
    <style:style style:name="T29_156" style:family="text"/>
    <style:style style:name="T29_157" style:family="text"/>
    <style:style style:name="T29_158" style:family="text"/>
    <style:style style:name="T29_159" style:family="text"/>
    <style:style style:name="T29_160" style:family="text"/>
    <style:style style:name="T29_161" style:family="text"/>
    <style:style style:name="T29_162" style:family="text"/>
    <style:style style:name="T29_163" style:family="text"/>
    <style:style style:name="T29_164" style:family="text"/>
    <style:style style:name="T29_165" style:family="text"/>
    <style:style style:name="T29_166" style:family="text"/>
    <style:style style:name="T29_167" style:family="text"/>
    <style:style style:name="T29_168" style:family="text"/>
    <style:style style:name="T29_169" style:family="text"/>
    <style:style style:name="T29_170" style:family="text"/>
    <style:style style:name="T29_171" style:family="text"/>
    <style:style style:name="T29_172" style:family="text"/>
    <style:style style:name="T29_173" style:family="text"/>
    <style:style style:name="T29_174" style:family="text"/>
    <style:style style:name="T29_175" style:family="text"/>
    <style:style style:name="T29_176" style:family="text"/>
    <style:style style:name="T29_177" style:family="text"/>
    <style:style style:name="T29_178" style:family="text"/>
    <style:style style:name="T29_179" style:family="text"/>
    <style:style style:name="T29_180" style:family="text"/>
    <style:style style:name="T29_181" style:family="text"/>
    <style:style style:name="T29_182" style:family="text"/>
    <style:style style:name="T29_183" style:family="text"/>
    <style:style style:name="T29_184" style:family="text"/>
    <style:style style:name="T29_185" style:family="text"/>
    <style:style style:name="T29_186" style:family="text"/>
    <style:style style:name="T29_187" style:family="text"/>
    <style:style style:name="T29_188" style:family="text"/>
    <style:style style:name="T29_189" style:family="text"/>
    <style:style style:name="T29_190" style:family="text"/>
    <style:style style:name="T29_191" style:family="text"/>
    <style:style style:name="T29_192" style:family="text"/>
    <style:style style:name="T29_193" style:family="text"/>
    <style:style style:name="T29_194" style:family="text"/>
    <style:style style:name="T29_195" style:family="text"/>
    <style:style style:name="T29_196" style:family="text"/>
    <style:style style:name="T29_197" style:family="text"/>
    <style:style style:name="T29_198" style:family="text"/>
    <style:style style:name="T29_199" style:family="text"/>
    <style:style style:name="T29_200" style:family="text"/>
    <style:style style:name="T29_201" style:family="text"/>
    <style:style style:name="T29_202" style:family="text"/>
    <style:style style:name="T29_203" style:family="text"/>
    <style:style style:name="T29_204" style:family="text"/>
    <style:style style:name="T29_205" style:family="text"/>
    <style:style style:name="T29_206" style:family="text"/>
    <style:style style:name="T29_207" style:family="text"/>
    <style:style style:name="T29_208" style:family="text"/>
    <style:style style:name="T29_209" style:family="text"/>
    <style:style style:name="T29_210" style:family="text"/>
    <style:style style:name="T29_211" style:family="text"/>
    <style:style style:name="T29_212" style:family="text"/>
    <style:style style:name="T29_213" style:family="text"/>
    <style:style style:name="T29_214" style:family="text"/>
    <style:style style:name="T29_215" style:family="text"/>
    <style:style style:name="T29_216" style:family="text"/>
    <style:style style:name="T29_217" style:family="text"/>
    <style:style style:name="T29_218" style:family="text"/>
    <style:style style:name="T29_219" style:family="text"/>
    <style:style style:name="T29_220" style:family="text"/>
    <style:style style:name="T29_221" style:family="text"/>
    <style:style style:name="T29_222" style:family="text"/>
    <style:style style:name="T29_223" style:family="text"/>
    <style:style style:name="T29_224" style:family="text"/>
    <style:style style:name="T29_225" style:family="text"/>
    <style:style style:name="T29_226" style:family="text"/>
    <style:style style:name="T29_227" style:family="text">
      <style:text-properties fo:font-weight="bold" style:font-weight-asian="bold" style:font-weight-complex="bold"/>
    </style:style>
    <style:style style:name="T29_228" style:family="text">
      <style:text-properties fo:font-weight="bold" style:font-weight-asian="bold" style:font-weight-complex="bold"/>
    </style:style>
    <style:style style:name="T29_229" style:family="text">
      <style:text-properties fo:font-weight="bold" style:font-weight-asian="bold" style:font-weight-complex="bold"/>
    </style:style>
    <style:style style:name="T29_230" style:family="text">
      <style:text-properties fo:font-weight="bold" style:font-weight-asian="bold" style:font-weight-complex="bold"/>
    </style:style>
    <style:style style:name="T29_231" style:family="text">
      <style:text-properties fo:font-weight="bold" style:font-weight-asian="bold" style:font-weight-complex="bold"/>
    </style:style>
    <style:style style:name="T29_232" style:family="text">
      <style:text-properties fo:font-weight="bold" style:font-weight-asian="bold" style:font-weight-complex="bold"/>
    </style:style>
    <style:style style:name="T29_233" style:family="text">
      <style:text-properties fo:font-weight="bold" style:font-weight-asian="bold" style:font-weight-complex="bold"/>
    </style:style>
    <style:style style:name="T29_234" style:family="text"/>
    <style:style style:name="T29_235" style:family="text"/>
    <style:style style:name="T29_236" style:family="text"/>
    <style:style style:name="T29_237" style:family="text"/>
    <style:style style:name="T29_238" style:family="text"/>
    <style:style style:name="T29_239" style:family="text">
      <style:text-properties fo:font-weight="bold" style:font-weight-asian="bold" style:font-weight-complex="bold"/>
    </style:style>
    <style:style style:name="T29_240" style:family="text">
      <style:text-properties fo:font-weight="bold" style:font-weight-asian="bold" style:font-weight-complex="bold"/>
    </style:style>
    <style:style style:name="T29_241" style:family="text">
      <style:text-properties fo:font-weight="bold" style:font-weight-asian="bold" style:font-weight-complex="bold"/>
    </style:style>
    <style:style style:name="T29_242" style:family="text">
      <style:text-properties fo:font-weight="bold" style:font-weight-asian="bold" style:font-weight-complex="bold"/>
    </style:style>
    <style:style style:name="T29_243" style:family="text">
      <style:text-properties fo:font-weight="bold" style:font-weight-asian="bold" style:font-weight-complex="bold"/>
    </style:style>
    <style:style style:name="T29_244" style:family="text"/>
    <style:style style:name="T29_245" style:family="text"/>
    <style:style style:name="T29_246" style:family="text"/>
    <style:style style:name="T29_247" style:family="text"/>
    <style:style style:name="T29_248" style:family="text"/>
    <style:style style:name="T29_249" style:family="text"/>
    <style:style style:name="T29_250" style:family="text"/>
    <style:style style:name="T29_251" style:family="text"/>
    <style:style style:name="T29_252" style:family="text"/>
    <style:style style:name="T29_253" style:family="text"/>
    <style:style style:name="T29_254" style:family="text"/>
    <style:style style:name="T29_255" style:family="text"/>
    <style:style style:name="T29_256" style:family="text"/>
    <style:style style:name="T29_257" style:family="text"/>
    <style:style style:name="T29_258" style:family="text"/>
    <style:style style:name="T29_259" style:family="text"/>
    <style:style style:name="T29_260" style:family="text"/>
    <style:style style:name="T29_261" style:family="text"/>
    <style:style style:name="T29_262" style:family="text"/>
    <style:style style:name="T29_263" style:family="text"/>
    <style:style style:name="T29_264" style:family="text"/>
    <style:style style:name="T29_265" style:family="text"/>
    <style:style style:name="T29_266" style:family="text"/>
    <style:style style:name="T29_267" style:family="text"/>
    <style:style style:name="T29_268" style:family="text"/>
    <style:style style:name="T29_269" style:family="text">
      <style:text-properties fo:font-style="italic" style:font-style-asian="italic" style:font-style-complex="italic"/>
    </style:style>
    <style:style style:name="T29_270" style:family="text">
      <style:text-properties fo:font-style="italic" style:font-style-asian="italic" style:font-style-complex="italic"/>
    </style:style>
    <style:style style:name="T29_271" style:family="text">
      <style:text-properties fo:font-style="italic" style:font-style-asian="italic" style:font-style-complex="italic"/>
    </style:style>
    <style:style style:name="T29_272" style:family="text"/>
    <style:style style:name="T29_273" style:family="text"/>
    <style:style style:name="T29_274" style:family="text"/>
    <style:style style:name="T29_275" style:family="text"/>
    <style:style style:name="T29_276" style:family="text"/>
    <style:style style:name="T29_277" style:family="text"/>
    <style:style style:name="T29_278" style:family="text"/>
    <style:style style:name="T29_279" style:family="text"/>
    <style:style style:name="T29_280" style:family="text"/>
    <style:style style:name="T29_281" style:family="text"/>
    <style:style style:name="T29_282" style:family="text"/>
    <style:style style:name="T29_283" style:family="text"/>
    <style:style style:name="T29_284" style:family="text"/>
    <style:style style:name="T29_285" style:family="text"/>
    <style:style style:name="T29_286" style:family="text"/>
    <style:style style:name="T29_287" style:family="text"/>
    <style:style style:name="T29_288" style:family="text"/>
    <style:style style:name="T29_289" style:family="text"/>
    <style:style style:name="T29_290" style:family="text"/>
    <style:style style:name="T29_291" style:family="text"/>
    <style:style style:name="T29_292" style:family="text"/>
    <style:style style:name="T29_293" style:family="text"/>
    <style:style style:name="T29_294" style:family="text"/>
    <style:style style:name="T29_295" style:family="text"/>
    <style:style style:name="T29_296" style:family="text"/>
    <style:style style:name="T29_297" style:family="text"/>
    <style:style style:name="T29_298" style:family="text"/>
    <style:style style:name="T29_299" style:family="text"/>
    <style:style style:name="T29_300" style:family="text"/>
    <style:style style:name="T29_301" style:family="text"/>
    <style:style style:name="T29_302" style:family="text"/>
    <style:style style:name="T29_303" style:family="text"/>
    <style:style style:name="T29_304" style:family="text"/>
    <style:style style:name="T29_305" style:family="text"/>
    <style:style style:name="T29_306" style:family="text"/>
    <style:style style:name="T29_307" style:family="text"/>
    <style:style style:name="T29_308" style:family="text"/>
    <style:style style:name="T29_309" style:family="text"/>
    <style:style style:name="T29_310" style:family="text"/>
    <style:style style:name="T29_311" style:family="text"/>
    <style:style style:name="T29_312" style:family="text"/>
    <style:style style:name="T29_313" style:family="text"/>
    <style:style style:name="T29_314" style:family="text"/>
    <style:style style:name="T29_315" style:family="text">
      <style:text-properties fo:font-weight="bold" style:font-weight-asian="bold" style:font-weight-complex="bold"/>
    </style:style>
    <style:style style:name="T29_316" style:family="text">
      <style:text-properties fo:font-weight="bold" style:font-weight-asian="bold" style:font-weight-complex="bold"/>
    </style:style>
    <style:style style:name="T29_317" style:family="text">
      <style:text-properties fo:font-weight="bold" style:font-weight-asian="bold" style:font-weight-complex="bold"/>
    </style:style>
    <style:style style:name="T29_318" style:family="text">
      <style:text-properties fo:font-weight="bold" style:font-weight-asian="bold" style:font-weight-complex="bold"/>
    </style:style>
    <style:style style:name="T29_319" style:family="text"/>
    <style:style style:name="T29_320" style:family="text"/>
    <style:style style:name="T29_321" style:family="text"/>
    <style:style style:name="T29_322" style:family="text"/>
    <style:style style:name="T29_323" style:family="text"/>
    <style:style style:name="T29_324" style:family="text"/>
    <style:style style:name="T29_325" style:family="text"/>
    <style:style style:name="T29_326" style:family="text"/>
    <style:style style:name="T29_327" style:family="text"/>
    <style:style style:name="T29_328" style:family="text"/>
    <style:style style:name="T29_329" style:family="text"/>
    <style:style style:name="T29_330" style:family="text"/>
    <style:style style:name="T29_331" style:family="text"/>
    <style:style style:name="T29_332" style:family="text"/>
    <style:style style:name="T29_333" style:family="text"/>
    <style:style style:name="T29_334" style:family="text"/>
    <style:style style:name="T29_335" style:family="text"/>
    <style:style style:name="T29_336" style:family="text"/>
    <style:style style:name="T29_337" style:family="text"/>
    <style:style style:name="T29_338" style:family="text"/>
    <style:style style:name="T29_339" style:family="text"/>
    <style:style style:name="T29_340" style:family="text"/>
    <style:style style:name="T29_341" style:family="text"/>
    <style:style style:name="T29_342" style:family="text"/>
    <style:style style:name="T29_343" style:family="text"/>
    <style:style style:name="T29_344" style:family="text"/>
    <style:style style:name="T29_345" style:family="text"/>
    <style:style style:name="T29_346" style:family="text"/>
    <style:style style:name="T29_347" style:family="text"/>
    <style:style style:name="T29_348" style:family="text"/>
    <style:style style:name="T29_349" style:family="text"/>
    <style:style style:name="T29_350" style:family="text"/>
    <style:style style:name="T29_351" style:family="text"/>
    <style:style style:name="T29_352" style:family="text"/>
    <style:style style:name="T29_353" style:family="text"/>
    <style:style style:name="T29_354" style:family="text"/>
    <style:style style:name="T29_355" style:family="text"/>
    <style:style style:name="T29_356" style:family="text"/>
    <style:style style:name="T29_357" style:family="text"/>
    <style:style style:name="T29_358" style:family="text"/>
    <style:style style:name="T29_359" style:family="text"/>
    <style:style style:name="T29_360" style:family="text"/>
    <style:style style:name="T29_361" style:family="text"/>
    <style:style style:name="T29_362" style:family="text"/>
    <style:style style:name="T29_363" style:family="text"/>
    <style:style style:name="T29_364" style:family="text"/>
    <style:style style:name="T29_365" style:family="text"/>
    <style:style style:name="T29_366" style:family="text"/>
    <style:style style:name="T29_367" style:family="text"/>
    <style:style style:name="T29_368" style:family="text"/>
    <style:style style:name="T29_369" style:family="text"/>
    <style:style style:name="T29_370" style:family="text"/>
    <style:style style:name="T29_371" style:family="text"/>
    <style:style style:name="T29_372" style:family="text"/>
    <style:style style:name="T29_373" style:family="text"/>
    <style:style style:name="T29_374" style:family="text"/>
    <style:style style:name="T29_375" style:family="text"/>
    <style:style style:name="T29_376" style:family="text"/>
    <style:style style:name="T29_377" style:family="text"/>
    <style:style style:name="T29_378" style:family="text"/>
    <style:style style:name="T29_379" style:family="text"/>
    <style:style style:name="T29_380" style:family="text"/>
    <style:style style:name="T29_381" style:family="text"/>
    <style:style style:name="T29_382" style:family="text"/>
    <style:style style:name="T29_383" style:family="text"/>
    <style:style style:name="T29_384" style:family="text"/>
    <style:style style:name="T29_385" style:family="text"/>
    <style:style style:name="T29_386" style:family="text"/>
    <style:style style:name="T29_387" style:family="text"/>
    <style:style style:name="T29_388" style:family="text"/>
    <style:style style:name="T29_389" style:family="text"/>
    <style:style style:name="T29_390" style:family="text"/>
    <style:style style:name="T29_391" style:family="text"/>
    <style:style style:name="P30" style:family="paragraph" style:parent-style-name="Standard">
      <style:paragraph-properties fo:break-before="auto" fo:line-height="115%" fo:margin-top="0cm" style:writing-mode="lr-tb">
        <style:tab-stops>
          <style:tab-stop style:type="left" style:leader-style="none" style:position="-1.931cm"/>
          <style:tab-stop style:type="left" style:leader-style="none" style:position="-1.296cm"/>
          <style:tab-stop style:type="left" style:leader-style="none" style:position="-0.661cm"/>
          <style:tab-stop style:type="left" style:leader-style="none" style:position="-0.026cm"/>
        </style:tab-stops>
      </style:paragraph-properties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/>
    <style:style style:name="T30_36" style:family="text"/>
    <style:style style:name="T30_37" style:family="text"/>
    <style:style style:name="T30_38" style:family="text"/>
    <style:style style:name="T30_39" style:family="text"/>
    <style:style style:name="T30_40" style:family="text"/>
    <style:style style:name="T30_41" style:family="text"/>
    <style:style style:name="T30_42" style:family="text"/>
    <style:style style:name="T30_43" style:family="text"/>
    <style:style style:name="T30_44" style:family="text"/>
    <style:style style:name="T30_45" style:family="text"/>
    <style:style style:name="T30_46" style:family="text"/>
    <style:style style:name="T30_47" style:family="text"/>
    <style:style style:name="T30_48" style:family="text"/>
    <style:style style:name="T30_49" style:family="text"/>
    <style:style style:name="T30_50" style:family="text"/>
    <style:style style:name="T30_51" style:family="text"/>
    <style:style style:name="T30_52" style:family="text"/>
    <style:style style:name="T30_53" style:family="text"/>
    <style:style style:name="T30_54" style:family="text"/>
    <style:style style:name="T30_55" style:family="text"/>
    <style:style style:name="T30_56" style:family="text"/>
    <style:style style:name="T30_57" style:family="text"/>
    <style:style style:name="T30_58" style:family="text"/>
    <style:style style:name="T30_59" style:family="text"/>
    <style:style style:name="T30_60" style:family="text"/>
    <style:style style:name="T30_61" style:family="text"/>
    <style:style style:name="T30_62" style:family="text"/>
    <style:style style:name="T30_63" style:family="text"/>
    <style:style style:name="T30_64" style:family="text"/>
    <style:style style:name="T30_65" style:family="text"/>
    <style:style style:name="T30_66" style:family="text"/>
    <style:style style:name="T30_67" style:family="text"/>
    <style:style style:name="T30_68" style:family="text"/>
    <style:style style:name="P31" style:family="paragraph" style:parent-style-name="Standard">
      <style:paragraph-properties fo:break-before="auto" fo:line-height="115%" fo:margin-top="0cm" style:writing-mode="lr-tb">
        <style:tab-stops>
          <style:tab-stop style:type="left" style:leader-style="none" style:position="-0.661cm"/>
          <style:tab-stop style:type="left" style:leader-style="none" style:position="-0.026cm"/>
          <style:tab-stop style:type="left" style:leader-style="none" style:position="0.609cm"/>
          <style:tab-stop style:type="left" style:leader-style="none" style:position="1.244cm"/>
        </style:tab-stops>
      </style:paragraph-properties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T31_31" style:family="text"/>
    <style:style style:name="T31_32" style:family="text"/>
    <style:style style:name="T31_33" style:family="text"/>
    <style:style style:name="T31_34" style:family="text"/>
    <style:style style:name="T31_35" style:family="text"/>
    <style:style style:name="T31_36" style:family="text"/>
    <style:style style:name="T31_37" style:family="text"/>
    <style:style style:name="T31_38" style:family="text"/>
    <style:style style:name="T31_39" style:family="text"/>
    <style:style style:name="T31_40" style:family="text"/>
    <style:style style:name="T31_41" style:family="text"/>
    <style:style style:name="T31_42" style:family="text"/>
    <style:style style:name="T31_43" style:family="text"/>
    <style:style style:name="T31_44" style:family="text"/>
    <style:style style:name="T31_45" style:family="text"/>
    <style:style style:name="T31_46" style:family="text"/>
    <style:style style:name="T31_47" style:family="text"/>
    <style:style style:name="T31_48" style:family="text"/>
    <style:style style:name="T31_49" style:family="text"/>
    <style:style style:name="T31_50" style:family="text"/>
    <style:style style:name="T31_51" style:family="text"/>
    <style:style style:name="T31_52" style:family="text"/>
    <style:style style:name="T31_53" style:family="text"/>
    <style:style style:name="T31_54" style:family="text">
      <style:text-properties fo:font-style="italic" style:font-style-asian="italic" style:font-style-complex="italic"/>
    </style:style>
    <style:style style:name="T31_55" style:family="text"/>
    <style:style style:name="T31_56" style:family="text"/>
    <style:style style:name="T31_57" style:family="text"/>
    <style:style style:name="T31_58" style:family="text"/>
    <style:style style:name="T31_59" style:family="text"/>
    <style:style style:name="T31_60" style:family="text"/>
    <style:style style:name="T31_61" style:family="text"/>
    <style:style style:name="T31_62" style:family="text"/>
    <style:style style:name="T31_63" style:family="text"/>
    <style:style style:name="T31_64" style:family="text"/>
    <style:style style:name="T31_65" style:family="text"/>
    <style:style style:name="T31_66" style:family="text"/>
    <style:style style:name="T31_67" style:family="text"/>
    <style:style style:name="T31_68" style:family="text"/>
    <style:style style:name="T31_69" style:family="text"/>
    <style:style style:name="T31_70" style:family="text"/>
    <style:style style:name="T31_71" style:family="text"/>
    <style:style style:name="T31_72" style:family="text"/>
    <style:style style:name="T31_73" style:family="text"/>
    <style:style style:name="T31_74" style:family="text"/>
    <style:style style:name="T31_75" style:family="text"/>
    <style:style style:name="T31_76" style:family="text"/>
    <style:style style:name="T31_77" style:family="text"/>
    <style:style style:name="T31_78" style:family="text"/>
    <style:style style:name="T31_79" style:family="text"/>
    <style:style style:name="T31_80" style:family="text"/>
    <style:style style:name="T31_81" style:family="text"/>
    <style:style style:name="T31_82" style:family="text"/>
    <style:style style:name="T31_83" style:family="text"/>
    <style:style style:name="T31_84" style:family="text"/>
    <style:style style:name="T31_85" style:family="text"/>
    <style:style style:name="T31_86" style:family="text"/>
    <style:style style:name="T31_87" style:family="text"/>
    <style:style style:name="T31_88" style:family="text"/>
    <style:style style:name="T31_89" style:family="text"/>
    <style:style style:name="T31_90" style:family="text"/>
    <style:style style:name="T31_91" style:family="text"/>
    <style:style style:name="T31_92" style:family="text"/>
    <style:style style:name="T31_93" style:family="text"/>
    <style:style style:name="T31_94" style:family="text"/>
    <style:style style:name="T31_95" style:family="text"/>
    <style:style style:name="T31_96" style:family="text"/>
    <style:style style:name="T31_97" style:family="text"/>
    <style:style style:name="T31_98" style:family="text"/>
    <style:style style:name="T31_99" style:family="text"/>
    <style:style style:name="T31_100" style:family="text"/>
    <style:style style:name="T31_101" style:family="text"/>
    <style:style style:name="T31_102" style:family="text"/>
    <style:style style:name="T31_103" style:family="text"/>
    <style:style style:name="T31_104" style:family="text"/>
    <style:style style:name="T31_105" style:family="text"/>
    <style:style style:name="T31_106" style:family="text"/>
    <style:style style:name="T31_107" style:family="text"/>
    <style:style style:name="T31_108" style:family="text"/>
    <style:style style:name="T31_109" style:family="text"/>
    <style:style style:name="T31_110" style:family="text"/>
    <style:style style:name="T31_111" style:family="text"/>
    <style:style style:name="T31_112" style:family="text"/>
    <style:style style:name="T31_113" style:family="text"/>
    <style:style style:name="T31_114" style:family="text"/>
    <style:style style:name="T31_115" style:family="text"/>
    <style:style style:name="T31_116" style:family="text"/>
    <style:style style:name="T31_117" style:family="text"/>
    <style:style style:name="T31_118" style:family="text"/>
    <style:style style:name="T31_119" style:family="text"/>
    <style:style style:name="T31_120" style:family="text"/>
    <style:style style:name="T31_121" style:family="text"/>
    <style:style style:name="T31_122" style:family="text"/>
    <style:style style:name="T31_123" style:family="text"/>
    <style:style style:name="T31_124" style:family="text"/>
    <style:style style:name="T31_125" style:family="text"/>
    <style:style style:name="T31_126" style:family="text"/>
    <style:style style:name="T31_127" style:family="text"/>
    <style:style style:name="T31_128" style:family="text"/>
    <style:style style:name="T31_129" style:family="text"/>
    <style:style style:name="T31_130" style:family="text"/>
    <style:style style:name="T31_131" style:family="text"/>
    <style:style style:name="P32" style:family="paragraph" style:parent-style-name="Standard">
      <style:paragraph-properties fo:break-before="auto" fo:line-height="115%" fo:margin-top="0cm" style:writing-mode="lr-tb">
        <style:tab-stops>
          <style:tab-stop style:type="left" style:leader-style="none" style:position="-1.931cm"/>
          <style:tab-stop style:type="left" style:leader-style="none" style:position="-1.296cm"/>
          <style:tab-stop style:type="left" style:leader-style="none" style:position="-0.661cm"/>
          <style:tab-stop style:type="left" style:leader-style="none" style:position="-0.026cm"/>
        </style:tab-stops>
      </style:paragraph-properties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T32_37" style:family="text"/>
    <style:style style:name="T32_38" style:family="text"/>
    <style:style style:name="T32_39" style:family="text"/>
    <style:style style:name="T32_40" style:family="text"/>
    <style:style style:name="T32_41" style:family="text"/>
    <style:style style:name="T32_42" style:family="text"/>
    <style:style style:name="T32_43" style:family="text"/>
    <style:style style:name="T32_44" style:family="text"/>
    <style:style style:name="T32_45" style:family="text"/>
    <style:style style:name="T32_46" style:family="text"/>
    <style:style style:name="T32_47" style:family="text"/>
    <style:style style:name="T32_48" style:family="text"/>
    <style:style style:name="T32_49" style:family="text">
      <style:text-properties fo:font-weight="bold" style:font-weight-asian="bold" style:font-weight-complex="bold"/>
    </style:style>
    <style:style style:name="T32_50" style:family="text">
      <style:text-properties fo:font-weight="bold" style:font-weight-asian="bold" style:font-weight-complex="bold"/>
    </style:style>
    <style:style style:name="T32_51" style:family="text">
      <style:text-properties fo:font-weight="bold" style:font-weight-asian="bold" style:font-weight-complex="bold"/>
    </style:style>
    <style:style style:name="T32_52" style:family="text">
      <style:text-properties fo:font-weight="bold" style:font-weight-asian="bold" style:font-weight-complex="bold"/>
    </style:style>
    <style:style style:name="T32_53" style:family="text">
      <style:text-properties fo:font-weight="bold" style:font-weight-asian="bold" style:font-weight-complex="bold"/>
    </style:style>
    <style:style style:name="T32_54" style:family="text"/>
    <style:style style:name="P33" style:family="paragraph" style:parent-style-name="Standard">
      <style:paragraph-properties fo:break-before="auto" fo:line-height="115%" fo:margin-top="0cm" fo:margin-bottom="0cm" style:writing-mode="lr-tb">
        <style:tab-stops>
          <style:tab-stop style:type="left" style:leader-style="none" style:position="-1.931cm"/>
          <style:tab-stop style:type="left" style:leader-style="none" style:position="-1.296cm"/>
          <style:tab-stop style:type="left" style:leader-style="none" style:position="-0.661cm"/>
          <style:tab-stop style:type="left" style:leader-style="none" style:position="-0.026cm"/>
        </style:tab-stops>
      </style:paragraph-properties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T33_33" style:family="text"/>
    <style:style style:name="T33_34" style:family="text"/>
    <style:style style:name="T33_35" style:family="text"/>
    <style:style style:name="T33_36" style:family="text"/>
    <style:style style:name="T33_37" style:family="text"/>
    <style:style style:name="T33_38" style:family="text"/>
    <style:style style:name="T33_39" style:family="text"/>
    <style:style style:name="T33_40" style:family="text"/>
    <style:style style:name="T33_41" style:family="text"/>
    <style:style style:name="T33_42" style:family="text"/>
    <style:style style:name="T33_43" style:family="text"/>
    <style:style style:name="T33_44" style:family="text"/>
    <style:style style:name="T33_45" style:family="text"/>
    <style:style style:name="T33_46" style:family="text"/>
    <style:style style:name="T33_47" style:family="text"/>
    <style:style style:name="T33_48" style:family="text"/>
    <style:style style:name="T33_49" style:family="text"/>
    <style:style style:name="T33_50" style:family="text"/>
    <style:style style:name="T33_51" style:family="text"/>
    <style:style style:name="T33_52" style:family="text"/>
    <style:style style:name="T33_53" style:family="text"/>
    <style:style style:name="T33_54" style:family="text"/>
    <style:style style:name="T33_55" style:family="text">
      <style:text-properties fo:font-style="italic" style:font-style-asian="italic" style:font-style-complex="italic"/>
    </style:style>
    <style:style style:name="T33_56" style:family="text"/>
    <style:style style:name="T33_57" style:family="text"/>
    <style:style style:name="T33_58" style:family="text"/>
    <style:style style:name="T33_59" style:family="text"/>
    <style:style style:name="T33_60" style:family="text"/>
    <style:style style:name="T33_61" style:family="text"/>
    <style:style style:name="T33_62" style:family="text"/>
    <style:style style:name="T33_63" style:family="text"/>
    <style:style style:name="T33_64" style:family="text"/>
    <style:style style:name="T33_65" style:family="text"/>
    <style:style style:name="T33_66" style:family="text"/>
    <style:style style:name="T33_67" style:family="text"/>
    <style:style style:name="T33_68" style:family="text"/>
    <style:style style:name="T33_69" style:family="text"/>
    <style:style style:name="T33_70" style:family="text"/>
    <style:style style:name="T33_71" style:family="text"/>
    <style:style style:name="T33_72" style:family="text"/>
    <style:style style:name="T33_73" style:family="text"/>
    <style:style style:name="T33_74" style:family="text"/>
    <style:style style:name="T33_75" style:family="text"/>
    <style:style style:name="T33_76" style:family="text"/>
    <style:style style:name="T33_77" style:family="text"/>
    <style:style style:name="T33_78" style:family="text"/>
    <style:style style:name="T33_79" style:family="text"/>
    <style:style style:name="T33_80" style:family="text"/>
    <style:style style:name="T33_81" style:family="text"/>
    <style:style style:name="T33_82" style:family="text"/>
    <style:style style:name="T33_83" style:family="text"/>
    <style:style style:name="T33_84" style:family="text"/>
    <style:style style:name="T33_85" style:family="text"/>
    <style:style style:name="T33_86" style:family="text"/>
    <style:style style:name="T33_87" style:family="text"/>
    <style:style style:name="T33_88" style:family="text"/>
    <style:style style:name="T33_89" style:family="text"/>
    <style:style style:name="T33_90" style:family="text"/>
    <style:style style:name="T33_91" style:family="text"/>
    <style:style style:name="T33_92" style:family="text"/>
    <style:style style:name="T33_93" style:family="text"/>
    <style:style style:name="T33_94" style:family="text"/>
    <style:style style:name="T33_95" style:family="text">
      <style:text-properties fo:font-style="italic" style:font-style-asian="italic" style:font-style-complex="italic"/>
    </style:style>
    <style:style style:name="T33_96" style:family="text">
      <style:text-properties fo:font-style="italic" style:font-style-asian="italic" style:font-style-complex="italic"/>
    </style:style>
    <style:style style:name="T33_97" style:family="text">
      <style:text-properties fo:font-style="italic" style:font-style-asian="italic" style:font-style-complex="italic"/>
    </style:style>
    <style:style style:name="T33_98" style:family="text"/>
    <style:style style:name="T33_99" style:family="text"/>
    <style:style style:name="T33_100" style:family="text"/>
    <style:style style:name="T33_101" style:family="text"/>
    <style:style style:name="T33_102" style:family="text"/>
    <style:style style:name="T33_103" style:family="text"/>
    <style:style style:name="T33_104" style:family="text"/>
    <style:style style:name="T33_105" style:family="text"/>
    <style:style style:name="T33_106" style:family="text"/>
    <style:style style:name="T33_107" style:family="text"/>
    <style:style style:name="T33_108" style:family="text"/>
    <style:style style:name="T33_109" style:family="text"/>
    <style:style style:name="T33_110" style:family="text"/>
    <style:style style:name="T33_111" style:family="text"/>
    <style:style style:name="T33_112" style:family="text"/>
    <style:style style:name="T33_113" style:family="text"/>
    <style:style style:name="T33_114" style:family="text"/>
    <style:style style:name="T33_115" style:family="text">
      <style:text-properties fo:font-weight="bold" style:font-weight-asian="bold" style:font-weight-complex="bold"/>
    </style:style>
    <style:style style:name="T33_116" style:family="text">
      <style:text-properties fo:font-weight="bold" style:font-weight-asian="bold" style:font-weight-complex="bold"/>
    </style:style>
    <style:style style:name="T33_117" style:family="text">
      <style:text-properties fo:font-weight="bold" style:font-weight-asian="bold" style:font-weight-complex="bold"/>
    </style:style>
    <style:style style:name="T33_118" style:family="text">
      <style:text-properties fo:font-weight="bold" style:font-weight-asian="bold" style:font-weight-complex="bold"/>
    </style:style>
    <style:style style:name="T33_119" style:family="text">
      <style:text-properties fo:font-weight="bold" style:font-weight-asian="bold" style:font-weight-complex="bold"/>
    </style:style>
    <style:style style:name="T33_120" style:family="text">
      <style:text-properties fo:font-weight="bold" style:font-weight-asian="bold" style:font-weight-complex="bold"/>
    </style:style>
    <style:style style:name="T33_121" style:family="text">
      <style:text-properties fo:font-weight="bold" style:font-weight-asian="bold" style:font-weight-complex="bold"/>
    </style:style>
    <style:style style:name="T33_122" style:family="text"/>
    <style:style style:name="T33_123" style:family="text"/>
    <style:style style:name="T33_124" style:family="text"/>
    <style:style style:name="T33_125" style:family="text"/>
    <style:style style:name="T33_126" style:family="text"/>
    <style:style style:name="T33_127" style:family="text"/>
    <style:style style:name="T33_128" style:family="text"/>
    <style:style style:name="T33_129" style:family="text"/>
    <style:style style:name="T33_130" style:family="text"/>
    <style:style style:name="T33_131" style:family="text"/>
    <style:style style:name="T33_132" style:family="text"/>
    <style:style style:name="T33_133" style:family="text"/>
    <style:style style:name="T33_134" style:family="text"/>
    <style:style style:name="T33_135" style:family="text"/>
    <style:style style:name="T33_136" style:family="text"/>
    <style:style style:name="T33_137" style:family="text"/>
    <style:style style:name="T33_138" style:family="text"/>
    <style:style style:name="T33_139" style:family="text"/>
    <style:style style:name="T33_140" style:family="text"/>
    <style:style style:name="T33_141" style:family="text"/>
    <style:style style:name="T33_142" style:family="text"/>
    <style:style style:name="T33_143" style:family="text"/>
    <style:style style:name="T33_144" style:family="text"/>
    <style:style style:name="T33_145" style:family="text"/>
    <style:style style:name="T33_146" style:family="text"/>
    <style:style style:name="T33_147" style:family="text"/>
    <style:style style:name="T33_148" style:family="text"/>
    <style:style style:name="T33_149" style:family="text"/>
    <style:style style:name="T33_150" style:family="text"/>
    <style:style style:name="T33_151" style:family="text"/>
    <style:style style:name="T33_152" style:family="text"/>
    <style:style style:name="T33_153" style:family="text"/>
    <style:style style:name="T33_154" style:family="text"/>
    <style:style style:name="T33_155" style:family="text"/>
    <style:style style:name="T33_156" style:family="text"/>
    <style:style style:name="T33_157" style:family="text"/>
    <style:style style:name="T33_158" style:family="text"/>
    <style:style style:name="T33_159" style:family="text"/>
    <style:style style:name="T33_160" style:family="text"/>
    <style:style style:name="T33_161" style:family="text"/>
    <style:style style:name="T33_162" style:family="text"/>
    <style:style style:name="T33_163" style:family="text"/>
    <style:style style:name="T33_164" style:family="text"/>
    <style:style style:name="T33_165" style:family="text"/>
    <style:style style:name="T33_166" style:family="text"/>
    <style:style style:name="T33_167" style:family="text"/>
    <style:style style:name="T33_168" style:family="text"/>
    <style:style style:name="T33_169" style:family="text"/>
    <style:style style:name="T33_170" style:family="text"/>
    <style:style style:name="T33_171" style:family="text"/>
    <style:style style:name="T33_172" style:family="text"/>
    <style:style style:name="T33_173" style:family="text"/>
    <style:style style:name="T33_174" style:family="text"/>
    <style:style style:name="T33_175" style:family="text"/>
    <style:style style:name="T33_176" style:family="text"/>
    <style:style style:name="T33_177" style:family="text"/>
    <style:style style:name="T33_178" style:family="text"/>
    <style:style style:name="T33_179" style:family="text"/>
    <style:style style:name="T33_180" style:family="text"/>
    <style:style style:name="T33_181" style:family="text"/>
    <style:style style:name="T33_182" style:family="text"/>
    <style:style style:name="T33_183" style:family="text"/>
    <style:style style:name="T33_184" style:family="text"/>
    <style:style style:name="T33_185" style:family="text"/>
    <style:style style:name="T33_186" style:family="text"/>
    <style:style style:name="T33_187" style:family="text"/>
    <style:style style:name="T33_188" style:family="text"/>
    <style:style style:name="T33_189" style:family="text"/>
    <style:style style:name="T33_190" style:family="text"/>
    <style:style style:name="T33_191" style:family="text"/>
    <style:style style:name="T33_192" style:family="text"/>
    <style:style style:name="T33_193" style:family="text"/>
    <style:style style:name="T33_194" style:family="text"/>
    <style:style style:name="T33_195" style:family="text"/>
    <style:style style:name="T33_196" style:family="text"/>
    <style:style style:name="T33_197" style:family="text"/>
    <style:style style:name="T33_198" style:family="text"/>
    <style:style style:name="T33_199" style:family="text"/>
    <style:style style:name="T33_200" style:family="text"/>
    <style:style style:name="T33_201" style:family="text"/>
    <style:style style:name="T33_202" style:family="text"/>
    <style:style style:name="T33_203" style:family="text"/>
    <style:style style:name="T33_204" style:family="text"/>
    <style:style style:name="T33_205" style:family="text"/>
    <style:style style:name="T33_206" style:family="text"/>
    <style:style style:name="T33_207" style:family="text"/>
    <style:style style:name="T33_208" style:family="text"/>
    <style:style style:name="T33_209" style:family="text"/>
    <style:style style:name="T33_210" style:family="text"/>
    <style:style style:name="T33_211" style:family="text"/>
    <style:style style:name="T33_212" style:family="text"/>
    <style:style style:name="T33_213" style:family="text"/>
    <style:style style:name="T33_214" style:family="text"/>
    <style:style style:name="T33_215" style:family="text"/>
    <style:style style:name="T33_216" style:family="text"/>
    <style:style style:name="T33_217" style:family="text"/>
    <style:style style:name="T33_218" style:family="text"/>
    <style:style style:name="T33_219" style:family="text"/>
    <style:style style:name="T33_220" style:family="text"/>
    <style:style style:name="T33_221" style:family="text"/>
    <style:style style:name="T33_222" style:family="text"/>
    <style:style style:name="T33_223" style:family="text"/>
    <style:style style:name="T33_224" style:family="text"/>
    <style:style style:name="T33_225" style:family="text"/>
    <style:style style:name="T33_226" style:family="text"/>
    <style:style style:name="T33_227" style:family="text"/>
    <style:style style:name="T33_228" style:family="text"/>
    <style:style style:name="T33_229" style:family="text"/>
    <style:style style:name="T33_230" style:family="text"/>
    <style:style style:name="T33_231" style:family="text"/>
    <style:style style:name="T33_232" style:family="text"/>
    <style:style style:name="T33_233" style:family="text"/>
    <style:style style:name="T33_234" style:family="text"/>
    <style:style style:name="T33_235" style:family="text"/>
    <style:style style:name="T33_236" style:family="text"/>
    <style:style style:name="T33_237" style:family="text"/>
    <style:style style:name="T33_238" style:family="text"/>
    <style:style style:name="T33_239" style:family="text"/>
    <style:style style:name="T33_240" style:family="text"/>
    <style:style style:name="T33_241" style:family="text">
      <style:text-properties fo:font-weight="bold" style:font-weight-asian="bold" style:font-weight-complex="bold"/>
    </style:style>
    <style:style style:name="T33_242" style:family="text">
      <style:text-properties fo:font-weight="bold" style:font-weight-asian="bold" style:font-weight-complex="bold"/>
    </style:style>
    <style:style style:name="T33_243" style:family="text">
      <style:text-properties fo:font-weight="bold" style:font-weight-asian="bold" style:font-weight-complex="bold"/>
    </style:style>
    <style:style style:name="T33_244" style:family="text">
      <style:text-properties fo:font-weight="bold" style:font-weight-asian="bold" style:font-weight-complex="bold"/>
    </style:style>
    <style:style style:name="T33_245" style:family="text">
      <style:text-properties fo:font-weight="bold" style:font-weight-asian="bold" style:font-weight-complex="bold"/>
    </style:style>
    <style:style style:name="T33_246" style:family="text">
      <style:text-properties fo:font-weight="bold" style:font-weight-asian="bold" style:font-weight-complex="bold"/>
    </style:style>
    <style:style style:name="T33_247" style:family="text">
      <style:text-properties fo:font-weight="bold" style:font-weight-asian="bold" style:font-weight-complex="bold"/>
    </style:style>
    <style:style style:name="T33_248" style:family="text"/>
    <style:style style:name="T33_249" style:family="text"/>
    <style:style style:name="T33_250" style:family="text"/>
    <style:style style:name="T33_251" style:family="text"/>
    <style:style style:name="T33_252" style:family="text"/>
    <style:style style:name="T33_253" style:family="text"/>
    <style:style style:name="T33_254" style:family="text"/>
    <style:style style:name="T33_255" style:family="text"/>
    <style:style style:name="T33_256" style:family="text"/>
    <style:style style:name="T33_257" style:family="text"/>
    <style:style style:name="T33_258" style:family="text"/>
    <style:style style:name="T33_259" style:family="text"/>
    <style:style style:name="T33_260" style:family="text"/>
    <style:style style:name="T33_261" style:family="text"/>
    <style:style style:name="T33_262" style:family="text"/>
    <style:style style:name="T33_263" style:family="text"/>
    <style:style style:name="T33_264" style:family="text"/>
    <style:style style:name="T33_265" style:family="text"/>
    <style:style style:name="T33_266" style:family="text"/>
    <style:style style:name="T33_267" style:family="text"/>
    <style:style style:name="T33_268" style:family="text"/>
    <style:style style:name="T33_269" style:family="text"/>
    <style:style style:name="T33_270" style:family="text"/>
    <style:style style:name="T33_271" style:family="text"/>
    <style:style style:name="T33_272" style:family="text"/>
    <style:style style:name="T33_273" style:family="text"/>
    <style:style style:name="T33_274" style:family="text"/>
    <style:style style:name="T33_275" style:family="text"/>
    <style:style style:name="T33_276" style:family="text"/>
    <style:style style:name="T33_277" style:family="text"/>
    <style:style style:name="T33_278" style:family="text"/>
    <style:style style:name="T33_279" style:family="text"/>
    <style:style style:name="T33_280" style:family="text"/>
    <style:style style:name="T33_281" style:family="text"/>
    <style:style style:name="T33_282" style:family="text"/>
    <style:style style:name="T33_283" style:family="text"/>
    <style:style style:name="T33_284" style:family="text"/>
    <style:style style:name="T33_285" style:family="text"/>
    <style:style style:name="T33_286" style:family="text"/>
    <style:style style:name="T33_287" style:family="text"/>
    <style:style style:name="T33_288" style:family="text"/>
    <style:style style:name="T33_289" style:family="text"/>
    <style:style style:name="T33_290" style:family="text"/>
    <style:style style:name="T33_291" style:family="text"/>
    <style:style style:name="T33_292" style:family="text"/>
    <style:style style:name="T33_293" style:family="text"/>
    <style:style style:name="T33_294" style:family="text"/>
    <style:style style:name="T33_295" style:family="text"/>
    <style:style style:name="T33_296" style:family="text"/>
    <style:style style:name="T33_297" style:family="text"/>
    <style:style style:name="T33_298" style:family="text"/>
    <style:style style:name="T33_299" style:family="text"/>
    <style:style style:name="T33_300" style:family="text"/>
    <style:style style:name="T33_301" style:family="text"/>
    <style:style style:name="T33_302" style:family="text"/>
    <style:style style:name="T33_303" style:family="text"/>
    <style:style style:name="T33_304" style:family="text"/>
    <style:style style:name="T33_305" style:family="text"/>
    <style:style style:name="T33_306" style:family="text"/>
    <style:style style:name="T33_307" style:family="text"/>
    <style:style style:name="T33_308" style:family="text"/>
    <style:style style:name="T33_309" style:family="text"/>
    <style:style style:name="T33_310" style:family="text"/>
    <style:style style:name="T33_311" style:family="text"/>
    <style:style style:name="T33_312" style:family="text"/>
    <style:style style:name="T33_313" style:family="text"/>
    <style:style style:name="T33_314" style:family="text"/>
    <style:style style:name="T33_315" style:family="text"/>
    <style:style style:name="T33_316" style:family="text"/>
    <style:style style:name="T33_317" style:family="text"/>
    <style:style style:name="T33_318" style:family="text"/>
    <style:style style:name="T33_319" style:family="text"/>
    <style:style style:name="T33_320" style:family="text"/>
    <style:style style:name="T33_321" style:family="text"/>
    <style:style style:name="T33_322" style:family="text"/>
    <style:style style:name="T33_323" style:family="text"/>
    <style:style style:name="T33_324" style:family="text"/>
    <style:style style:name="T33_325" style:family="text"/>
    <style:style style:name="T33_326" style:family="text"/>
    <style:style style:name="T33_327" style:family="text"/>
    <style:style style:name="T33_328" style:family="text"/>
    <style:style style:name="T33_329" style:family="text"/>
    <style:style style:name="T33_330" style:family="text"/>
    <style:style style:name="T33_331" style:family="text"/>
    <style:style style:name="T33_332" style:family="text"/>
    <style:style style:name="T33_333" style:family="text"/>
    <style:style style:name="T33_334" style:family="text"/>
    <style:style style:name="T33_335" style:family="text"/>
    <style:style style:name="T33_336" style:family="text"/>
    <style:style style:name="T33_337" style:family="text"/>
    <style:style style:name="T33_338" style:family="text"/>
    <style:style style:name="T33_339" style:family="text"/>
    <style:style style:name="T33_340" style:family="text"/>
    <style:style style:name="P34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Intro</text:span><text:span text:style-name="T1_2"><text:s/></text:span><text:span text:style-name="T1_3">to</text:span><text:span text:style-name="T1_4"><text:s/></text:span><text:span text:style-name="T1_5">Linux</text:span><text:span text:style-name="T1_6">:<text:s/></text:span><text:span text:style-name="T1_7">Class</text:span><text:span text:style-name="T1_8"><text:s/>3<text:s/></text:span><text:span text:style-name="T1_9">homework</text:span></text:p>
      <text:p text:style-name="P2"/>
      <text:p text:style-name="P3"/>
      <text:p text:style-name="P4"><text:span text:style-name="T4_1">Part</text:span><text:span text:style-name="T4_2"><text:s/>1:<text:s/></text:span><text:span text:style-name="T4_3">Refresher</text:span></text:p>
      <text:p text:style-name="P5"/>
      <text:list text:style-name="LS1" xml:id="list0">
        <text:list-item>
          <text:p text:style-name="P6"><text:span text:style-name="T6_1">We</text:span><text:span text:style-name="T6_2">'</text:span><text:span text:style-name="T6_3">re</text:span><text:span text:style-name="T6_4"><text:s/></text:span><text:span text:style-name="T6_5">going</text:span><text:span text:style-name="T6_6"><text:s/></text:span><text:span text:style-name="T6_7">to</text:span><text:span text:style-name="T6_8"><text:s/></text:span><text:span text:style-name="T6_9">look</text:span><text:span text:style-name="T6_10"><text:s/></text:span><text:span text:style-name="T6_11">more</text:span><text:span text:style-name="T6_12"><text:s/></text:span><text:span text:style-name="T6_13">closely</text:span><text:span text:style-name="T6_14"><text:s/></text:span><text:span text:style-name="T6_15">at</text:span><text:span text:style-name="T6_16"><text:s/></text:span><text:span text:style-name="T6_17">the</text:span><text:span text:style-name="T6_18"><text:s/></text:span><text:span text:style-name="T6_19">HTTP</text:span><text:span text:style-name="T6_20"><text:s/></text:span><text:span text:style-name="T6_21">protocol</text:span><text:span text:style-name="T6_22"><text:s/></text:span><text:span text:style-name="T6_23">by</text:span><text:span text:style-name="T6_24"><text:s/></text:span><text:span text:style-name="T6_25">connecting</text:span><text:span text:style-name="T6_26"><text:s/></text:span><text:span text:style-name="T6_27">to</text:span><text:span text:style-name="T6_28"><text:s/></text:span><text:span text:style-name="T6_29">a</text:span><text:span text:style-name="T6_30"><text:s/></text:span><text:span text:style-name="T6_31">website</text:span><text:span text:style-name="T6_32"><text:s/></text:span><text:span text:style-name="T6_33">again</text:span><text:span text:style-name="T6_34"><text:s/></text:span><text:span text:style-name="T6_35">and</text:span><text:span text:style-name="T6_36"><text:s/></text:span><text:span text:style-name="T6_37">seeing</text:span><text:span text:style-name="T6_38"><text:s/></text:span><text:span text:style-name="T6_39">what</text:span><text:span text:style-name="T6_40"><text:s/></text:span><text:span text:style-name="T6_41">data</text:span><text:span text:style-name="T6_42"><text:s/></text:span><text:span text:style-name="T6_43">the</text:span><text:span text:style-name="T6_44"><text:s/></text:span><text:span text:style-name="T6_45">server</text:span><text:span text:style-name="T6_46"><text:s/></text:span><text:span text:style-name="T6_47">sends</text:span><text:span text:style-name="T6_48"><text:s/></text:span><text:span text:style-name="T6_49">back</text:span><text:span text:style-name="T6_50"><text:s/>(</text:span><text:span text:style-name="T6_51">in</text:span><text:span text:style-name="T6_52"><text:s/></text:span><text:span text:style-name="T6_53">the</text:span><text:span text:style-name="T6_54"><text:s/></text:span><text:span text:style-name="T6_55">form</text:span><text:span text:style-name="T6_56"><text:s/></text:span><text:span text:style-name="T6_57">of</text:span><text:span text:style-name="T6_58"><text:s/>"</text:span><text:span text:style-name="T6_59">responses</text:span><text:span text:style-name="T6_60">")<text:s/></text:span><text:span text:style-name="T6_61">when</text:span><text:span text:style-name="T6_62"><text:s/></text:span><text:span text:style-name="T6_63">our</text:span><text:span text:style-name="T6_64"><text:s/></text:span><text:span text:style-name="T6_65">client</text:span><text:span text:style-name="T6_66"><text:s/></text:span><text:span text:style-name="T6_67">makes</text:span><text:span text:style-name="T6_68"><text:s/></text:span><text:span text:style-name="T6_69">an</text:span><text:span text:style-name="T6_70"><text:s/></text:span><text:span text:style-name="T6_71">invalid</text:span><text:span text:style-name="T6_72"><text:s/></text:span><text:span text:style-name="T6_73">request</text:span><text:span text:style-name="T6_74">.<text:s/></text:span><text:span text:style-name="T6_75">HTTP</text:span><text:span text:style-name="T6_76"><text:s/></text:span><text:span text:style-name="T6_77">responses</text:span><text:span text:style-name="T6_78"><text:s/></text:span><text:span text:style-name="T6_79">start</text:span><text:span text:style-name="T6_80"><text:s/></text:span><text:span text:style-name="T6_81">with</text:span><text:span text:style-name="T6_82"><text:s/>"</text:span><text:span text:style-name="T6_83">status</text:span><text:span text:style-name="T6_84"><text:s/></text:span><text:span text:style-name="T6_85">codes</text:span><text:span text:style-name="T6_86">",<text:s/></text:span><text:span text:style-name="T6_87">which</text:span><text:span text:style-name="T6_88"><text:s/></text:span><text:span text:style-name="T6_89">are</text:span><text:span text:style-name="T6_90"><text:s/></text:span><text:span text:style-name="T6_91">numerical</text:span><text:span text:style-name="T6_92"><text:s/></text:span><text:span text:style-name="T6_93">identifiers</text:span><text:span text:style-name="T6_94"><text:s/></text:span><text:span text:style-name="T6_95">for</text:span><text:span text:style-name="T6_96"><text:s/></text:span><text:span text:style-name="T6_97">how</text:span><text:span text:style-name="T6_98"><text:s/></text:span><text:span text:style-name="T6_99">the</text:span><text:span text:style-name="T6_100"><text:s/></text:span><text:span text:style-name="T6_101">request</text:span><text:span text:style-name="T6_102"><text:s/></text:span><text:span text:style-name="T6_103">went</text:span><text:span text:style-name="T6_104">.<text:s/></text:span><text:span text:style-name="T6_105">A</text:span><text:span text:style-name="T6_106"><text:s/></text:span><text:span text:style-name="T6_107">status</text:span><text:span text:style-name="T6_108"><text:s/></text:span><text:span text:style-name="T6_109">code</text:span><text:span text:style-name="T6_110"><text:s/></text:span><text:span text:style-name="T6_111">of</text:span><text:span text:style-name="T6_112"><text:s/>200<text:s/></text:span><text:span text:style-name="T6_113">in</text:span><text:span text:style-name="T6_114"><text:s/></text:span><text:span text:style-name="T6_115">the</text:span><text:span text:style-name="T6_116"><text:s/></text:span><text:span text:style-name="T6_117">server</text:span><text:span text:style-name="T6_118">'</text:span><text:span text:style-name="T6_119">s</text:span><text:span text:style-name="T6_120"><text:s/></text:span><text:span text:style-name="T6_121">response</text:span><text:span text:style-name="T6_122"><text:s/></text:span><text:span text:style-name="T6_123">indicates</text:span><text:span text:style-name="T6_124"><text:s/></text:span><text:span text:style-name="T6_125">everything</text:span><text:span text:style-name="T6_126"><text:s/></text:span><text:span text:style-name="T6_127">went</text:span><text:span text:style-name="T6_128"><text:s/></text:span><text:span text:style-name="T6_129">well</text:span><text:span text:style-name="T6_130"><text:s/></text:span><text:span text:style-name="T6_131">and</text:span><text:span text:style-name="T6_132"><text:s/></text:span><text:span text:style-name="T6_133">that</text:span><text:span text:style-name="T6_134"><text:s/></text:span><text:span text:style-name="T6_135">the</text:span><text:span text:style-name="T6_136"><text:s/></text:span><text:span text:style-name="T6_137">rest</text:span><text:span text:style-name="T6_138"><text:s/></text:span><text:span text:style-name="T6_139">of</text:span><text:span text:style-name="T6_140"><text:s/></text:span><text:span text:style-name="T6_141">the</text:span><text:span text:style-name="T6_142"><text:s/></text:span><text:span text:style-name="T6_143">response</text:span><text:span text:style-name="T6_144"><text:s/></text:span><text:span text:style-name="T6_145">contains</text:span><text:span text:style-name="T6_146"><text:s/></text:span><text:span text:style-name="T6_147">the</text:span><text:span text:style-name="T6_148"><text:s/></text:span><text:span text:style-name="T6_149">webpage</text:span><text:span text:style-name="T6_150"><text:s/></text:span><text:span text:style-name="T6_151">you</text:span><text:span text:style-name="T6_152"><text:s/></text:span><text:span text:style-name="T6_153">requested</text:span><text:span text:style-name="T6_154">.<text:s/></text:span><text:span text:style-name="T6_155">For</text:span><text:span text:style-name="T6_156"><text:s/></text:span><text:span text:style-name="T6_157">more</text:span><text:span text:style-name="T6_158"><text:s/></text:span><text:span text:style-name="T6_159">information</text:span><text:span text:style-name="T6_160">,<text:s/></text:span><text:span text:style-name="T6_161">read</text:span><text:span text:style-name="T6_162"><text:s/></text:span><text:span text:style-name="T6_163">about</text:span><text:span text:style-name="T6_164"><text:s/></text:span><text:span text:style-name="T6_165">status</text:span><text:span text:style-name="T6_166"><text:s/></text:span><text:span text:style-name="T6_167">codes</text:span><text:span text:style-name="T6_168"><text:s/></text:span><text:span text:style-name="T6_169">on</text:span><text:span text:style-name="T6_170"><text:s/></text:span><text:span text:style-name="T6_171">Wikipedia</text:span><text:span text:style-name="T6_172">:<text:s/></text:span><text:span text:style-name="T6_173"><text:a xlink:type="simple" xlink:href="http://en.wikipedia.org/wiki/Hypertext_Transfer_Protocol#Status_codes"><text:span text:style-name="T6_174">http</text:span></text:a></text:span><text:span text:style-name="T6_175"><text:a xlink:type="simple" xlink:href="http://en.wikipedia.org/wiki/Hypertext_Transfer_Protocol#Status_codes"><text:span text:style-name="T6_176">://</text:span></text:a></text:span><text:span text:style-name="T6_177"><text:a xlink:type="simple" xlink:href="http://en.wikipedia.org/wiki/Hypertext_Transfer_Protocol#Status_codes"><text:span text:style-name="T6_178">en</text:span></text:a></text:span><text:span text:style-name="T6_179"><text:a xlink:type="simple" xlink:href="http://en.wikipedia.org/wiki/Hypertext_Transfer_Protocol#Status_codes"><text:span text:style-name="T6_180">.</text:span></text:a></text:span><text:span text:style-name="T6_181"><text:a xlink:type="simple" xlink:href="http://en.wikipedia.org/wiki/Hypertext_Transfer_Protocol#Status_codes"><text:span text:style-name="T6_182">wikipedia</text:span></text:a></text:span><text:span text:style-name="T6_183"><text:a xlink:type="simple" xlink:href="http://en.wikipedia.org/wiki/Hypertext_Transfer_Protocol#Status_codes"><text:span text:style-name="T6_184">.</text:span></text:a></text:span><text:span text:style-name="T6_185"><text:a xlink:type="simple" xlink:href="http://en.wikipedia.org/wiki/Hypertext_Transfer_Protocol#Status_codes"><text:span text:style-name="T6_186">org</text:span></text:a></text:span><text:span text:style-name="T6_187"><text:a xlink:type="simple" xlink:href="http://en.wikipedia.org/wiki/Hypertext_Transfer_Protocol#Status_codes"><text:span text:style-name="T6_188">/</text:span></text:a></text:span><text:span text:style-name="T6_189"><text:a xlink:type="simple" xlink:href="http://en.wikipedia.org/wiki/Hypertext_Transfer_Protocol#Status_codes"><text:span text:style-name="T6_190">wiki</text:span></text:a></text:span><text:span text:style-name="T6_191"><text:a xlink:type="simple" xlink:href="http://en.wikipedia.org/wiki/Hypertext_Transfer_Protocol#Status_codes"><text:span text:style-name="T6_192">/</text:span></text:a></text:span><text:span text:style-name="T6_193"><text:a xlink:type="simple" xlink:href="http://en.wikipedia.org/wiki/Hypertext_Transfer_Protocol#Status_codes"><text:span text:style-name="T6_194">Hypertext</text:span></text:a></text:span><text:span text:style-name="T6_195"><text:a xlink:type="simple" xlink:href="http://en.wikipedia.org/wiki/Hypertext_Transfer_Protocol#Status_codes"><text:span text:style-name="T6_196">_</text:span></text:a></text:span><text:span text:style-name="T6_197"><text:a xlink:type="simple" xlink:href="http://en.wikipedia.org/wiki/Hypertext_Transfer_Protocol#Status_codes"><text:span text:style-name="T6_198">Transfer</text:span></text:a></text:span><text:span text:style-name="T6_199"><text:a xlink:type="simple" xlink:href="http://en.wikipedia.org/wiki/Hypertext_Transfer_Protocol#Status_codes"><text:span text:style-name="T6_200">_</text:span></text:a></text:span><text:span text:style-name="T6_201"><text:a xlink:type="simple" xlink:href="http://en.wikipedia.org/wiki/Hypertext_Transfer_Protocol#Status_codes"><text:span text:style-name="T6_202">Protocol</text:span></text:a></text:span><text:span text:style-name="T6_203"><text:a xlink:type="simple" xlink:href="http://en.wikipedia.org/wiki/Hypertext_Transfer_Protocol#Status_codes"><text:span text:style-name="T6_204">#</text:span></text:a></text:span><text:span text:style-name="T6_205"><text:a xlink:type="simple" xlink:href="http://en.wikipedia.org/wiki/Hypertext_Transfer_Protocol#Status_codes"><text:span text:style-name="T6_206">Status</text:span></text:a></text:span><text:span text:style-name="T6_207"><text:a xlink:type="simple" xlink:href="http://en.wikipedia.org/wiki/Hypertext_Transfer_Protocol#Status_codes"><text:span text:style-name="T6_208">_</text:span></text:a></text:span><text:span text:style-name="T6_209"><text:a xlink:type="simple" xlink:href="http://en.wikipedia.org/wiki/Hypertext_Transfer_Protocol#Status_codes"><text:span text:style-name="T6_210">codes</text:span></text:a></text:span><text:span text:style-name="T6_211"><text:line-break/></text:span></text:p>
          <text:list>
            <text:list-item>
              <text:p text:style-name="P7"><text:span text:style-name="T7_1">Connect</text:span><text:span text:style-name="T7_2"><text:s/></text:span><text:span text:style-name="T7_3">to</text:span><text:span text:style-name="T7_4"><text:s/></text:span><text:span text:style-name="T7_5">Google</text:span><text:span text:style-name="T7_6"><text:s/></text:span><text:span text:style-name="T7_7">with</text:span><text:span text:style-name="T7_8"><text:s/></text:span><text:span text:style-name="T7_9">the</text:span><text:span text:style-name="T7_10"><text:s/></text:span><text:span text:style-name="T7_11">command</text:span><text:span text:style-name="T7_12">:<text:line-break/></text:span><text:span text:style-name="T7_13">telnet</text:span><text:span text:style-name="T7_14"><text:s/></text:span><text:span text:style-name="T7_15">www</text:span><text:span text:style-name="T7_16">.</text:span><text:span text:style-name="T7_17">google</text:span><text:span text:style-name="T7_18">.</text:span><text:span text:style-name="T7_19">com</text:span><text:span text:style-name="T7_20"><text:s/>80</text:span><text:span text:style-name="T7_21"><text:line-break/>(</text:span><text:span text:style-name="T7_22">To</text:span><text:span text:style-name="T7_23"><text:s/></text:span><text:span text:style-name="T7_24">review</text:span><text:span text:style-name="T7_25">,<text:s/></text:span><text:span text:style-name="T7_26">what</text:span><text:span text:style-name="T7_27">'</text:span><text:span text:style-name="T7_28">s</text:span><text:span text:style-name="T7_29"><text:s/></text:span><text:span text:style-name="T7_30">the</text:span><text:span text:style-name="T7_31"><text:s/>"80"<text:s/></text:span><text:span text:style-name="T7_32">for</text:span><text:span text:style-name="T7_33">?)<text:line-break/></text:span></text:p>
            </text:list-item>
            <text:list-item>
              <text:p text:style-name="P8"><text:span text:style-name="T8_1">To</text:span><text:span text:style-name="T8_2"><text:s/></text:span><text:span text:style-name="T8_3">warm</text:span><text:span text:style-name="T8_4"><text:s/></text:span><text:span text:style-name="T8_5">up</text:span><text:span text:style-name="T8_6">,<text:s/></text:span><text:span text:style-name="T8_7">send</text:span><text:span text:style-name="T8_8"><text:s/></text:span><text:span text:style-name="T8_9">a</text:span><text:span text:style-name="T8_10"><text:s/></text:span><text:span text:style-name="T8_11">valid</text:span><text:span text:style-name="T8_12"><text:s/></text:span><text:span text:style-name="T8_13">request</text:span><text:span text:style-name="T8_14">,<text:s/></text:span><text:span text:style-name="T8_15">consisting</text:span><text:span text:style-name="T8_16"><text:s/></text:span><text:span text:style-name="T8_17">of</text:span><text:span text:style-name="T8_18"><text:s/></text:span><text:span text:style-name="T8_19">these</text:span><text:span text:style-name="T8_20"><text:s/></text:span><text:span text:style-name="T8_21">two</text:span><text:span text:style-name="T8_22"><text:s/></text:span><text:span text:style-name="T8_23">lines</text:span><text:span text:style-name="T8_24">:<text:line-break/></text:span><text:span text:style-name="T8_25">GET</text:span><text:span text:style-name="T8_26"><text:s/>/<text:s/></text:span><text:span text:style-name="T8_27">HTTP</text:span><text:span text:style-name="T8_28">/1.1<text:line-break/></text:span><text:span text:style-name="T8_29">Host</text:span><text:span text:style-name="T8_30">:<text:s/></text:span><text:span text:style-name="T8_31">www</text:span><text:span text:style-name="T8_32">.</text:span><text:span text:style-name="T8_33">google</text:span><text:span text:style-name="T8_34">.</text:span><text:span text:style-name="T8_35">com</text:span><text:span text:style-name="T8_36"><text:line-break/>...</text:span><text:span text:style-name="T8_37">Then</text:span><text:span text:style-name="T8_38"><text:s/></text:span><text:span text:style-name="T8_39">press</text:span><text:span text:style-name="T8_40"><text:s/>'</text:span><text:span text:style-name="T8_41">enter</text:span><text:span text:style-name="T8_42">'<text:s/></text:span><text:span text:style-name="T8_43">an</text:span><text:span text:style-name="T8_44"><text:s/></text:span><text:span text:style-name="T8_45">extra</text:span><text:span text:style-name="T8_46"><text:s/></text:span><text:span text:style-name="T8_47">time</text:span><text:span text:style-name="T8_48"><text:s/></text:span><text:span text:style-name="T8_49">to</text:span><text:span text:style-name="T8_50"><text:s/></text:span><text:span text:style-name="T8_51">close</text:span><text:span text:style-name="T8_52"><text:s/></text:span><text:span text:style-name="T8_53">out</text:span><text:span text:style-name="T8_54"><text:s/></text:span><text:span text:style-name="T8_55">your</text:span><text:span text:style-name="T8_56"><text:s/></text:span><text:span text:style-name="T8_57">request</text:span><text:span text:style-name="T8_58"><text:s/></text:span><text:span text:style-name="T8_59">with</text:span><text:span text:style-name="T8_60"><text:s/></text:span><text:span text:style-name="T8_61">a</text:span><text:span text:style-name="T8_62"><text:s/></text:span><text:span text:style-name="T8_63">blank</text:span><text:span text:style-name="T8_64"><text:s/></text:span><text:span text:style-name="T8_65">line</text:span><text:span text:style-name="T8_66">.<text:s/></text:span><text:span text:style-name="T8_67">You</text:span><text:span text:style-name="T8_68"><text:s/></text:span><text:span text:style-name="T8_69">should</text:span><text:span text:style-name="T8_70"><text:s/></text:span><text:span text:style-name="T8_71">get</text:span><text:span text:style-name="T8_72"><text:s/></text:span><text:span text:style-name="T8_73">a</text:span><text:span text:style-name="T8_74"><text:s/></text:span><text:span text:style-name="T8_75">response</text:span><text:span text:style-name="T8_76"><text:s/></text:span><text:span text:style-name="T8_77">with</text:span><text:span text:style-name="T8_78"><text:s/></text:span><text:span text:style-name="T8_79">the</text:span><text:span text:style-name="T8_80"><text:s/></text:span><text:span text:style-name="T8_81">contents</text:span><text:span text:style-name="T8_82"><text:s/></text:span><text:span text:style-name="T8_83">of</text:span><text:span text:style-name="T8_84"><text:s/></text:span><text:span text:style-name="T8_85">the</text:span><text:span text:style-name="T8_86"><text:s/></text:span><text:span text:style-name="T8_87">main</text:span><text:span text:style-name="T8_88"><text:s/></text:span><text:span text:style-name="T8_89">www</text:span><text:span text:style-name="T8_90">.</text:span><text:span text:style-name="T8_91">google</text:span><text:span text:style-name="T8_92">.</text:span><text:span text:style-name="T8_93">com</text:span><text:span text:style-name="T8_94"><text:s/></text:span><text:span text:style-name="T8_95">webpage</text:span><text:span text:style-name="T8_96"><text:s/>--<text:s/></text:span><text:span text:style-name="T8_97">HTML</text:span><text:span text:style-name="T8_98">,<text:s/></text:span><text:span text:style-name="T8_99">Javascript</text:span><text:span text:style-name="T8_100">,<text:s/></text:span><text:span text:style-name="T8_101">and</text:span><text:span text:style-name="T8_102"><text:s/></text:span><text:span text:style-name="T8_103">CSS</text:span><text:span text:style-name="T8_104">.<text:line-break/></text:span></text:p>
            </text:list-item>
            <text:list-item>
              <text:p text:style-name="P9"><text:span text:style-name="T9_1">Try</text:span><text:span text:style-name="T9_2"><text:s/></text:span><text:span text:style-name="T9_3">to</text:span><text:span text:style-name="T9_4"><text:s/></text:span><text:span text:style-name="T9_5">coerce</text:span><text:span text:style-name="T9_6"><text:s/></text:span><text:span text:style-name="T9_7">a</text:span><text:span text:style-name="T9_8"><text:s/>404<text:s/></text:span><text:span text:style-name="T9_9">response</text:span><text:span text:style-name="T9_10"><text:s/></text:span><text:span text:style-name="T9_11">from</text:span><text:span text:style-name="T9_12"><text:s/></text:span><text:span text:style-name="T9_13">Google</text:span><text:span text:style-name="T9_14">.<text:s/></text:span><text:span text:style-name="T9_15">Read</text:span><text:span text:style-name="T9_16"><text:s/></text:span><text:span text:style-name="T9_17">up</text:span><text:span text:style-name="T9_18"><text:s/></text:span><text:span text:style-name="T9_19">on</text:span><text:span text:style-name="T9_20"><text:s/></text:span><text:span text:style-name="T9_21">the</text:span><text:span text:style-name="T9_22"><text:s/></text:span><text:span text:style-name="T9_23">definition</text:span><text:span text:style-name="T9_24"><text:s/></text:span><text:span text:style-name="T9_25">of</text:span><text:span text:style-name="T9_26"><text:s/></text:span><text:span text:style-name="T9_27">the</text:span><text:span text:style-name="T9_28"><text:s/>404<text:s/></text:span><text:span text:style-name="T9_29">status</text:span><text:span text:style-name="T9_30"><text:s/></text:span><text:span text:style-name="T9_31">code</text:span><text:span text:style-name="T9_32"><text:s/></text:span><text:span text:style-name="T9_33">and</text:span><text:span text:style-name="T9_34"><text:s/></text:span><text:span text:style-name="T9_35">try</text:span><text:span text:style-name="T9_36"><text:s/></text:span><text:span text:style-name="T9_37">to</text:span><text:span text:style-name="T9_38"><text:s/></text:span><text:span text:style-name="T9_39">figure</text:span><text:span text:style-name="T9_40"><text:s/></text:span><text:span text:style-name="T9_41">out</text:span><text:span text:style-name="T9_42"><text:s/></text:span><text:span text:style-name="T9_43">what</text:span><text:span text:style-name="T9_44"><text:s/></text:span><text:span text:style-name="T9_45">kind</text:span><text:span text:style-name="T9_46"><text:s/></text:span><text:span text:style-name="T9_47">of</text:span><text:span text:style-name="T9_48"><text:s/></text:span><text:span text:style-name="T9_49">request</text:span><text:span text:style-name="T9_50"><text:s/></text:span><text:span text:style-name="T9_51">will</text:span><text:span text:style-name="T9_52"><text:s/></text:span><text:span text:style-name="T9_53">result</text:span><text:span text:style-name="T9_54"><text:s/></text:span><text:span text:style-name="T9_55">in</text:span><text:span text:style-name="T9_56"><text:s/></text:span><text:span text:style-name="T9_57">it</text:span><text:span text:style-name="T9_58">.<text:s/></text:span><text:span text:style-name="T9_59">You</text:span><text:span text:style-name="T9_60"><text:s/></text:span><text:span text:style-name="T9_61">have</text:span><text:span text:style-name="T9_62"><text:s/></text:span><text:span text:style-name="T9_63">to</text:span><text:span text:style-name="T9_64"><text:s/></text:span><text:span text:style-name="T9_65">ask</text:span><text:span text:style-name="T9_66"><text:s/></text:span><text:span text:style-name="T9_67">for</text:span><text:span text:style-name="T9_68"><text:s/></text:span><text:span text:style-name="T9_69">a</text:span><text:span text:style-name="T9_70"><text:s/></text:span><text:span text:style-name="T9_71">webpage</text:span><text:span text:style-name="T9_72"><text:s/></text:span><text:span text:style-name="T9_73">that</text:span><text:span text:style-name="T9_74"><text:s/></text:span><text:span text:style-name="T9_75">doesn</text:span><text:span text:style-name="T9_76">'</text:span><text:span text:style-name="T9_77">t</text:span><text:span text:style-name="T9_78"><text:s/></text:span><text:span text:style-name="T9_79">exist</text:span><text:span text:style-name="T9_80">,<text:s/></text:span><text:span text:style-name="T9_81">so</text:span><text:span text:style-name="T9_82"><text:s/></text:span><text:span text:style-name="T9_83">make</text:span><text:span text:style-name="T9_84"><text:s/></text:span><text:span text:style-name="T9_85">up</text:span><text:span text:style-name="T9_86"><text:s/></text:span><text:span text:style-name="T9_87">a</text:span><text:span text:style-name="T9_88"><text:s/></text:span><text:span text:style-name="T9_89">nonsense</text:span><text:span text:style-name="T9_90"><text:s/></text:span><text:span text:style-name="T9_91">page</text:span><text:span text:style-name="T9_92"><text:s/></text:span><text:span text:style-name="T9_93">to</text:span><text:span text:style-name="T9_94"><text:s/></text:span><text:span text:style-name="T9_95">ask</text:span><text:span text:style-name="T9_96"><text:s/></text:span><text:span text:style-name="T9_97">for</text:span><text:span text:style-name="T9_98"><text:s/></text:span><text:span text:style-name="T9_99">instead</text:span><text:span text:style-name="T9_100"><text:s/></text:span><text:span text:style-name="T9_101">of</text:span><text:span text:style-name="T9_102"><text:s/>"/"<text:s/></text:span><text:span text:style-name="T9_103">in</text:span><text:span text:style-name="T9_104"><text:s/></text:span><text:span text:style-name="T9_105">your</text:span><text:span text:style-name="T9_106"><text:s/></text:span><text:span text:style-name="T9_107">request</text:span><text:span text:style-name="T9_108">.<text:line-break/></text:span></text:p>
            </text:list-item>
            <text:list-item>
              <text:p text:style-name="P10"><text:span text:style-name="T10_1">Try</text:span><text:span text:style-name="T10_2"><text:s/></text:span><text:span text:style-name="T10_3">to</text:span><text:span text:style-name="T10_4"><text:s/></text:span><text:span text:style-name="T10_5">coerce</text:span><text:span text:style-name="T10_6"><text:s/></text:span><text:span text:style-name="T10_7">a</text:span><text:span text:style-name="T10_8"><text:s/>301,<text:s/></text:span><text:span text:style-name="T10_9">a</text:span><text:span text:style-name="T10_10"><text:s/></text:span><text:span text:style-name="T10_11">status</text:span><text:span text:style-name="T10_12"><text:s/></text:span><text:span text:style-name="T10_13">code</text:span><text:span text:style-name="T10_14"><text:s/></text:span><text:span text:style-name="T10_15">for</text:span><text:span text:style-name="T10_16"><text:s/></text:span><text:span text:style-name="T10_17">a</text:span><text:span text:style-name="T10_18"><text:s/></text:span><text:span text:style-name="T10_19">redirect</text:span><text:span text:style-name="T10_20">.<text:s/></text:span><text:span text:style-name="T10_21">You</text:span><text:span text:style-name="T10_22"><text:s/></text:span><text:span text:style-name="T10_23">get</text:span><text:span text:style-name="T10_24"><text:s/></text:span><text:span text:style-name="T10_25">a</text:span><text:span text:style-name="T10_26"><text:s/></text:span><text:span text:style-name="T10_27">redirect</text:span><text:span text:style-name="T10_28"><text:s/></text:span><text:span text:style-name="T10_29">response</text:span><text:span text:style-name="T10_30"><text:s/></text:span><text:span text:style-name="T10_31">when</text:span><text:span text:style-name="T10_32"><text:s/></text:span><text:span text:style-name="T10_33">you</text:span><text:span text:style-name="T10_34"><text:s/></text:span><text:span text:style-name="T10_35">request</text:span><text:span text:style-name="T10_36"><text:s/></text:span><text:span text:style-name="T10_37">a</text:span><text:span text:style-name="T10_38"><text:s/></text:span><text:span text:style-name="T10_39">URL</text:span><text:span text:style-name="T10_40"><text:s/></text:span><text:span text:style-name="T10_41">on</text:span><text:span text:style-name="T10_42"><text:s/></text:span><text:span text:style-name="T10_43">a</text:span><text:span text:style-name="T10_44"><text:s/></text:span><text:span text:style-name="T10_45">server</text:span><text:span text:style-name="T10_46"><text:s/></text:span><text:span text:style-name="T10_47">and</text:span><text:span text:style-name="T10_48"><text:s/></text:span><text:span text:style-name="T10_49">they</text:span><text:span text:style-name="T10_50"><text:s/></text:span><text:span text:style-name="T10_51">want</text:span><text:span text:style-name="T10_52"><text:s/></text:span><text:span text:style-name="T10_53">you</text:span><text:span text:style-name="T10_54"><text:s/></text:span><text:span text:style-name="T10_55">to</text:span><text:span text:style-name="T10_56"><text:s/></text:span><text:span text:style-name="T10_57">go</text:span><text:span text:style-name="T10_58"><text:s/></text:span><text:span text:style-name="T10_59">to</text:span><text:span text:style-name="T10_60"><text:s/></text:span><text:span text:style-name="T10_61">a</text:span><text:span text:style-name="T10_62"><text:s/></text:span><text:span text:style-name="T10_63">different</text:span><text:span text:style-name="T10_64"><text:s/></text:span><text:span text:style-name="T10_65">one</text:span><text:span text:style-name="T10_66"><text:s/></text:span><text:span text:style-name="T10_67">in</text:span><text:span text:style-name="T10_68"><text:s/></text:span><text:span text:style-name="T10_69">its</text:span><text:span text:style-name="T10_70"><text:s/></text:span><text:span text:style-name="T10_71">place</text:span><text:span text:style-name="T10_72">.<text:s/></text:span><text:span text:style-name="T10_73">For</text:span><text:span text:style-name="T10_74"><text:s/></text:span><text:span text:style-name="T10_75">example</text:span><text:span text:style-name="T10_76">,<text:s/></text:span><text:span text:style-name="T10_77">if</text:span><text:span text:style-name="T10_78"><text:s/></text:span><text:span text:style-name="T10_79">you</text:span><text:span text:style-name="T10_80"><text:s/></text:span><text:span text:style-name="T10_81">try</text:span><text:span text:style-name="T10_82"><text:s/></text:span><text:span text:style-name="T10_83">to</text:span><text:span text:style-name="T10_84"><text:s/></text:span><text:span text:style-name="T10_85">visit</text:span><text:span text:style-name="T10_86"><text:s/></text:span><text:span text:style-name="T10_87"><text:a xlink:type="simple" xlink:href="http://www.google.com/mail"><text:span text:style-name="T10_88">www</text:span></text:a></text:span><text:span text:style-name="T10_89"><text:a xlink:type="simple" xlink:href="http://www.google.com/mail"><text:span text:style-name="T10_90">.</text:span></text:a></text:span><text:span text:style-name="T10_91"><text:a xlink:type="simple" xlink:href="http://www.google.com/mail"><text:span text:style-name="T10_92">google</text:span></text:a></text:span><text:span text:style-name="T10_93"><text:a xlink:type="simple" xlink:href="http://www.google.com/mail"><text:span text:style-name="T10_94">.</text:span></text:a></text:span><text:span text:style-name="T10_95"><text:a xlink:type="simple" xlink:href="http://www.google.com/mail"><text:span text:style-name="T10_96">com</text:span></text:a></text:span><text:span text:style-name="T10_97"><text:a xlink:type="simple" xlink:href="http://www.google.com/mail"><text:span text:style-name="T10_98">/</text:span></text:a></text:span><text:span text:style-name="T10_99"><text:a xlink:type="simple" xlink:href="http://www.google.com/mail"><text:span text:style-name="T10_100">mail</text:span></text:a></text:span><text:span text:style-name="T10_101"><text:s/></text:span><text:span text:style-name="T10_102">in</text:span><text:span text:style-name="T10_103"><text:s/></text:span><text:span text:style-name="T10_104">a</text:span><text:span text:style-name="T10_105"><text:s/></text:span><text:span text:style-name="T10_106">browser</text:span><text:span text:style-name="T10_107">,<text:s/></text:span><text:span text:style-name="T10_108">you</text:span><text:span text:style-name="T10_109"><text:s/></text:span><text:span text:style-name="T10_110">get</text:span><text:span text:style-name="T10_111"><text:s/></text:span><text:span text:style-name="T10_112">redirected</text:span><text:span text:style-name="T10_113"><text:s/></text:span><text:span text:style-name="T10_114">to</text:span><text:span text:style-name="T10_115"><text:s/></text:span><text:span text:style-name="T10_116">a</text:span><text:span text:style-name="T10_117"><text:s/></text:span><text:span text:style-name="T10_118">canonical</text:span><text:span text:style-name="T10_119"><text:s/></text:span><text:span text:style-name="T10_120">Gmail</text:span><text:span text:style-name="T10_121"><text:s/></text:span><text:span text:style-name="T10_122">URL</text:span><text:span text:style-name="T10_123"><text:s/></text:span><text:span text:style-name="T10_124">instead</text:span><text:span text:style-name="T10_125">.<text:s/></text:span><text:span text:style-name="T10_126">So</text:span><text:span text:style-name="T10_127"><text:s/></text:span><text:span text:style-name="T10_128">make</text:span><text:span text:style-name="T10_129"><text:s/></text:span><text:span text:style-name="T10_130">a</text:span><text:span text:style-name="T10_131"><text:s/></text:span><text:span text:style-name="T10_132">request</text:span><text:span text:style-name="T10_133"><text:s/></text:span><text:span text:style-name="T10_134">for</text:span><text:span text:style-name="T10_135"><text:s/>"/</text:span><text:span text:style-name="T10_136">mail</text:span><text:span text:style-name="T10_137">"<text:s/></text:span><text:span text:style-name="T10_138">and</text:span><text:span text:style-name="T10_139"><text:s/></text:span><text:span text:style-name="T10_140">see</text:span><text:span text:style-name="T10_141"><text:s/></text:span><text:span text:style-name="T10_142">what</text:span><text:span text:style-name="T10_143"><text:s/></text:span><text:span text:style-name="T10_144">response</text:span><text:span text:style-name="T10_145"><text:s/></text:span><text:span text:style-name="T10_146">you</text:span><text:span text:style-name="T10_147"><text:s/></text:span><text:span text:style-name="T10_148">get</text:span><text:span text:style-name="T10_149"><text:s/></text:span><text:span text:style-name="T10_150">from</text:span><text:span text:style-name="T10_151"><text:s/></text:span><text:span text:style-name="T10_152">Google</text:span><text:span text:style-name="T10_153">.<text:line-break/></text:span></text:p>
            </text:list-item>
            <text:list-item>
              <text:p text:style-name="P11"><text:span text:style-name="T11_1">Try</text:span><text:span text:style-name="T11_2"><text:s/></text:span><text:span text:style-name="T11_3">to</text:span><text:span text:style-name="T11_4"><text:s/></text:span><text:span text:style-name="T11_5">coerce</text:span><text:span text:style-name="T11_6"><text:s/></text:span><text:span text:style-name="T11_7">a</text:span><text:span text:style-name="T11_8"><text:s/>405,<text:s/>"</text:span><text:span text:style-name="T11_9">Method</text:span><text:span text:style-name="T11_10"><text:s/></text:span><text:span text:style-name="T11_11">Not</text:span><text:span text:style-name="T11_12"><text:s/></text:span><text:span text:style-name="T11_13">Allowed</text:span><text:span text:style-name="T11_14">".<text:s/></text:span><text:span text:style-name="T11_15">There</text:span><text:span text:style-name="T11_16"><text:s/></text:span><text:span text:style-name="T11_17">are</text:span><text:span text:style-name="T11_18"><text:s/></text:span><text:span text:style-name="T11_19">different</text:span><text:span text:style-name="T11_20"><text:s/></text:span><text:span text:style-name="T11_21">kinds</text:span><text:span text:style-name="T11_22"><text:s/></text:span><text:span text:style-name="T11_23">of</text:span><text:span text:style-name="T11_24"><text:s/></text:span><text:span text:style-name="T11_25">HTTP</text:span><text:span text:style-name="T11_26"><text:s/></text:span><text:span text:style-name="T11_27">requests</text:span><text:span text:style-name="T11_28">,<text:s/></text:span><text:span text:style-name="T11_29">and</text:span><text:span text:style-name="T11_30"><text:s/>"</text:span><text:span text:style-name="T11_31">GET</text:span><text:span text:style-name="T11_32">",<text:s/></text:span><text:span text:style-name="T11_33">the</text:span><text:span text:style-name="T11_34"><text:s/></text:span><text:span text:style-name="T11_35">first</text:span><text:span text:style-name="T11_36"><text:s/></text:span><text:span text:style-name="T11_37">word</text:span><text:span text:style-name="T11_38"><text:s/></text:span><text:span text:style-name="T11_39">in</text:span><text:span text:style-name="T11_40"><text:s/></text:span><text:span text:style-name="T11_41">our</text:span><text:span text:style-name="T11_42"><text:s/></text:span><text:span text:style-name="T11_43">request</text:span><text:span text:style-name="T11_44">,<text:s/></text:span><text:span text:style-name="T11_45">is</text:span><text:span text:style-name="T11_46"><text:s/></text:span><text:span text:style-name="T11_47">only</text:span><text:span text:style-name="T11_48"><text:s/></text:span><text:span text:style-name="T11_49">one</text:span><text:span text:style-name="T11_50"><text:s/></text:span><text:span text:style-name="T11_51">possiblity</text:span><text:span text:style-name="T11_52">.<text:s/>(</text:span><text:span text:style-name="T11_53">Read</text:span><text:span text:style-name="T11_54"><text:s/></text:span><text:span text:style-name="T11_55">up</text:span><text:span text:style-name="T11_56"><text:s/></text:span><text:span text:style-name="T11_57">on</text:span><text:span text:style-name="T11_58"><text:s/>"</text:span><text:span text:style-name="T11_59">HTTP</text:span><text:span text:style-name="T11_60"><text:s/></text:span><text:span text:style-name="T11_61">methods</text:span><text:span text:style-name="T11_62">"<text:s/></text:span><text:span text:style-name="T11_63">if</text:span><text:span text:style-name="T11_64"><text:s/></text:span><text:span text:style-name="T11_65">you</text:span><text:span text:style-name="T11_66">'</text:span><text:span text:style-name="T11_67">re</text:span><text:span text:style-name="T11_68"><text:s/></text:span><text:span text:style-name="T11_69">curious</text:span><text:span text:style-name="T11_70">.)<text:s/></text:span><text:span text:style-name="T11_71">So</text:span><text:span text:style-name="T11_72"><text:s/></text:span><text:span text:style-name="T11_73">change</text:span><text:span text:style-name="T11_74"><text:s/></text:span><text:span text:style-name="T11_75">your</text:span><text:span text:style-name="T11_76"><text:s/></text:span><text:span text:style-name="T11_77">request</text:span><text:span text:style-name="T11_78"><text:s/></text:span><text:span text:style-name="T11_79">to</text:span><text:span text:style-name="T11_80"><text:s/></text:span><text:span text:style-name="T11_81">use</text:span><text:span text:style-name="T11_82"><text:s/></text:span><text:span text:style-name="T11_83">a</text:span><text:span text:style-name="T11_84"><text:s/></text:span><text:span text:style-name="T11_85">nonsense</text:span><text:span text:style-name="T11_86"><text:s/></text:span><text:span text:style-name="T11_87">method</text:span><text:span text:style-name="T11_88"><text:s/></text:span><text:span text:style-name="T11_89">and</text:span><text:span text:style-name="T11_90"><text:s/></text:span><text:span text:style-name="T11_91">see</text:span><text:span text:style-name="T11_92"><text:s/></text:span><text:span text:style-name="T11_93">what</text:span><text:span text:style-name="T11_94"><text:s/></text:span><text:span text:style-name="T11_95">Google</text:span><text:span text:style-name="T11_96"><text:s/></text:span><text:span text:style-name="T11_97">says</text:span><text:span text:style-name="T11_98">.<text:line-break/></text:span></text:p>
            </text:list-item>
            <text:list-item>
              <text:p text:style-name="P12"><text:span text:style-name="T12_1">To</text:span><text:span text:style-name="T12_2"><text:s/></text:span><text:span text:style-name="T12_3">exit</text:span><text:span text:style-name="T12_4"><text:s/></text:span><text:span text:style-name="T12_5">Telnet</text:span><text:span text:style-name="T12_6">,<text:s/></text:span><text:span text:style-name="T12_7">press</text:span><text:span text:style-name="T12_8"><text:s/></text:span><text:span text:style-name="T12_9">Ctrl</text:span><text:span text:style-name="T12_10">-]<text:s/>(</text:span><text:span text:style-name="T12_11">Control</text:span><text:span text:style-name="T12_12"><text:s/></text:span><text:span text:style-name="T12_13">plus</text:span><text:span text:style-name="T12_14"><text:s/></text:span><text:span text:style-name="T12_15">the</text:span><text:span text:style-name="T12_16"><text:s/></text:span><text:span text:style-name="T12_17">right</text:span><text:span text:style-name="T12_18"><text:s/></text:span><text:span text:style-name="T12_19">bracket</text:span><text:span text:style-name="T12_20"><text:s/></text:span><text:span text:style-name="T12_21">key</text:span><text:span text:style-name="T12_22">)<text:s/></text:span><text:span text:style-name="T12_23">then</text:span><text:span text:style-name="T12_24"><text:s/></text:span><text:span text:style-name="T12_25">enter</text:span><text:span text:style-name="T12_26">.<text:s/></text:span><text:span text:style-name="T12_27">At</text:span><text:span text:style-name="T12_28"><text:s/></text:span><text:span text:style-name="T12_29">the</text:span><text:span text:style-name="T12_30"><text:s/>"</text:span><text:span text:style-name="T12_31">telnet</text:span><text:span text:style-name="T12_32">&gt;"<text:s/></text:span><text:span text:style-name="T12_33">prompt</text:span><text:span text:style-name="T12_34">,<text:s/></text:span><text:span text:style-name="T12_35">enter</text:span><text:span text:style-name="T12_36"><text:s/>"</text:span><text:span text:style-name="T12_37">quit</text:span><text:span text:style-name="T12_38">".<text:s/></text:span><text:span text:style-name="T12_39">If</text:span><text:span text:style-name="T12_40"><text:s/></text:span><text:span text:style-name="T12_41">you</text:span><text:span text:style-name="T12_42"><text:s/></text:span><text:span text:style-name="T12_43">can</text:span><text:span text:style-name="T12_44">'</text:span><text:span text:style-name="T12_45">t</text:span><text:span text:style-name="T12_46"><text:s/></text:span><text:span text:style-name="T12_47">get</text:span><text:span text:style-name="T12_48"><text:s/></text:span><text:span text:style-name="T12_49">that</text:span><text:span text:style-name="T12_50"><text:s/></text:span><text:span text:style-name="T12_51">to</text:span><text:span text:style-name="T12_52"><text:s/></text:span><text:span text:style-name="T12_53">work</text:span><text:span text:style-name="T12_54">,<text:s/></text:span><text:span text:style-name="T12_55">try</text:span><text:span text:style-name="T12_56"><text:s/></text:span><text:span text:style-name="T12_57">pressing</text:span><text:span text:style-name="T12_58"><text:s/></text:span><text:span text:style-name="T12_59">Ctrl</text:span><text:span text:style-name="T12_60">-</text:span><text:span text:style-name="T12_61">C</text:span><text:span text:style-name="T12_62"><text:s/></text:span><text:span text:style-name="T12_63">and</text:span><text:span text:style-name="T12_64"><text:s/></text:span><text:span text:style-name="T12_65">enter</text:span><text:span text:style-name="T12_66"><text:s/></text:span><text:span text:style-name="T12_67">a</text:span><text:span text:style-name="T12_68"><text:s/></text:span><text:span text:style-name="T12_69">few</text:span><text:span text:style-name="T12_70"><text:s/></text:span><text:span text:style-name="T12_71">times</text:span><text:span text:style-name="T12_72"><text:s/></text:span><text:span text:style-name="T12_73">and</text:span><text:span text:style-name="T12_74"><text:s/></text:span><text:span text:style-name="T12_75">eventually</text:span><text:span text:style-name="T12_76"><text:s/></text:span><text:span text:style-name="T12_77">Telnet</text:span><text:span text:style-name="T12_78"><text:s/></text:span><text:span text:style-name="T12_79">will</text:span><text:span text:style-name="T12_80"><text:s/></text:span><text:span text:style-name="T12_81">close</text:span><text:span text:style-name="T12_82"><text:s/></text:span><text:span text:style-name="T12_83">the</text:span><text:span text:style-name="T12_84"><text:s/></text:span><text:span text:style-name="T12_85">connection</text:span><text:span text:style-name="T12_86"><text:s/></text:span><text:span text:style-name="T12_87">and</text:span><text:span text:style-name="T12_88"><text:s/></text:span><text:span text:style-name="T12_89">end</text:span><text:span text:style-name="T12_90">.<text:line-break/><text:line-break/></text:span></text:p>
            </text:list-item>
          </text:list>
        </text:list-item>
        <text:list-item>
          <text:p text:style-name="P13"><text:span text:style-name="T13_1">(</text:span><text:span text:style-name="T13_2">Optional</text:span><text:span text:style-name="T13_3">)<text:s/></text:span><text:span text:style-name="T13_4">This</text:span><text:span text:style-name="T13_5"><text:s/></text:span><text:span text:style-name="T13_6">exercise</text:span><text:span text:style-name="T13_7"><text:s/></text:span><text:span text:style-name="T13_8">gives</text:span><text:span text:style-name="T13_9"><text:s/></text:span><text:span text:style-name="T13_10">you</text:span><text:span text:style-name="T13_11"><text:s/></text:span><text:span text:style-name="T13_12">more</text:span><text:span text:style-name="T13_13"><text:s/></text:span><text:span text:style-name="T13_14">independent</text:span><text:span text:style-name="T13_15"><text:s/></text:span><text:span text:style-name="T13_16">practice</text:span><text:span text:style-name="T13_17"><text:s/></text:span><text:span text:style-name="T13_18">writing</text:span><text:span text:style-name="T13_19"><text:s/></text:span><text:span text:style-name="T13_20">a</text:span><text:span text:style-name="T13_21"><text:s/></text:span><text:span text:style-name="T13_22">system</text:span><text:span text:style-name="T13_23"><text:s/></text:span><text:span text:style-name="T13_24">service</text:span><text:span text:style-name="T13_25">.<text:s/></text:span><text:span text:style-name="T13_26">It</text:span><text:span text:style-name="T13_27">'</text:span><text:span text:style-name="T13_28">s</text:span><text:span text:style-name="T13_29"><text:s/></text:span><text:span text:style-name="T13_30">also</text:span><text:span text:style-name="T13_31"><text:s/></text:span><text:span text:style-name="T13_32">a</text:span><text:span text:style-name="T13_33"><text:s/></text:span><text:span text:style-name="T13_34">slightly</text:span><text:span text:style-name="T13_35"><text:s/></text:span><text:span text:style-name="T13_36">more</text:span><text:span text:style-name="T13_37"><text:s/></text:span><text:span text:style-name="T13_38">advanced</text:span><text:span text:style-name="T13_39"><text:s/></text:span><text:span text:style-name="T13_40">exercise</text:span><text:span text:style-name="T13_41"><text:s/></text:span><text:span text:style-name="T13_42">in</text:span><text:span text:style-name="T13_43"><text:s/></text:span><text:span text:style-name="T13_44">shell</text:span><text:span text:style-name="T13_45"><text:s/></text:span><text:span text:style-name="T13_46">scripting</text:span><text:span text:style-name="T13_47">,<text:s/></text:span><text:span text:style-name="T13_48">for</text:span><text:span text:style-name="T13_49"><text:s/></text:span><text:span text:style-name="T13_50">which</text:span><text:span text:style-name="T13_51"><text:s/></text:span><text:span text:style-name="T13_52">you</text:span><text:span text:style-name="T13_53">'</text:span><text:span text:style-name="T13_54">ll</text:span><text:span text:style-name="T13_55"><text:s/></text:span><text:span text:style-name="T13_56">probably</text:span><text:span text:style-name="T13_57"><text:s/></text:span><text:span text:style-name="T13_58">have</text:span><text:span text:style-name="T13_59"><text:s/></text:span><text:span text:style-name="T13_60">to</text:span><text:span text:style-name="T13_61"><text:s/></text:span><text:span text:style-name="T13_62">do</text:span><text:span text:style-name="T13_63"><text:s/></text:span><text:span text:style-name="T13_64">some</text:span><text:span text:style-name="T13_65"><text:s/></text:span><text:span text:style-name="T13_66">independent</text:span><text:span text:style-name="T13_67"><text:s/></text:span><text:span text:style-name="T13_68">reading</text:span><text:span text:style-name="T13_69"><text:s/></text:span><text:span text:style-name="T13_70">and</text:span><text:span text:style-name="T13_71"><text:s/></text:span><text:span text:style-name="T13_72">research</text:span><text:span text:style-name="T13_73">.<text:s/></text:span><text:span text:style-name="T13_74">You</text:span><text:span text:style-name="T13_75">'</text:span><text:span text:style-name="T13_76">ll</text:span><text:span text:style-name="T13_77"><text:s/></text:span><text:span text:style-name="T13_78">be</text:span><text:span text:style-name="T13_79"><text:s/></text:span><text:span text:style-name="T13_80">modifying</text:span><text:span text:style-name="T13_81"><text:s/></text:span><text:span text:style-name="T13_82">an</text:span><text:span text:style-name="T13_83"><text:s/></text:span><text:span text:style-name="T13_84">example</text:span><text:span text:style-name="T13_85"><text:s/></text:span><text:span text:style-name="T13_86">from</text:span><text:span text:style-name="T13_87"><text:s/></text:span><text:span text:style-name="T13_88">class</text:span><text:span text:style-name="T13_89"><text:s/></text:span><text:span text:style-name="T13_90">rather</text:span><text:span text:style-name="T13_91"><text:s/></text:span><text:span text:style-name="T13_92">than</text:span><text:span text:style-name="T13_93"><text:s/></text:span><text:span text:style-name="T13_94">writing</text:span><text:span text:style-name="T13_95"><text:s/></text:span><text:span text:style-name="T13_96">your</text:span><text:span text:style-name="T13_97"><text:s/></text:span><text:span text:style-name="T13_98">own</text:span><text:span text:style-name="T13_99"><text:s/></text:span><text:span text:style-name="T13_100">script</text:span><text:span text:style-name="T13_101"><text:s/></text:span><text:span text:style-name="T13_102">from</text:span><text:span text:style-name="T13_103"><text:s/></text:span><text:span text:style-name="T13_104">scratch</text:span><text:span text:style-name="T13_105">,<text:s/></text:span><text:span text:style-name="T13_106">so</text:span><text:span text:style-name="T13_107"><text:s/></text:span><text:span text:style-name="T13_108">you</text:span><text:span text:style-name="T13_109"><text:s/></text:span><text:span text:style-name="T13_110">don</text:span><text:span text:style-name="T13_111">'</text:span><text:span text:style-name="T13_112">t</text:span><text:span text:style-name="T13_113"><text:s/></text:span><text:span text:style-name="T13_114">need</text:span><text:span text:style-name="T13_115"><text:s/></text:span><text:span text:style-name="T13_116">to</text:span><text:span text:style-name="T13_117"><text:s/></text:span><text:span text:style-name="T13_118">do</text:span><text:span text:style-name="T13_119"><text:s/></text:span><text:span text:style-name="T13_120">anything</text:span><text:span text:style-name="T13_121"><text:s/></text:span><text:span text:style-name="T13_122">totally</text:span><text:span text:style-name="T13_123"><text:s/></text:span><text:span text:style-name="T13_124">new</text:span><text:span text:style-name="T13_125">,<text:s/></text:span><text:span text:style-name="T13_126">but</text:span><text:span text:style-name="T13_127"><text:s/></text:span><text:span text:style-name="T13_128">you</text:span><text:span text:style-name="T13_129"><text:s/></text:span><text:span text:style-name="T13_130">may</text:span><text:span text:style-name="T13_131"><text:s/></text:span><text:span text:style-name="T13_132">need</text:span><text:span text:style-name="T13_133"><text:s/></text:span><text:span text:style-name="T13_134">Google</text:span><text:span text:style-name="T13_135"><text:s/></text:span><text:span text:style-name="T13_136">or</text:span><text:span text:style-name="T13_137"><text:s/></text:span><text:span text:style-name="T13_138">a</text:span><text:span text:style-name="T13_139"><text:s/></text:span><text:span text:style-name="T13_140">shell</text:span><text:span text:style-name="T13_141"><text:s/></text:span><text:span text:style-name="T13_142">scripting</text:span><text:span text:style-name="T13_143"><text:s/></text:span><text:span text:style-name="T13_144">tutorial</text:span><text:span text:style-name="T13_145"><text:s/></text:span><text:span text:style-name="T13_146">to</text:span><text:span text:style-name="T13_147"><text:s/></text:span><text:span text:style-name="T13_148">understand</text:span><text:span text:style-name="T13_149"><text:s/></text:span><text:span text:style-name="T13_150">precisely</text:span><text:span text:style-name="T13_151"><text:s/></text:span><text:span text:style-name="T13_152">what</text:span><text:span text:style-name="T13_153"><text:s/></text:span><text:span text:style-name="T13_154">your</text:span><text:span text:style-name="T13_155"><text:s/></text:span><text:span text:style-name="T13_156">changes</text:span><text:span text:style-name="T13_157"><text:s/></text:span><text:span text:style-name="T13_158">mean</text:span><text:span text:style-name="T13_159"><text:s/>(</text:span><text:span text:style-name="T13_160">or</text:span><text:span text:style-name="T13_161"><text:s/></text:span><text:span text:style-name="T13_162">to</text:span><text:span text:style-name="T13_163"><text:s/></text:span><text:span text:style-name="T13_164">fix</text:span><text:span text:style-name="T13_165"><text:s/></text:span><text:span text:style-name="T13_166">your</text:span><text:span text:style-name="T13_167"><text:s/></text:span><text:span text:style-name="T13_168">mistakes</text:span><text:span text:style-name="T13_169">).<text:line-break/></text:span></text:p>
          <text:list>
            <text:list-item>
              <text:p text:style-name="P14"><text:span text:style-name="T14_1">First</text:span><text:span text:style-name="T14_2">,<text:s/></text:span><text:span text:style-name="T14_3">download</text:span><text:span text:style-name="T14_4"><text:s/></text:span><text:span text:style-name="T14_5">the</text:span><text:span text:style-name="T14_6"><text:s/></text:span><text:span text:style-name="T14_7">script</text:span><text:span text:style-name="T14_8"><text:s/></text:span><text:span text:style-name="T14_9">we</text:span><text:span text:style-name="T14_10"><text:s/></text:span><text:span text:style-name="T14_11">used</text:span><text:span text:style-name="T14_12"><text:s/></text:span><text:span text:style-name="T14_13">for</text:span><text:span text:style-name="T14_14"><text:s/></text:span><text:span text:style-name="T14_15">the</text:span><text:span text:style-name="T14_16"><text:s/></text:span><text:span text:style-name="T14_17">take</text:span><text:span text:style-name="T14_18">-</text:span><text:span text:style-name="T14_19">a</text:span><text:span text:style-name="T14_20">-</text:span><text:span text:style-name="T14_21">number</text:span><text:span text:style-name="T14_22"><text:s/></text:span><text:span text:style-name="T14_23">system</text:span><text:span text:style-name="T14_24"><text:s/></text:span><text:span text:style-name="T14_25">in</text:span><text:span text:style-name="T14_26"><text:s/></text:span><text:span text:style-name="T14_27">class</text:span><text:span text:style-name="T14_28"><text:s/></text:span><text:span text:style-name="T14_29">by</text:span><text:span text:style-name="T14_30"><text:s/></text:span><text:span text:style-name="T14_31">cd</text:span><text:span text:style-name="T14_32">'</text:span><text:span text:style-name="T14_33">ing</text:span><text:span text:style-name="T14_34"><text:s/></text:span><text:span text:style-name="T14_35">into</text:span><text:span text:style-name="T14_36"><text:s/></text:span><text:span text:style-name="T14_37">your</text:span><text:span text:style-name="T14_38"><text:s/></text:span><text:span text:style-name="T14_39">home</text:span><text:span text:style-name="T14_40"><text:s/></text:span><text:span text:style-name="T14_41">dir</text:span><text:span text:style-name="T14_42"><text:s/></text:span><text:span text:style-name="T14_43">and</text:span><text:span text:style-name="T14_44"><text:s/></text:span><text:span text:style-name="T14_45">downloading</text:span><text:span text:style-name="T14_46"><text:s/></text:span><text:span text:style-name="T14_47">it</text:span><text:span text:style-name="T14_48"><text:s/></text:span><text:span text:style-name="T14_49">with</text:span><text:span text:style-name="T14_50"><text:s/></text:span><text:span text:style-name="T14_51">this</text:span><text:span text:style-name="T14_52"><text:s/></text:span><text:span text:style-name="T14_53">command</text:span><text:span text:style-name="T14_54">:<text:line-break/></text:span><text:span text:style-name="T14_55">wget</text:span><text:span text:style-name="T14_56"><text:s/>-</text:span><text:span text:style-name="T14_57">O</text:span><text:span text:style-name="T14_58"><text:s/></text:span><text:span text:style-name="T14_59">take</text:span><text:span text:style-name="T14_60">_</text:span><text:span text:style-name="T14_61">a</text:span><text:span text:style-name="T14_62">_</text:span><text:span text:style-name="T14_63">number</text:span><text:span text:style-name="T14_64">.</text:span><text:span text:style-name="T14_65">sh</text:span><text:span text:style-name="T14_66"><text:s/></text:span><text:span text:style-name="T14_67">pastebin</text:span><text:span text:style-name="T14_68">.</text:span><text:span text:style-name="T14_69">com</text:span><text:span text:style-name="T14_70">/</text:span><text:span text:style-name="T14_71">raw</text:span><text:span text:style-name="T14_72">.</text:span><text:span text:style-name="T14_73">php</text:span><text:span text:style-name="T14_74">?</text:span><text:span text:style-name="T14_75">i</text:span><text:span text:style-name="T14_76">=</text:span><text:span text:style-name="T14_77">G</text:span><text:span text:style-name="T14_78">1</text:span><text:span text:style-name="T14_79">EsVvLf</text:span><text:span text:style-name="T14_80"><text:line-break/><text:line-break/></text:span><text:span text:style-name="T14_81">This</text:span><text:span text:style-name="T14_82"><text:s/></text:span><text:span text:style-name="T14_83">downloads</text:span><text:span text:style-name="T14_84"><text:s/></text:span><text:span text:style-name="T14_85">the</text:span><text:span text:style-name="T14_86"><text:s/></text:span><text:span text:style-name="T14_87">file</text:span><text:span text:style-name="T14_88"><text:s/></text:span><text:span text:style-name="T14_89">at</text:span><text:span text:style-name="T14_90"><text:s/></text:span><text:span text:style-name="T14_91">that</text:span><text:span text:style-name="T14_92"><text:s/></text:span><text:span text:style-name="T14_93">pastebin</text:span><text:span text:style-name="T14_94">.</text:span><text:span text:style-name="T14_95">com</text:span><text:span text:style-name="T14_96"><text:s/></text:span><text:span text:style-name="T14_97">URL</text:span><text:span text:style-name="T14_98"><text:s/></text:span><text:span text:style-name="T14_99">to</text:span><text:span text:style-name="T14_100"><text:s/></text:span><text:span text:style-name="T14_101">the</text:span><text:span text:style-name="T14_102"><text:s/></text:span><text:span text:style-name="T14_103">file</text:span><text:span text:style-name="T14_104"><text:s/></text:span><text:span text:style-name="T14_105">take</text:span><text:span text:style-name="T14_106">_</text:span><text:span text:style-name="T14_107">a</text:span><text:span text:style-name="T14_108">_</text:span><text:span text:style-name="T14_109">number</text:span><text:span text:style-name="T14_110">.</text:span><text:span text:style-name="T14_111">sh</text:span><text:span text:style-name="T14_112"><text:s/></text:span><text:span text:style-name="T14_113">in</text:span><text:span text:style-name="T14_114"><text:s/></text:span><text:span text:style-name="T14_115">your</text:span><text:span text:style-name="T14_116"><text:s/></text:span><text:span text:style-name="T14_117">home</text:span><text:span text:style-name="T14_118"><text:s/></text:span><text:span text:style-name="T14_119">dir</text:span><text:span text:style-name="T14_120">.<text:s/></text:span><text:span text:style-name="T14_121">Use</text:span><text:span text:style-name="T14_122"><text:s/></text:span><text:span text:style-name="T14_123">ls</text:span><text:span text:style-name="T14_124"><text:s/></text:span><text:span text:style-name="T14_125">to</text:span><text:span text:style-name="T14_126"><text:s/></text:span><text:span text:style-name="T14_127">confirm</text:span><text:span text:style-name="T14_128">,<text:s/></text:span><text:span text:style-name="T14_129">and</text:span><text:span text:style-name="T14_130"><text:s/></text:span><text:span text:style-name="T14_131">open</text:span><text:span text:style-name="T14_132"><text:s/></text:span><text:span text:style-name="T14_133">take</text:span><text:span text:style-name="T14_134">_</text:span><text:span text:style-name="T14_135">a</text:span><text:span text:style-name="T14_136">_</text:span><text:span text:style-name="T14_137">number</text:span><text:span text:style-name="T14_138">.</text:span><text:span text:style-name="T14_139">sh</text:span><text:span text:style-name="T14_140"><text:s/></text:span><text:span text:style-name="T14_141">in</text:span><text:span text:style-name="T14_142"><text:s/></text:span><text:span text:style-name="T14_143">your</text:span><text:span text:style-name="T14_144"><text:s/></text:span><text:span text:style-name="T14_145">text</text:span><text:span text:style-name="T14_146"><text:s/></text:span><text:span text:style-name="T14_147">editor</text:span><text:span text:style-name="T14_148"><text:s/></text:span><text:span text:style-name="T14_149">to</text:span><text:span text:style-name="T14_150"><text:s/></text:span><text:span text:style-name="T14_151">make</text:span><text:span text:style-name="T14_152"><text:s/></text:span><text:span text:style-name="T14_153">sure</text:span><text:span text:style-name="T14_154"><text:s/></text:span><text:span text:style-name="T14_155">you</text:span><text:span text:style-name="T14_156"><text:s/></text:span><text:span text:style-name="T14_157">downloaded</text:span><text:span text:style-name="T14_158"><text:s/></text:span><text:span text:style-name="T14_159">the</text:span><text:span text:style-name="T14_160"><text:s/></text:span><text:span text:style-name="T14_161">right</text:span><text:span text:style-name="T14_162"><text:s/></text:span><text:span text:style-name="T14_163">file</text:span><text:span text:style-name="T14_164">.<text:s/></text:span><text:span text:style-name="T14_165">Rename</text:span><text:span text:style-name="T14_166"><text:s/></text:span><text:span text:style-name="T14_167">it</text:span><text:span text:style-name="T14_168"><text:s/></text:span><text:span text:style-name="T14_169">to</text:span><text:span text:style-name="T14_170"><text:s/></text:span><text:span text:style-name="T14_171">chitchat</text:span><text:span text:style-name="T14_172">.</text:span><text:span text:style-name="T14_173">sh</text:span><text:span text:style-name="T14_174">.<text:line-break/></text:span></text:p>
            </text:list-item>
            <text:list-item>
              <text:p text:style-name="P15"><text:span text:style-name="T15_1">Your</text:span><text:span text:style-name="T15_2"><text:s/></text:span><text:span text:style-name="T15_3">goal</text:span><text:span text:style-name="T15_4"><text:s/></text:span><text:span text:style-name="T15_5">is</text:span><text:span text:style-name="T15_6"><text:s/></text:span><text:span text:style-name="T15_7">write</text:span><text:span text:style-name="T15_8"><text:s/></text:span><text:span text:style-name="T15_9">a</text:span><text:span text:style-name="T15_10"><text:s/></text:span><text:span text:style-name="T15_11">service</text:span><text:span text:style-name="T15_12"><text:s/></text:span><text:span text:style-name="T15_13">called</text:span><text:span text:style-name="T15_14"><text:s/>"</text:span><text:span text:style-name="T15_15">chitchat</text:span><text:span text:style-name="T15_16">"<text:s/></text:span><text:span text:style-name="T15_17">whose</text:span><text:span text:style-name="T15_18"><text:s/></text:span><text:span text:style-name="T15_19">protocol</text:span><text:span text:style-name="T15_20"><text:s/></text:span><text:span text:style-name="T15_21">consists</text:span><text:span text:style-name="T15_22"><text:s/></text:span><text:span text:style-name="T15_23">of</text:span><text:span text:style-name="T15_24"><text:s/></text:span><text:span text:style-name="T15_25">two</text:span><text:span text:style-name="T15_26"><text:s/></text:span><text:span text:style-name="T15_27">commands</text:span><text:span text:style-name="T15_28">.<text:s/></text:span><text:span text:style-name="T15_29">One</text:span><text:span text:style-name="T15_30">,<text:s/></text:span><text:span text:style-name="T15_31">you</text:span><text:span text:style-name="T15_32"><text:s/></text:span><text:span text:style-name="T15_33">can</text:span><text:span text:style-name="T15_34"><text:s/></text:span><text:span text:style-name="T15_35">say</text:span><text:span text:style-name="T15_36"><text:s/>"</text:span><text:span text:style-name="T15_37">hello</text:span><text:span text:style-name="T15_38">"<text:s/></text:span><text:span text:style-name="T15_39">to</text:span><text:span text:style-name="T15_40"><text:s/></text:span><text:span text:style-name="T15_41">the</text:span><text:span text:style-name="T15_42"><text:s/></text:span><text:span text:style-name="T15_43">service</text:span><text:span text:style-name="T15_44"><text:s/></text:span><text:span text:style-name="T15_45">and</text:span><text:span text:style-name="T15_46"><text:s/></text:span><text:span text:style-name="T15_47">it</text:span><text:span text:style-name="T15_48"><text:s/></text:span><text:span text:style-name="T15_49">responds</text:span><text:span text:style-name="T15_50"><text:s/>"</text:span><text:span text:style-name="T15_51">Hello</text:span><text:span text:style-name="T15_52">."<text:s/></text:span><text:span text:style-name="T15_53">Two</text:span><text:span text:style-name="T15_54">,<text:s/></text:span><text:span text:style-name="T15_55">you</text:span><text:span text:style-name="T15_56"><text:s/></text:span><text:span text:style-name="T15_57">can</text:span><text:span text:style-name="T15_58"><text:s/></text:span><text:span text:style-name="T15_59">say</text:span><text:span text:style-name="T15_60"><text:s/>"</text:span><text:span text:style-name="T15_61">howareyou</text:span><text:span text:style-name="T15_62">"<text:s/></text:span><text:span text:style-name="T15_63">to</text:span><text:span text:style-name="T15_64"><text:s/></text:span><text:span text:style-name="T15_65">the</text:span><text:span text:style-name="T15_66"><text:s/></text:span><text:span text:style-name="T15_67">service</text:span><text:span text:style-name="T15_68"><text:s/></text:span><text:span text:style-name="T15_69">and</text:span><text:span text:style-name="T15_70"><text:s/></text:span><text:span text:style-name="T15_71">it</text:span><text:span text:style-name="T15_72"><text:s/></text:span><text:span text:style-name="T15_73">responds</text:span><text:span text:style-name="T15_74"><text:s/>"</text:span><text:span text:style-name="T15_75">My</text:span><text:span text:style-name="T15_76"><text:s/></text:span><text:span text:style-name="T15_77">feet</text:span><text:span text:style-name="T15_78"><text:s/></text:span><text:span text:style-name="T15_79">hurt</text:span><text:span text:style-name="T15_80">."<text:s/></text:span><text:span text:style-name="T15_81">If</text:span><text:span text:style-name="T15_82"><text:s/></text:span><text:span text:style-name="T15_83">the</text:span><text:span text:style-name="T15_84"><text:s/></text:span><text:span text:style-name="T15_85">server</text:span><text:span text:style-name="T15_86"><text:s/></text:span><text:span text:style-name="T15_87">isn</text:span><text:span text:style-name="T15_88">'</text:span><text:span text:style-name="T15_89">t</text:span><text:span text:style-name="T15_90"><text:s/></text:span><text:span text:style-name="T15_91">started</text:span><text:span text:style-name="T15_92">,<text:s/></text:span><text:span text:style-name="T15_93">it</text:span><text:span text:style-name="T15_94"><text:s/></text:span><text:span text:style-name="T15_95">should</text:span><text:span text:style-name="T15_96"><text:s/></text:span><text:span text:style-name="T15_97">respond</text:span><text:span text:style-name="T15_98"><text:s/>"</text:span><text:span text:style-name="T15_99">Eh</text:span><text:span text:style-name="T15_100">?"<text:s/></text:span><text:span text:style-name="T15_101">to</text:span><text:span text:style-name="T15_102"><text:s/></text:span><text:span text:style-name="T15_103">either</text:span><text:span text:style-name="T15_104"><text:s/></text:span><text:span text:style-name="T15_105">command</text:span><text:span text:style-name="T15_106">.<text:line-break/><text:line-break/></text:span><text:span text:style-name="T15_107">Do</text:span><text:span text:style-name="T15_108"><text:s/></text:span><text:span text:style-name="T15_109">this</text:span><text:span text:style-name="T15_110"><text:s/></text:span><text:span text:style-name="T15_111">by</text:span><text:span text:style-name="T15_112"><text:s/></text:span><text:span text:style-name="T15_113">modifying</text:span><text:span text:style-name="T15_114"><text:s/></text:span><text:span text:style-name="T15_115">the</text:span><text:span text:style-name="T15_116"><text:s/></text:span><text:span text:style-name="T15_117">script</text:span><text:span text:style-name="T15_118"><text:s/></text:span><text:span text:style-name="T15_119">you</text:span><text:span text:style-name="T15_120"><text:s/></text:span><text:span text:style-name="T15_121">downloaded</text:span><text:span text:style-name="T15_122">.<text:s/></text:span><text:span text:style-name="T15_123">Open</text:span><text:span text:style-name="T15_124"><text:s/></text:span><text:span text:style-name="T15_125">the</text:span><text:span text:style-name="T15_126"><text:s/></text:span><text:span text:style-name="T15_127">script</text:span><text:span text:style-name="T15_128"><text:s/></text:span><text:span text:style-name="T15_129">in</text:span><text:span text:style-name="T15_130"><text:s/></text:span><text:span text:style-name="T15_131">a</text:span><text:span text:style-name="T15_132"><text:s/></text:span><text:span text:style-name="T15_133">text</text:span><text:span text:style-name="T15_134"><text:s/></text:span><text:span text:style-name="T15_135">editor</text:span><text:span text:style-name="T15_136">.<text:s/></text:span><text:span text:style-name="T15_137">Take</text:span><text:span text:style-name="T15_138"><text:s/></text:span><text:span text:style-name="T15_139">out</text:span><text:span text:style-name="T15_140"><text:s/></text:span><text:span text:style-name="T15_141">the</text:span><text:span text:style-name="T15_142"><text:s/></text:span><text:span text:style-name="T15_143">irrelevant</text:span><text:span text:style-name="T15_144"><text:s/></text:span><text:span text:style-name="T15_145">commands</text:span><text:span text:style-name="T15_146"><text:s/>(</text:span><text:span text:style-name="T15_147">for</text:span><text:span text:style-name="T15_148"><text:s/></text:span><text:span text:style-name="T15_149">the</text:span><text:span text:style-name="T15_150"><text:s/></text:span><text:span text:style-name="T15_151">take</text:span><text:span text:style-name="T15_152">-</text:span><text:span text:style-name="T15_153">a</text:span><text:span text:style-name="T15_154">-</text:span><text:span text:style-name="T15_155">number</text:span><text:span text:style-name="T15_156"><text:s/></text:span><text:span text:style-name="T15_157">system</text:span><text:span text:style-name="T15_158">)<text:s/></text:span><text:span text:style-name="T15_159">and</text:span><text:span text:style-name="T15_160"><text:s/></text:span><text:span text:style-name="T15_161">add</text:span><text:span text:style-name="T15_162"><text:s/></text:span><text:span text:style-name="T15_163">your</text:span><text:span text:style-name="T15_164"><text:s/></text:span><text:span text:style-name="T15_165">new</text:span><text:span text:style-name="T15_166"><text:s/></text:span><text:span text:style-name="T15_167">commands</text:span><text:span text:style-name="T15_168"><text:s/></text:span><text:span text:style-name="T15_169">in</text:span><text:span text:style-name="T15_170"><text:s/></text:span><text:span text:style-name="T15_171">their</text:span><text:span text:style-name="T15_172"><text:s/></text:span><text:span text:style-name="T15_173">place</text:span><text:span text:style-name="T15_174">.<text:s/></text:span><text:span text:style-name="T15_175">They</text:span><text:span text:style-name="T15_176"><text:s/></text:span><text:span text:style-name="T15_177">don</text:span><text:span text:style-name="T15_178">'</text:span><text:span text:style-name="T15_179">t</text:span><text:span text:style-name="T15_180"><text:s/></text:span><text:span text:style-name="T15_181">need</text:span><text:span text:style-name="T15_182"><text:s/></text:span><text:span text:style-name="T15_183">to</text:span><text:span text:style-name="T15_184"><text:s/></text:span><text:span text:style-name="T15_185">do</text:span><text:span text:style-name="T15_186"><text:s/></text:span><text:span text:style-name="T15_187">much</text:span><text:span text:style-name="T15_188"><text:s/></text:span><text:span text:style-name="T15_189">except</text:span><text:span text:style-name="T15_190"><text:s/></text:span><text:span text:style-name="T15_191">check</text:span><text:span text:style-name="T15_192"><text:s/></text:span><text:span text:style-name="T15_193">whether</text:span><text:span text:style-name="T15_194"><text:s/></text:span><text:span text:style-name="T15_195">the</text:span><text:span text:style-name="T15_196"><text:s/></text:span><text:span text:style-name="T15_197">service</text:span><text:span text:style-name="T15_198"><text:s/></text:span><text:span text:style-name="T15_199">is</text:span><text:span text:style-name="T15_200"><text:s/></text:span><text:span text:style-name="T15_201">started</text:span><text:span text:style-name="T15_202">,<text:s/></text:span><text:span text:style-name="T15_203">and</text:span><text:span text:style-name="T15_204"><text:s/></text:span><text:span text:style-name="T15_205">if</text:span><text:span text:style-name="T15_206"><text:s/></text:span><text:span text:style-name="T15_207">so</text:span><text:span text:style-name="T15_208">,<text:s/></text:span><text:span text:style-name="T15_209">run</text:span><text:span text:style-name="T15_210"><text:s/>"</text:span><text:span text:style-name="T15_211">echo</text:span><text:span text:style-name="T15_212"><text:s/></text:span><text:span text:style-name="T15_213">Hello</text:span><text:span text:style-name="T15_214">."<text:s/></text:span><text:span text:style-name="T15_215">or</text:span><text:span text:style-name="T15_216"><text:s/>"</text:span><text:span text:style-name="T15_217">echo</text:span><text:span text:style-name="T15_218"><text:s/></text:span><text:span text:style-name="T15_219">My</text:span><text:span text:style-name="T15_220"><text:s/></text:span><text:span text:style-name="T15_221">feet</text:span><text:span text:style-name="T15_222"><text:s/></text:span><text:span text:style-name="T15_223">hurt</text:span><text:span text:style-name="T15_224">."<text:line-break/><text:line-break/></text:span><text:span text:style-name="T15_225">How</text:span><text:span text:style-name="T15_226"><text:s/></text:span><text:span text:style-name="T15_227">should</text:span><text:span text:style-name="T15_228"><text:s/></text:span><text:span text:style-name="T15_229">the</text:span><text:span text:style-name="T15_230"><text:s/>"</text:span><text:span text:style-name="T15_231">start</text:span><text:span text:style-name="T15_232">",<text:s/>"</text:span><text:span text:style-name="T15_233">stop</text:span><text:span text:style-name="T15_234">",<text:s/></text:span><text:span text:style-name="T15_235">and</text:span><text:span text:style-name="T15_236"><text:s/>"</text:span><text:span text:style-name="T15_237">status</text:span><text:span text:style-name="T15_238">"<text:s/></text:span><text:span text:style-name="T15_239">commands</text:span><text:span text:style-name="T15_240"><text:s/></text:span><text:span text:style-name="T15_241">work</text:span><text:span text:style-name="T15_242">?<text:s/></text:span><text:span text:style-name="T15_243">You</text:span><text:span text:style-name="T15_244"><text:s/></text:span><text:span text:style-name="T15_245">can</text:span><text:span text:style-name="T15_246"><text:s/></text:span><text:span text:style-name="T15_247">adapt</text:span><text:span text:style-name="T15_248"><text:s/></text:span><text:span text:style-name="T15_249">the</text:span><text:span text:style-name="T15_250"><text:s/></text:span><text:span text:style-name="T15_251">approach</text:span><text:span text:style-name="T15_252"><text:s/></text:span><text:span text:style-name="T15_253">already</text:span><text:span text:style-name="T15_254"><text:s/></text:span><text:span text:style-name="T15_255">in</text:span><text:span text:style-name="T15_256"><text:s/></text:span><text:span text:style-name="T15_257">the</text:span><text:span text:style-name="T15_258"><text:s/></text:span><text:span text:style-name="T15_259">script</text:span><text:span text:style-name="T15_260">,<text:s/></text:span><text:span text:style-name="T15_261">where</text:span><text:span text:style-name="T15_262"><text:s/></text:span><text:span text:style-name="T15_263">the</text:span><text:span text:style-name="T15_264"><text:s/></text:span><text:span text:style-name="T15_265">contents</text:span><text:span text:style-name="T15_266"><text:s/></text:span><text:span text:style-name="T15_267">of</text:span><text:span text:style-name="T15_268"><text:s/></text:span><text:span text:style-name="T15_269">a</text:span><text:span text:style-name="T15_270"><text:s/></text:span><text:span text:style-name="T15_271">text</text:span><text:span text:style-name="T15_272"><text:s/></text:span><text:span text:style-name="T15_273">file</text:span><text:span text:style-name="T15_274"><text:s/></text:span><text:span text:style-name="T15_275">determines</text:span><text:span text:style-name="T15_276"><text:s/></text:span><text:span text:style-name="T15_277">your</text:span><text:span text:style-name="T15_278"><text:s/></text:span><text:span text:style-name="T15_279">service</text:span><text:span text:style-name="T15_280">'</text:span><text:span text:style-name="T15_281">s</text:span><text:span text:style-name="T15_282"><text:s/></text:span><text:span text:style-name="T15_283">status</text:span><text:span text:style-name="T15_284">,<text:s/></text:span><text:span text:style-name="T15_285">and</text:span><text:span text:style-name="T15_286"><text:s/></text:span><text:span text:style-name="T15_287">each</text:span><text:span text:style-name="T15_288"><text:s/></text:span><text:span text:style-name="T15_289">command</text:span><text:span text:style-name="T15_290"><text:s/>(</text:span><text:span text:style-name="T15_291">including</text:span><text:span text:style-name="T15_292"><text:s/>"</text:span><text:span text:style-name="T15_293">hello</text:span><text:span text:style-name="T15_294">"<text:s/></text:span><text:span text:style-name="T15_295">and</text:span><text:span text:style-name="T15_296"><text:s/>"</text:span><text:span text:style-name="T15_297">howareyou</text:span><text:span text:style-name="T15_298">")<text:s/></text:span><text:span text:style-name="T15_299">checks</text:span><text:span text:style-name="T15_300"><text:s/></text:span><text:span text:style-name="T15_301">that</text:span><text:span text:style-name="T15_302"><text:s/></text:span><text:span text:style-name="T15_303">text</text:span><text:span text:style-name="T15_304"><text:s/></text:span><text:span text:style-name="T15_305">file</text:span><text:span text:style-name="T15_306"><text:s/></text:span><text:span text:style-name="T15_307">to</text:span><text:span text:style-name="T15_308"><text:s/></text:span><text:span text:style-name="T15_309">see</text:span><text:span text:style-name="T15_310"><text:s/></text:span><text:span text:style-name="T15_311">if</text:span><text:span text:style-name="T15_312"><text:s/></text:span><text:span text:style-name="T15_313">the</text:span><text:span text:style-name="T15_314"><text:s/></text:span><text:span text:style-name="T15_315">service</text:span><text:span text:style-name="T15_316"><text:s/></text:span><text:span text:style-name="T15_317">is</text:span><text:span text:style-name="T15_318"><text:s/></text:span><text:span text:style-name="T15_319">running</text:span><text:span text:style-name="T15_320">.<text:s/></text:span><text:span text:style-name="T15_321">Modify</text:span><text:span text:style-name="T15_322"><text:s/></text:span><text:span text:style-name="T15_323">the</text:span><text:span text:style-name="T15_324"><text:s/>"</text:span><text:span text:style-name="T15_325">start</text:span><text:span text:style-name="T15_326">",<text:s/>"</text:span><text:span text:style-name="T15_327">stop</text:span><text:span text:style-name="T15_328">",<text:s/></text:span><text:span text:style-name="T15_329">and</text:span><text:span text:style-name="T15_330"><text:s/>"</text:span><text:span text:style-name="T15_331">status</text:span><text:span text:style-name="T15_332">"<text:s/></text:span><text:span text:style-name="T15_333">commands</text:span><text:span text:style-name="T15_334"><text:s/></text:span><text:span text:style-name="T15_335">as</text:span><text:span text:style-name="T15_336"><text:s/></text:span><text:span text:style-name="T15_337">you</text:span><text:span text:style-name="T15_338"><text:s/></text:span><text:span text:style-name="T15_339">see</text:span><text:span text:style-name="T15_340"><text:s/></text:span><text:span text:style-name="T15_341">fit</text:span><text:span text:style-name="T15_342">.<text:line-break/><text:line-break/></text:span><text:span text:style-name="T15_343">You</text:span><text:span text:style-name="T15_344"><text:s/></text:span><text:span text:style-name="T15_345">can</text:span><text:span text:style-name="T15_346"><text:s/></text:span><text:span text:style-name="T15_347">test</text:span><text:span text:style-name="T15_348"><text:s/></text:span><text:span text:style-name="T15_349">your</text:span><text:span text:style-name="T15_350"><text:s/></text:span><text:span text:style-name="T15_351">script</text:span><text:span text:style-name="T15_352"><text:s/></text:span><text:span text:style-name="T15_353">directly</text:span><text:span text:style-name="T15_354">,<text:s/></text:span><text:span text:style-name="T15_355">without</text:span><text:span text:style-name="T15_356"><text:s/></text:span><text:span text:style-name="T15_357">installing</text:span><text:span text:style-name="T15_358"><text:s/></text:span><text:span text:style-name="T15_359">it</text:span><text:span text:style-name="T15_360"><text:s/></text:span><text:span text:style-name="T15_361">as</text:span><text:span text:style-name="T15_362"><text:s/></text:span><text:span text:style-name="T15_363">a</text:span><text:span text:style-name="T15_364"><text:s/></text:span><text:span text:style-name="T15_365">service</text:span><text:span text:style-name="T15_366">,<text:s/></text:span><text:span text:style-name="T15_367">by</text:span><text:span text:style-name="T15_368"><text:s/></text:span><text:span text:style-name="T15_369">making</text:span><text:span text:style-name="T15_370"><text:s/></text:span><text:span text:style-name="T15_371">it</text:span><text:span text:style-name="T15_372"><text:s/></text:span><text:span text:style-name="T15_373">executable</text:span><text:span text:style-name="T15_374"><text:s/></text:span><text:span text:style-name="T15_375">and</text:span><text:span text:style-name="T15_376"><text:s/></text:span><text:span text:style-name="T15_377">running</text:span><text:span text:style-name="T15_378"><text:s/></text:span><text:span text:style-name="T15_379">it</text:span><text:span text:style-name="T15_380">.<text:s/></text:span><text:span text:style-name="T15_381">Run</text:span><text:span text:style-name="T15_382"><text:s/></text:span><text:span text:style-name="T15_383">it</text:span><text:span text:style-name="T15_384"><text:s/></text:span><text:span text:style-name="T15_385">with</text:span><text:span text:style-name="T15_386"><text:s/></text:span><text:span text:style-name="T15_387">commands</text:span><text:span text:style-name="T15_388"><text:s/></text:span><text:span text:style-name="T15_389">like</text:span><text:span text:style-name="T15_390">:<text:line-break/>./</text:span><text:span text:style-name="T15_391">chitchat</text:span><text:span text:style-name="T15_392">.</text:span><text:span text:style-name="T15_393">sh</text:span><text:span text:style-name="T15_394"><text:s/></text:span><text:span text:style-name="T15_395">start</text:span><text:span text:style-name="T15_396"><text:line-break/>./</text:span><text:span text:style-name="T15_397">chitchat</text:span><text:span text:style-name="T15_398">.</text:span><text:span text:style-name="T15_399">sh</text:span><text:span text:style-name="T15_400"><text:s/></text:span><text:span text:style-name="T15_401">status</text:span><text:span text:style-name="T15_402"><text:line-break/>./</text:span><text:span text:style-name="T15_403">chitchat</text:span><text:span text:style-name="T15_404">.</text:span><text:span text:style-name="T15_405">sh</text:span><text:span text:style-name="T15_406"><text:s/></text:span><text:span text:style-name="T15_407">hello</text:span><text:span text:style-name="T15_408"><text:line-break/>./</text:span><text:span text:style-name="T15_409">chitchat</text:span><text:span text:style-name="T15_410">.</text:span><text:span text:style-name="T15_411">sh</text:span><text:span text:style-name="T15_412"><text:s/></text:span><text:span text:style-name="T15_413">stop</text:span><text:span text:style-name="T15_414"><text:line-break/></text:span></text:p>
            </text:list-item>
            <text:list-item>
              <text:p text:style-name="P16"><text:span text:style-name="T16_1">Install</text:span><text:span text:style-name="T16_2"><text:s/></text:span><text:span text:style-name="T16_3">your</text:span><text:span text:style-name="T16_4"><text:s/></text:span><text:span text:style-name="T16_5">script</text:span><text:span text:style-name="T16_6"><text:s/></text:span><text:span text:style-name="T16_7">as</text:span><text:span text:style-name="T16_8"><text:s/></text:span><text:span text:style-name="T16_9">a</text:span><text:span text:style-name="T16_10"><text:s/></text:span><text:span text:style-name="T16_11">system</text:span><text:span text:style-name="T16_12"><text:s/></text:span><text:span text:style-name="T16_13">service</text:span><text:span text:style-name="T16_14"><text:s/></text:span><text:span text:style-name="T16_15">by</text:span><text:span text:style-name="T16_16"><text:s/></text:span><text:span text:style-name="T16_17">moving</text:span><text:span text:style-name="T16_18"><text:s/></text:span><text:span text:style-name="T16_19">into</text:span><text:span text:style-name="T16_20"><text:s/></text:span><text:span text:style-name="T16_21">the</text:span><text:span text:style-name="T16_22"><text:s/></text:span><text:span text:style-name="T16_23">directory</text:span><text:span text:style-name="T16_24"><text:s/></text:span><text:span text:style-name="T16_25">where</text:span><text:span text:style-name="T16_26"><text:s/></text:span><text:span text:style-name="T16_27">service</text:span><text:span text:style-name="T16_28"><text:s/></text:span><text:span text:style-name="T16_29">scripts</text:span><text:span text:style-name="T16_30"><text:s/></text:span><text:span text:style-name="T16_31">live</text:span><text:span text:style-name="T16_32">:<text:line-break/></text:span><text:span text:style-name="T16_33">sudo</text:span><text:span text:style-name="T16_34"><text:s/></text:span><text:span text:style-name="T16_35">mv</text:span><text:span text:style-name="T16_36"><text:s/></text:span><text:span text:style-name="T16_37">chitchat</text:span><text:span text:style-name="T16_38">.</text:span><text:span text:style-name="T16_39">sh</text:span><text:span text:style-name="T16_40"><text:s/>/</text:span><text:span text:style-name="T16_41">etc</text:span><text:span text:style-name="T16_42">/</text:span><text:span text:style-name="T16_43">init</text:span><text:span text:style-name="T16_44">.</text:span><text:span text:style-name="T16_45">d</text:span><text:span text:style-name="T16_46">/</text:span><text:span text:style-name="T16_47">chitchat</text:span><text:span text:style-name="T16_48"><text:line-break/><text:line-break/></text:span><text:span text:style-name="T16_49">Use</text:span><text:span text:style-name="T16_50"><text:s/>"</text:span><text:span text:style-name="T16_51">ls</text:span><text:span text:style-name="T16_52"><text:s/>-</text:span><text:span text:style-name="T16_53">l</text:span><text:span text:style-name="T16_54"><text:s/>/</text:span><text:span text:style-name="T16_55">etc</text:span><text:span text:style-name="T16_56">/</text:span><text:span text:style-name="T16_57">init</text:span><text:span text:style-name="T16_58">.</text:span><text:span text:style-name="T16_59">d</text:span><text:span text:style-name="T16_60">/</text:span><text:span text:style-name="T16_61">chitchat</text:span><text:span text:style-name="T16_62">"<text:s/></text:span><text:span text:style-name="T16_63">to</text:span><text:span text:style-name="T16_64"><text:s/></text:span><text:span text:style-name="T16_65">take</text:span><text:span text:style-name="T16_66"><text:s/></text:span><text:span text:style-name="T16_67">a</text:span><text:span text:style-name="T16_68"><text:s/></text:span><text:span text:style-name="T16_69">look</text:span><text:span text:style-name="T16_70"><text:s/></text:span><text:span text:style-name="T16_71">at</text:span><text:span text:style-name="T16_72"><text:s/></text:span><text:span text:style-name="T16_73">the</text:span><text:span text:style-name="T16_74"><text:s/></text:span><text:span text:style-name="T16_75">file</text:span><text:span text:style-name="T16_76">.<text:s/></text:span><text:span text:style-name="T16_77">Is</text:span><text:span text:style-name="T16_78"><text:s/></text:span><text:span text:style-name="T16_79">it</text:span><text:span text:style-name="T16_80"><text:s/></text:span><text:span text:style-name="T16_81">executable</text:span><text:span text:style-name="T16_82">?<text:s/></text:span><text:span text:style-name="T16_83">Who</text:span><text:span text:style-name="T16_84"><text:s/></text:span><text:span text:style-name="T16_85">owns</text:span><text:span text:style-name="T16_86"><text:s/></text:span><text:span text:style-name="T16_87">it</text:span><text:span text:style-name="T16_88">?<text:line-break/><text:line-break/></text:span><text:span text:style-name="T16_89">Try</text:span><text:span text:style-name="T16_90"><text:s/></text:span><text:span text:style-name="T16_91">invoking</text:span><text:span text:style-name="T16_92"><text:s/></text:span><text:span text:style-name="T16_93">your</text:span><text:span text:style-name="T16_94"><text:s/></text:span><text:span text:style-name="T16_95">new</text:span><text:span text:style-name="T16_96"><text:s/></text:span><text:span text:style-name="T16_97">service</text:span><text:span text:style-name="T16_98">:<text:line-break/></text:span><text:span text:style-name="T16_99">sudo</text:span><text:span text:style-name="T16_100"><text:s/></text:span><text:span text:style-name="T16_101">service</text:span><text:span text:style-name="T16_102"><text:s/></text:span><text:span text:style-name="T16_103">chitchat</text:span><text:span text:style-name="T16_104"><text:s/></text:span><text:span text:style-name="T16_105">status</text:span><text:span text:style-name="T16_106"><text:line-break/></text:span><text:span text:style-name="T16_107">sudo</text:span><text:span text:style-name="T16_108"><text:s/></text:span><text:span text:style-name="T16_109">service</text:span><text:span text:style-name="T16_110"><text:s/></text:span><text:span text:style-name="T16_111">chitchat</text:span><text:span text:style-name="T16_112"><text:s/></text:span><text:span text:style-name="T16_113">start</text:span><text:span text:style-name="T16_114"><text:line-break/></text:span><text:span text:style-name="T16_115">sudo</text:span><text:span text:style-name="T16_116"><text:s/></text:span><text:span text:style-name="T16_117">service</text:span><text:span text:style-name="T16_118"><text:s/></text:span><text:span text:style-name="T16_119">chitchat</text:span><text:span text:style-name="T16_120"><text:s/></text:span><text:span text:style-name="T16_121">hello</text:span><text:span text:style-name="T16_122"><text:line-break/></text:span><text:span text:style-name="T16_123">sudo</text:span><text:span text:style-name="T16_124"><text:s/></text:span><text:span text:style-name="T16_125">service</text:span><text:span text:style-name="T16_126"><text:s/></text:span><text:span text:style-name="T16_127">chitchat</text:span><text:span text:style-name="T16_128"><text:s/></text:span><text:span text:style-name="T16_129">howareyou</text:span><text:span text:style-name="T16_130"><text:line-break/></text:span><text:span text:style-name="T16_131">sudo</text:span><text:span text:style-name="T16_132"><text:s/></text:span><text:span text:style-name="T16_133">service</text:span><text:span text:style-name="T16_134"><text:s/></text:span><text:span text:style-name="T16_135">chitchat</text:span><text:span text:style-name="T16_136"><text:s/></text:span><text:span text:style-name="T16_137">stop</text:span><text:span text:style-name="T16_138"><text:line-break/><text:line-break/>(</text:span><text:span text:style-name="T16_139">You</text:span><text:span text:style-name="T16_140"><text:s/></text:span><text:span text:style-name="T16_141">may</text:span><text:span text:style-name="T16_142"><text:s/></text:span><text:span text:style-name="T16_143">not</text:span><text:span text:style-name="T16_144"><text:s/></text:span><text:span text:style-name="T16_145">need</text:span><text:span text:style-name="T16_146"><text:s/>'</text:span><text:span text:style-name="T16_147">sudo</text:span><text:span text:style-name="T16_148">'<text:s/></text:span><text:span text:style-name="T16_149">to</text:span><text:span text:style-name="T16_150"><text:s/></text:span><text:span text:style-name="T16_151">use</text:span><text:span text:style-name="T16_152"><text:s/></text:span><text:span text:style-name="T16_153">some</text:span><text:span text:style-name="T16_154"><text:s/></text:span><text:span text:style-name="T16_155">of</text:span><text:span text:style-name="T16_156"><text:s/></text:span><text:span text:style-name="T16_157">the</text:span><text:span text:style-name="T16_158"><text:s/></text:span><text:span text:style-name="T16_159">service</text:span><text:span text:style-name="T16_160"><text:s/></text:span><text:span text:style-name="T16_161">commands</text:span><text:span text:style-name="T16_162">,<text:s/></text:span><text:span text:style-name="T16_163">so</text:span><text:span text:style-name="T16_164"><text:s/></text:span><text:span text:style-name="T16_165">try</text:span><text:span text:style-name="T16_166"><text:s/></text:span><text:span text:style-name="T16_167">them</text:span><text:span text:style-name="T16_168"><text:s/></text:span><text:span text:style-name="T16_169">without</text:span><text:span text:style-name="T16_170"><text:s/></text:span><text:span text:style-name="T16_171">sudo</text:span><text:span text:style-name="T16_172"><text:s/></text:span><text:span text:style-name="T16_173">to</text:span><text:span text:style-name="T16_174"><text:s/></text:span><text:span text:style-name="T16_175">see</text:span><text:span text:style-name="T16_176">.<text:s/></text:span><text:span text:style-name="T16_177">If</text:span><text:span text:style-name="T16_178"><text:s/></text:span><text:span text:style-name="T16_179">they</text:span><text:span text:style-name="T16_180"><text:s/></text:span><text:span text:style-name="T16_181">still</text:span><text:span text:style-name="T16_182"><text:s/></text:span><text:span text:style-name="T16_183">work</text:span><text:span text:style-name="T16_184">,<text:s/></text:span><text:span text:style-name="T16_185">try</text:span><text:span text:style-name="T16_186"><text:s/></text:span><text:span text:style-name="T16_187">to</text:span><text:span text:style-name="T16_188"><text:s/></text:span><text:span text:style-name="T16_189">figure</text:span><text:span text:style-name="T16_190"><text:s/></text:span><text:span text:style-name="T16_191">out</text:span><text:span text:style-name="T16_192"><text:s/></text:span><text:span text:style-name="T16_193">why</text:span><text:span text:style-name="T16_194"><text:s/></text:span><text:span text:style-name="T16_195">you</text:span><text:span text:style-name="T16_196"><text:s/></text:span><text:span text:style-name="T16_197">don</text:span><text:span text:style-name="T16_198">'</text:span><text:span text:style-name="T16_199">t</text:span><text:span text:style-name="T16_200"><text:s/></text:span><text:span text:style-name="T16_201">need</text:span><text:span text:style-name="T16_202"><text:s/></text:span><text:span text:style-name="T16_203">sudo</text:span><text:span text:style-name="T16_204">.<text:s/></text:span><text:span text:style-name="T16_205">Hint</text:span><text:span text:style-name="T16_206">:<text:s/></text:span><text:span text:style-name="T16_207">it</text:span><text:span text:style-name="T16_208">'</text:span><text:span text:style-name="T16_209">s</text:span><text:span text:style-name="T16_210"><text:s/></text:span><text:span text:style-name="T16_211">all</text:span><text:span text:style-name="T16_212"><text:s/></text:span><text:span text:style-name="T16_213">about</text:span><text:span text:style-name="T16_214"><text:s/></text:span><text:span text:style-name="T16_215">file</text:span><text:span text:style-name="T16_216"><text:s/></text:span><text:span text:style-name="T16_217">permissions</text:span><text:span text:style-name="T16_218"><text:s/></text:span><text:span text:style-name="T16_219">and</text:span><text:span text:style-name="T16_220"><text:s/></text:span><text:span text:style-name="T16_221">ownership</text:span><text:span text:style-name="T16_222">.)<text:line-break/><text:line-break/></text:span><text:span text:style-name="T16_223">Check</text:span><text:span text:style-name="T16_224"><text:s/></text:span><text:span text:style-name="T16_225">that</text:span><text:span text:style-name="T16_226"><text:s/></text:span><text:span text:style-name="T16_227">your</text:span><text:span text:style-name="T16_228"><text:s/></text:span><text:span text:style-name="T16_229">service</text:span><text:span text:style-name="T16_230"><text:s/></text:span><text:span text:style-name="T16_231">works</text:span><text:span text:style-name="T16_232"><text:s/></text:span><text:span text:style-name="T16_233">as</text:span><text:span text:style-name="T16_234"><text:s/></text:span><text:span text:style-name="T16_235">expected</text:span><text:span text:style-name="T16_236"><text:s/></text:span><text:span text:style-name="T16_237">under</text:span><text:span text:style-name="T16_238"><text:s/></text:span><text:span text:style-name="T16_239">the</text:span><text:span text:style-name="T16_240"><text:s/></text:span><text:span text:style-name="T16_241">hood</text:span><text:span text:style-name="T16_242"><text:s/></text:span><text:span text:style-name="T16_243">by</text:span><text:span text:style-name="T16_244">,<text:s/></text:span><text:span text:style-name="T16_245">for</text:span><text:span text:style-name="T16_246"><text:s/></text:span><text:span text:style-name="T16_247">example</text:span><text:span text:style-name="T16_248">,<text:s/></text:span><text:span text:style-name="T16_249">looking</text:span><text:span text:style-name="T16_250"><text:s/></text:span><text:span text:style-name="T16_251">at</text:span><text:span text:style-name="T16_252"><text:s/></text:span><text:span text:style-name="T16_253">the</text:span><text:span text:style-name="T16_254"><text:s/></text:span><text:span text:style-name="T16_255">text</text:span><text:span text:style-name="T16_256"><text:s/></text:span><text:span text:style-name="T16_257">file</text:span><text:span text:style-name="T16_258"><text:s/></text:span><text:span text:style-name="T16_259">it</text:span><text:span text:style-name="T16_260"><text:s/></text:span><text:span text:style-name="T16_261">uses</text:span><text:span text:style-name="T16_262"><text:s/></text:span><text:span text:style-name="T16_263">to</text:span><text:span text:style-name="T16_264"><text:s/></text:span><text:span text:style-name="T16_265">maintain</text:span><text:span text:style-name="T16_266"><text:s/></text:span><text:span text:style-name="T16_267">status</text:span><text:span text:style-name="T16_268"><text:s/></text:span><text:span text:style-name="T16_269">between</text:span><text:span text:style-name="T16_270"><text:s/></text:span><text:span text:style-name="T16_271">commands</text:span><text:span text:style-name="T16_272">.</text:span></text:p>
            </text:list-item>
          </text:list>
        </text:list-item>
      </text:list>
      <text:p text:style-name="P17"/>
      <text:p text:style-name="P18"/>
      <text:p text:style-name="P19"/>
      <text:p text:style-name="P20"><text:span text:style-name="T20_1">Part</text:span><text:span text:style-name="T20_2"><text:s/>2:<text:s/></text:span><text:span text:style-name="T20_3">New</text:span><text:span text:style-name="T20_4"><text:s/></text:span><text:span text:style-name="T20_5">stuff</text:span></text:p>
      <text:p text:style-name="P21"/>
      <text:p text:style-name="P22"><text:span text:style-name="T22_1">These</text:span><text:span text:style-name="T22_2"><text:s/></text:span><text:span text:style-name="T22_3">exercises</text:span><text:span text:style-name="T22_4"><text:s/></text:span><text:span text:style-name="T22_5">are</text:span><text:span text:style-name="T22_6"><text:s/></text:span><text:span text:style-name="T22_7">all</text:span><text:span text:style-name="T22_8"><text:s/></text:span><text:span text:style-name="T22_9">optional</text:span><text:span text:style-name="T22_10">,<text:s/></text:span><text:span text:style-name="T22_11">but</text:span><text:span text:style-name="T22_12"><text:s/></text:span><text:span text:style-name="T22_13">especially</text:span><text:span text:style-name="T22_14"><text:s/></text:span><text:span text:style-name="T22_15">recommended</text:span><text:span text:style-name="T22_16"><text:s/></text:span><text:span text:style-name="T22_17">for</text:span><text:span text:style-name="T22_18"><text:s/></text:span><text:span text:style-name="T22_19">people</text:span><text:span text:style-name="T22_20"><text:s/></text:span><text:span text:style-name="T22_21">interested</text:span><text:span text:style-name="T22_22"><text:s/></text:span><text:span text:style-name="T22_23">in</text:span><text:span text:style-name="T22_24"><text:s/></text:span><text:span text:style-name="T22_25">programming</text:span><text:span text:style-name="T22_26">.</text:span></text:p>
      <text:p text:style-name="P23"/>
      <text:list text:style-name="LS2" xml:id="list11">
        <text:list-item>
          <text:p text:style-name="P24"><text:span text:style-name="T24_1">(</text:span><text:span text:style-name="T24_2">Optional</text:span><text:span text:style-name="T24_3">)<text:s/></text:span><text:span text:style-name="T24_4">This</text:span><text:span text:style-name="T24_5"><text:s/></text:span><text:span text:style-name="T24_6">is</text:span><text:span text:style-name="T24_7"><text:s/></text:span><text:span text:style-name="T24_8">an</text:span><text:span text:style-name="T24_9"><text:s/></text:span><text:span text:style-name="T24_10">exercise</text:span><text:span text:style-name="T24_11"><text:s/></text:span><text:span text:style-name="T24_12">in</text:span><text:span text:style-name="T24_13"><text:s/></text:span><text:span text:style-name="T24_14">making</text:span><text:span text:style-name="T24_15"><text:s/></text:span><text:span text:style-name="T24_16">software</text:span><text:span text:style-name="T24_17"><text:s/></text:span><text:span text:style-name="T24_18">on</text:span><text:span text:style-name="T24_19"><text:s/></text:span><text:span text:style-name="T24_20">Linux</text:span><text:span text:style-name="T24_21">.<text:s/></text:span><text:span text:style-name="T24_22">You</text:span><text:span text:style-name="T24_23">'</text:span><text:span text:style-name="T24_24">ll</text:span><text:span text:style-name="T24_25"><text:s/></text:span><text:span text:style-name="T24_26">download</text:span><text:span text:style-name="T24_27"><text:s/></text:span><text:span text:style-name="T24_28">a</text:span><text:span text:style-name="T24_29"><text:s/></text:span><text:span text:style-name="T24_30">simple</text:span><text:span text:style-name="T24_31"><text:s/></text:span><text:span text:style-name="T24_32">open</text:span><text:span text:style-name="T24_33">-</text:span><text:span text:style-name="T24_34">source</text:span><text:span text:style-name="T24_35"><text:s/></text:span><text:span text:style-name="T24_36">project</text:span><text:span text:style-name="T24_37"><text:s/></text:span><text:span text:style-name="T24_38">and</text:span><text:span text:style-name="T24_39"><text:s/></text:span><text:span text:style-name="T24_40">run</text:span><text:span text:style-name="T24_41"><text:s/></text:span><text:span text:style-name="T24_42">its</text:span><text:span text:style-name="T24_43"><text:s/></text:span><text:span text:style-name="T24_44">code</text:span><text:span text:style-name="T24_45"><text:s/></text:span><text:span text:style-name="T24_46">on</text:span><text:span text:style-name="T24_47"><text:s/></text:span><text:span text:style-name="T24_48">your</text:span><text:span text:style-name="T24_49"><text:s/></text:span><text:span text:style-name="T24_50">computer</text:span><text:span text:style-name="T24_51">.<text:line-break/></text:span></text:p>
          <text:list>
            <text:list-item>
              <text:p text:style-name="P25"><text:span text:style-name="T25_1">Install</text:span><text:span text:style-name="T25_2"><text:s/></text:span><text:span text:style-name="T25_3">git</text:span><text:span text:style-name="T25_4"><text:s/></text:span><text:span text:style-name="T25_5">on</text:span><text:span text:style-name="T25_6"><text:s/></text:span><text:span text:style-name="T25_7">your</text:span><text:span text:style-name="T25_8"><text:s/></text:span><text:span text:style-name="T25_9">computer</text:span><text:span text:style-name="T25_10"><text:s/>(</text:span><text:span text:style-name="T25_11">sudo</text:span><text:span text:style-name="T25_12"><text:s/></text:span><text:span text:style-name="T25_13">apt</text:span><text:span text:style-name="T25_14">-</text:span><text:span text:style-name="T25_15">get</text:span><text:span text:style-name="T25_16"><text:s/></text:span><text:span text:style-name="T25_17">install</text:span><text:span text:style-name="T25_18"><text:s/></text:span><text:span text:style-name="T25_19">git</text:span><text:span text:style-name="T25_20">).<text:s/></text:span><text:span text:style-name="T25_21">Git</text:span><text:span text:style-name="T25_22"><text:s/></text:span><text:span text:style-name="T25_23">is</text:span><text:span text:style-name="T25_24"><text:s/></text:span><text:span text:style-name="T25_25">a</text:span><text:span text:style-name="T25_26"><text:s/></text:span><text:span text:style-name="T25_27">popular</text:span><text:span text:style-name="T25_28"><text:s/></text:span><text:span text:style-name="T25_29">tool</text:span><text:span text:style-name="T25_30"><text:s/></text:span><text:span text:style-name="T25_31">for</text:span><text:span text:style-name="T25_32"><text:s/></text:span><text:span text:style-name="T25_33">sharing</text:span><text:span text:style-name="T25_34"><text:s/></text:span><text:span text:style-name="T25_35">code</text:span><text:span text:style-name="T25_36">.<text:s/></text:span><text:span text:style-name="T25_37">Make</text:span><text:span text:style-name="T25_38"><text:s/></text:span><text:span text:style-name="T25_39">sure</text:span><text:span text:style-name="T25_40"><text:s/></text:span><text:span text:style-name="T25_41">it</text:span><text:span text:style-name="T25_42">'</text:span><text:span text:style-name="T25_43">s</text:span><text:span text:style-name="T25_44"><text:s/></text:span><text:span text:style-name="T25_45">installed</text:span><text:span text:style-name="T25_46"><text:s/></text:span><text:span text:style-name="T25_47">by</text:span><text:span text:style-name="T25_48"><text:s/></text:span><text:span text:style-name="T25_49">running</text:span><text:span text:style-name="T25_50"><text:s/></text:span><text:span text:style-name="T25_51">git</text:span><text:span text:style-name="T25_52"><text:s/>--</text:span><text:span text:style-name="T25_53">version</text:span><text:span text:style-name="T25_54">.<text:line-break/></text:span></text:p>
            </text:list-item>
            <text:list-item>
              <text:p text:style-name="P26"><text:span text:style-name="T26_1">cd</text:span><text:span text:style-name="T26_2"><text:s/></text:span><text:span text:style-name="T26_3">into</text:span><text:span text:style-name="T26_4"><text:s/></text:span><text:span text:style-name="T26_5">your</text:span><text:span text:style-name="T26_6"><text:s/></text:span><text:span text:style-name="T26_7">home</text:span><text:span text:style-name="T26_8"><text:s/></text:span><text:span text:style-name="T26_9">dir</text:span><text:span text:style-name="T26_10"><text:s/></text:span><text:span text:style-name="T26_11">and</text:span><text:span text:style-name="T26_12"><text:s/></text:span><text:span text:style-name="T26_13">download</text:span><text:span text:style-name="T26_14"><text:s/></text:span><text:span text:style-name="T26_15">the</text:span><text:span text:style-name="T26_16"><text:s/>"</text:span><text:span text:style-name="T26_17">Hello</text:span><text:span text:style-name="T26_18"><text:s/></text:span><text:span text:style-name="T26_19">world</text:span><text:span text:style-name="T26_20">"<text:s/></text:span><text:span text:style-name="T26_21">Github</text:span><text:span text:style-name="T26_22"><text:s/></text:span><text:span text:style-name="T26_23">project</text:span><text:span text:style-name="T26_24">:<text:line-break/></text:span><text:span text:style-name="T26_25">git</text:span><text:span text:style-name="T26_26"><text:s/></text:span><text:span text:style-name="T26_27">clone</text:span><text:span text:style-name="T26_28"><text:s/></text:span><text:span text:style-name="T26_29">https</text:span><text:span text:style-name="T26_30">://</text:span><text:span text:style-name="T26_31">github</text:span><text:span text:style-name="T26_32">.</text:span><text:span text:style-name="T26_33">com</text:span><text:span text:style-name="T26_34">/</text:span><text:span text:style-name="T26_35">leachim</text:span><text:span text:style-name="T26_36">6/</text:span><text:span text:style-name="T26_37">hello</text:span><text:span text:style-name="T26_38">-</text:span><text:span text:style-name="T26_39">world</text:span><text:span text:style-name="T26_40"><text:line-break/></text:span><text:span text:style-name="T26_41"><text:line-break/>(</text:span><text:span text:style-name="T26_42">Github</text:span><text:span text:style-name="T26_43"><text:s/></text:span><text:span text:style-name="T26_44">is</text:span><text:span text:style-name="T26_45"><text:s/></text:span><text:span text:style-name="T26_46">a</text:span><text:span text:style-name="T26_47"><text:s/></text:span><text:span text:style-name="T26_48">popular</text:span><text:span text:style-name="T26_49"><text:s/></text:span><text:span text:style-name="T26_50">site</text:span><text:span text:style-name="T26_51"><text:s/></text:span><text:span text:style-name="T26_52">for</text:span><text:span text:style-name="T26_53"><text:s/></text:span><text:span text:style-name="T26_54">anyone</text:span><text:span text:style-name="T26_55"><text:s/></text:span><text:span text:style-name="T26_56">to</text:span><text:span text:style-name="T26_57"><text:s/></text:span><text:span text:style-name="T26_58">share</text:span><text:span text:style-name="T26_59"><text:s/></text:span><text:span text:style-name="T26_60">their</text:span><text:span text:style-name="T26_61"><text:s/></text:span><text:span text:style-name="T26_62">git</text:span><text:span text:style-name="T26_63"><text:s/></text:span><text:span text:style-name="T26_64">projects</text:span><text:span text:style-name="T26_65">.)<text:line-break/><text:line-break/></text:span><text:span text:style-name="T26_66">This</text:span><text:span text:style-name="T26_67"><text:s/></text:span><text:span text:style-name="T26_68">creates</text:span><text:span text:style-name="T26_69"><text:s/></text:span><text:span text:style-name="T26_70">a</text:span><text:span text:style-name="T26_71"><text:s/>"</text:span><text:span text:style-name="T26_72">hello</text:span><text:span text:style-name="T26_73">-</text:span><text:span text:style-name="T26_74">world</text:span><text:span text:style-name="T26_75">"<text:s/></text:span><text:span text:style-name="T26_76">subdirectory</text:span><text:span text:style-name="T26_77"><text:s/></text:span><text:span text:style-name="T26_78">in</text:span><text:span text:style-name="T26_79"><text:s/></text:span><text:span text:style-name="T26_80">your</text:span><text:span text:style-name="T26_81"><text:s/></text:span><text:span text:style-name="T26_82">home</text:span><text:span text:style-name="T26_83"><text:s/></text:span><text:span text:style-name="T26_84">dir</text:span><text:span text:style-name="T26_85">.<text:s/></text:span><text:span text:style-name="T26_86">Confirm</text:span><text:span text:style-name="T26_87"><text:s/></text:span><text:span text:style-name="T26_88">this</text:span><text:span text:style-name="T26_89"><text:s/></text:span><text:span text:style-name="T26_90">with</text:span><text:span text:style-name="T26_91"><text:s/></text:span><text:span text:style-name="T26_92">ls</text:span><text:span text:style-name="T26_93"><text:s/></text:span><text:span text:style-name="T26_94">and</text:span><text:span text:style-name="T26_95"><text:s/></text:span><text:span text:style-name="T26_96">cd</text:span><text:span text:style-name="T26_97"><text:s/></text:span><text:span text:style-name="T26_98">into</text:span><text:span text:style-name="T26_99"><text:s/></text:span><text:span text:style-name="T26_100">the</text:span><text:span text:style-name="T26_101"><text:s/></text:span><text:span text:style-name="T26_102">hello</text:span><text:span text:style-name="T26_103">-</text:span><text:span text:style-name="T26_104">world</text:span><text:span text:style-name="T26_105"><text:s/></text:span><text:span text:style-name="T26_106">subdirectory</text:span><text:span text:style-name="T26_107">.<text:line-break/></text:span></text:p>
            </text:list-item>
            <text:list-item>
              <text:p text:style-name="P27"><text:span text:style-name="T27_1">Navigate</text:span><text:span text:style-name="T27_2"><text:s/></text:span><text:span text:style-name="T27_3">through</text:span><text:span text:style-name="T27_4"><text:s/></text:span><text:span text:style-name="T27_5">the</text:span><text:span text:style-name="T27_6"><text:s/></text:span><text:span text:style-name="T27_7">project</text:span><text:span text:style-name="T27_8">'</text:span><text:span text:style-name="T27_9">s</text:span><text:span text:style-name="T27_10"><text:s/></text:span><text:span text:style-name="T27_11">folders</text:span><text:span text:style-name="T27_12"><text:s/></text:span><text:span text:style-name="T27_13">in</text:span><text:span text:style-name="T27_14"><text:s/></text:span><text:span text:style-name="T27_15">your</text:span><text:span text:style-name="T27_16"><text:s/></text:span><text:span text:style-name="T27_17">terminal</text:span><text:span text:style-name="T27_18"><text:s/></text:span><text:span text:style-name="T27_19">and</text:span><text:span text:style-name="T27_20"><text:s/></text:span><text:span text:style-name="T27_21">take</text:span><text:span text:style-name="T27_22"><text:s/></text:span><text:span text:style-name="T27_23">a</text:span><text:span text:style-name="T27_24"><text:s/></text:span><text:span text:style-name="T27_25">look</text:span><text:span text:style-name="T27_26"><text:s/></text:span><text:span text:style-name="T27_27">around</text:span><text:span text:style-name="T27_28">.<text:s/></text:span><text:span text:style-name="T27_29">Read</text:span><text:span text:style-name="T27_30"><text:s/></text:span><text:span text:style-name="T27_31">the</text:span><text:span text:style-name="T27_32"><text:s/></text:span><text:span text:style-name="T27_33">documentation</text:span><text:span text:style-name="T27_34"><text:s/></text:span><text:span text:style-name="T27_35">for</text:span><text:span text:style-name="T27_36"><text:s/></text:span><text:span text:style-name="T27_37">the</text:span><text:span text:style-name="T27_38"><text:s/></text:span><text:span text:style-name="T27_39">project</text:span><text:span text:style-name="T27_40"><text:s/></text:span><text:span text:style-name="T27_41">by</text:span><text:span text:style-name="T27_42"><text:s/></text:span><text:span text:style-name="T27_43">opening</text:span><text:span text:style-name="T27_44"><text:s/></text:span><text:span text:style-name="T27_45">README</text:span><text:span text:style-name="T27_46">.</text:span><text:span text:style-name="T27_47">md</text:span><text:span text:style-name="T27_48"><text:s/></text:span><text:span text:style-name="T27_49">in</text:span><text:span text:style-name="T27_50"><text:s/></text:span><text:span text:style-name="T27_51">a</text:span><text:span text:style-name="T27_52"><text:s/></text:span><text:span text:style-name="T27_53">text</text:span><text:span text:style-name="T27_54"><text:s/></text:span><text:span text:style-name="T27_55">editor</text:span><text:span text:style-name="T27_56">,<text:s/></text:span><text:span text:style-name="T27_57">or</text:span><text:span text:style-name="T27_58"><text:s/></text:span><text:span text:style-name="T27_59">by</text:span><text:span text:style-name="T27_60"><text:s/></text:span><text:span text:style-name="T27_61">browsing</text:span><text:span text:style-name="T27_62"><text:s/></text:span><text:span text:style-name="T27_63">the</text:span><text:span text:style-name="T27_64"><text:s/></text:span><text:span text:style-name="T27_65">project</text:span><text:span text:style-name="T27_66">'</text:span><text:span text:style-name="T27_67">s</text:span><text:span text:style-name="T27_68"><text:s/></text:span><text:span text:style-name="T27_69">page</text:span><text:span text:style-name="T27_70"><text:s/></text:span><text:span text:style-name="T27_71">on</text:span><text:span text:style-name="T27_72"><text:s/></text:span><text:span text:style-name="T27_73">Github</text:span><text:span text:style-name="T27_74">.<text:s/></text:span><text:span text:style-name="T27_75">Who</text:span><text:span text:style-name="T27_76"><text:s/></text:span><text:span text:style-name="T27_77">owns</text:span><text:span text:style-name="T27_78"><text:s/></text:span><text:span text:style-name="T27_79">the</text:span><text:span text:style-name="T27_80"><text:s/></text:span><text:span text:style-name="T27_81">files</text:span><text:span text:style-name="T27_82"><text:s/></text:span><text:span text:style-name="T27_83">and</text:span><text:span text:style-name="T27_84"><text:s/></text:span><text:span text:style-name="T27_85">folders</text:span><text:span text:style-name="T27_86"><text:s/></text:span><text:span text:style-name="T27_87">in</text:span><text:span text:style-name="T27_88"><text:s/></text:span><text:span text:style-name="T27_89">the</text:span><text:span text:style-name="T27_90"><text:s/></text:span><text:span text:style-name="T27_91">project</text:span><text:span text:style-name="T27_92">?<text:s/></text:span><text:span text:style-name="T27_93">Why</text:span><text:span text:style-name="T27_94">?<text:line-break/><text:line-break/>"</text:span><text:span text:style-name="T27_95">Hello</text:span><text:span text:style-name="T27_96"><text:s/></text:span><text:span text:style-name="T27_97">world</text:span><text:span text:style-name="T27_98">"<text:s/></text:span><text:span text:style-name="T27_99">is</text:span><text:span text:style-name="T27_100"><text:s/></text:span><text:span text:style-name="T27_101">a</text:span><text:span text:style-name="T27_102"><text:s/></text:span><text:span text:style-name="T27_103">common</text:span><text:span text:style-name="T27_104"><text:s/></text:span><text:span text:style-name="T27_105">introductory</text:span><text:span text:style-name="T27_106"><text:s/></text:span><text:span text:style-name="T27_107">programming</text:span><text:span text:style-name="T27_108"><text:s/></text:span><text:span text:style-name="T27_109">exercise</text:span><text:span text:style-name="T27_110"><text:s/></text:span><text:span text:style-name="T27_111">for</text:span><text:span text:style-name="T27_112"><text:s/></text:span><text:span text:style-name="T27_113">when</text:span><text:span text:style-name="T27_114"><text:s/></text:span><text:span text:style-name="T27_115">you</text:span><text:span text:style-name="T27_116">'</text:span><text:span text:style-name="T27_117">re</text:span><text:span text:style-name="T27_118"><text:s/></text:span><text:span text:style-name="T27_119">learning</text:span><text:span text:style-name="T27_120"><text:s/></text:span><text:span text:style-name="T27_121">a</text:span><text:span text:style-name="T27_122"><text:s/></text:span><text:span text:style-name="T27_123">new</text:span><text:span text:style-name="T27_124"><text:s/></text:span><text:span text:style-name="T27_125">language</text:span><text:span text:style-name="T27_126">:<text:s/></text:span><text:span text:style-name="T27_127">you</text:span><text:span text:style-name="T27_128"><text:s/></text:span><text:span text:style-name="T27_129">write</text:span><text:span text:style-name="T27_130"><text:s/></text:span><text:span text:style-name="T27_131">a</text:span><text:span text:style-name="T27_132"><text:s/></text:span><text:span text:style-name="T27_133">short</text:span><text:span text:style-name="T27_134"><text:s/></text:span><text:span text:style-name="T27_135">program</text:span><text:span text:style-name="T27_136"><text:s/></text:span><text:span text:style-name="T27_137">that</text:span><text:span text:style-name="T27_138"><text:s/></text:span><text:span text:style-name="T27_139">prints</text:span><text:span text:style-name="T27_140"><text:s/>"</text:span><text:span text:style-name="T27_141">Hello</text:span><text:span text:style-name="T27_142"><text:s/></text:span><text:span text:style-name="T27_143">world</text:span><text:span text:style-name="T27_144">"<text:s/></text:span><text:span text:style-name="T27_145">on</text:span><text:span text:style-name="T27_146"><text:s/></text:span><text:span text:style-name="T27_147">the</text:span><text:span text:style-name="T27_148"><text:s/></text:span><text:span text:style-name="T27_149">screen</text:span><text:span text:style-name="T27_150">.<text:s/>(</text:span><text:span text:style-name="T27_151">This</text:span><text:span text:style-name="T27_152"><text:s/></text:span><text:span text:style-name="T27_153">is</text:span><text:span text:style-name="T27_154"><text:s/></text:span><text:span text:style-name="T27_155">equivalent</text:span><text:span text:style-name="T27_156"><text:s/></text:span><text:span text:style-name="T27_157">to</text:span><text:span text:style-name="T27_158"><text:s/></text:span><text:span text:style-name="T27_159">running</text:span><text:span text:style-name="T27_160"><text:s/></text:span><text:span text:style-name="T27_161">echo</text:span><text:span text:style-name="T27_162"><text:s/>"</text:span><text:span text:style-name="T27_163">Hello</text:span><text:span text:style-name="T27_164"><text:s/></text:span><text:span text:style-name="T27_165">world</text:span><text:span text:style-name="T27_166">"</text:span><text:span text:style-name="T27_167"><text:s/></text:span><text:span text:style-name="T27_168">in</text:span><text:span text:style-name="T27_169"><text:s/></text:span><text:span text:style-name="T27_170">your</text:span><text:span text:style-name="T27_171"><text:s/></text:span><text:span text:style-name="T27_172">terminal</text:span><text:span text:style-name="T27_173">.)<text:s/></text:span><text:span text:style-name="T27_174">This</text:span><text:span text:style-name="T27_175"><text:s/></text:span><text:span text:style-name="T27_176">git</text:span><text:span text:style-name="T27_177"><text:s/></text:span><text:span text:style-name="T27_178">project</text:span><text:span text:style-name="T27_179"><text:s/></text:span><text:span text:style-name="T27_180">contains</text:span><text:span text:style-name="T27_181"><text:s/></text:span><text:span text:style-name="T27_182">files</text:span><text:span text:style-name="T27_183"><text:s/></text:span><text:span text:style-name="T27_184">for</text:span><text:span text:style-name="T27_185"><text:s/>"</text:span><text:span text:style-name="T27_186">Hello</text:span><text:span text:style-name="T27_187"><text:s/></text:span><text:span text:style-name="T27_188">world</text:span><text:span text:style-name="T27_189">"<text:s/></text:span><text:span text:style-name="T27_190">written</text:span><text:span text:style-name="T27_191"><text:s/></text:span><text:span text:style-name="T27_192">in</text:span><text:span text:style-name="T27_193"><text:s/></text:span><text:span text:style-name="T27_194">many</text:span><text:span text:style-name="T27_195"><text:s/></text:span><text:span text:style-name="T27_196">programming</text:span><text:span text:style-name="T27_197"><text:s/></text:span><text:span text:style-name="T27_198">languages</text:span><text:span text:style-name="T27_199">.<text:line-break/></text:span></text:p>
            </text:list-item>
            <text:list-item>
              <text:p text:style-name="P28"><text:span text:style-name="T28_1">Try</text:span><text:span text:style-name="T28_2"><text:s/></text:span><text:span text:style-name="T28_3">running</text:span><text:span text:style-name="T28_4"><text:s/></text:span><text:span text:style-name="T28_5">one</text:span><text:span text:style-name="T28_6"><text:s/></text:span><text:span text:style-name="T28_7">of</text:span><text:span text:style-name="T28_8"><text:s/>"</text:span><text:span text:style-name="T28_9">Hello</text:span><text:span text:style-name="T28_10"><text:s/></text:span><text:span text:style-name="T28_11">world</text:span><text:span text:style-name="T28_12">"<text:s/></text:span><text:span text:style-name="T28_13">programs</text:span><text:span text:style-name="T28_14">.<text:s/></text:span><text:span text:style-name="T28_15">From</text:span><text:span text:style-name="T28_16"><text:s/></text:span><text:span text:style-name="T28_17">the</text:span><text:span text:style-name="T28_18"><text:s/></text:span><text:span text:style-name="T28_19">hello</text:span><text:span text:style-name="T28_20">-</text:span><text:span text:style-name="T28_21">world</text:span><text:span text:style-name="T28_22"><text:s/></text:span><text:span text:style-name="T28_23">directory</text:span><text:span text:style-name="T28_24">:<text:line-break/></text:span><text:span text:style-name="T28_25">python</text:span><text:span text:style-name="T28_26"><text:s/></text:span><text:span text:style-name="T28_27">p</text:span><text:span text:style-name="T28_28">/</text:span><text:span text:style-name="T28_29">python</text:span><text:span text:style-name="T28_30">.</text:span><text:span text:style-name="T28_31">py</text:span><text:span text:style-name="T28_32"><text:line-break/><text:line-break/></text:span><text:span text:style-name="T28_33">If</text:span><text:span text:style-name="T28_34"><text:s/></text:span><text:span text:style-name="T28_35">you</text:span><text:span text:style-name="T28_36"><text:s/></text:span><text:span text:style-name="T28_37">have</text:span><text:span text:style-name="T28_38"><text:s/></text:span><text:span text:style-name="T28_39">the</text:span><text:span text:style-name="T28_40"><text:s/></text:span><text:span text:style-name="T28_41">perl</text:span><text:span text:style-name="T28_42"><text:s/></text:span><text:span text:style-name="T28_43">programming</text:span><text:span text:style-name="T28_44"><text:s/></text:span><text:span text:style-name="T28_45">language</text:span><text:span text:style-name="T28_46"><text:s/></text:span><text:span text:style-name="T28_47">installed</text:span><text:span text:style-name="T28_48"><text:s/></text:span><text:span text:style-name="T28_49">on</text:span><text:span text:style-name="T28_50"><text:s/></text:span><text:span text:style-name="T28_51">your</text:span><text:span text:style-name="T28_52"><text:s/></text:span><text:span text:style-name="T28_53">computer</text:span><text:span text:style-name="T28_54"><text:s/>(</text:span><text:span text:style-name="T28_55">check</text:span><text:span text:style-name="T28_56"><text:s/></text:span><text:span text:style-name="T28_57">with</text:span><text:span text:style-name="T28_58"><text:s/></text:span><text:span text:style-name="T28_59">perl</text:span><text:span text:style-name="T28_60"><text:s/>--</text:span><text:span text:style-name="T28_61">version</text:span><text:span text:style-name="T28_62">),<text:s/></text:span><text:span text:style-name="T28_63">you</text:span><text:span text:style-name="T28_64"><text:s/></text:span><text:span text:style-name="T28_65">can</text:span><text:span text:style-name="T28_66"><text:s/></text:span><text:span text:style-name="T28_67">run</text:span><text:span text:style-name="T28_68"><text:s/></text:span><text:span text:style-name="T28_69">the</text:span><text:span text:style-name="T28_70"><text:s/></text:span><text:span text:style-name="T28_71">perl</text:span><text:span text:style-name="T28_72"><text:s/>"</text:span><text:span text:style-name="T28_73">Hello</text:span><text:span text:style-name="T28_74"><text:s/></text:span><text:span text:style-name="T28_75">world</text:span><text:span text:style-name="T28_76">":<text:line-break/></text:span><text:span text:style-name="T28_77">perl</text:span><text:span text:style-name="T28_78"><text:s/></text:span><text:span text:style-name="T28_79">p</text:span><text:span text:style-name="T28_80">/</text:span><text:span text:style-name="T28_81">perl</text:span><text:span text:style-name="T28_82">.</text:span><text:span text:style-name="T28_83">pl</text:span><text:span text:style-name="T28_84"><text:line-break/></text:span></text:p>
            </text:list-item>
            <text:list-item>
              <text:p text:style-name="P29"><text:span text:style-name="T29_1">The</text:span><text:span text:style-name="T29_2"><text:s/></text:span><text:span text:style-name="T29_3">perl</text:span><text:span text:style-name="T29_4"><text:s/></text:span><text:span text:style-name="T29_5">and</text:span><text:span text:style-name="T29_6"><text:s/></text:span><text:span text:style-name="T29_7">python</text:span><text:span text:style-name="T29_8"><text:s/></text:span><text:span text:style-name="T29_9">files</text:span><text:span text:style-name="T29_10">/</text:span><text:span text:style-name="T29_11">programs</text:span><text:span text:style-name="T29_12"><text:s/></text:span><text:span text:style-name="T29_13">are</text:span><text:span text:style-name="T29_14"><text:s/></text:span><text:span text:style-name="T29_15">easy</text:span><text:span text:style-name="T29_16"><text:s/></text:span><text:span text:style-name="T29_17">to</text:span><text:span text:style-name="T29_18"><text:s/></text:span><text:span text:style-name="T29_19">run</text:span><text:span text:style-name="T29_20"><text:s/></text:span><text:span text:style-name="T29_21">in</text:span><text:span text:style-name="T29_22"><text:s/></text:span><text:span text:style-name="T29_23">the</text:span><text:span text:style-name="T29_24"><text:s/></text:span><text:span text:style-name="T29_25">sense</text:span><text:span text:style-name="T29_26"><text:s/></text:span><text:span text:style-name="T29_27">that</text:span><text:span text:style-name="T29_28"><text:s/></text:span><text:span text:style-name="T29_29">you</text:span><text:span text:style-name="T29_30"><text:s/></text:span><text:span text:style-name="T29_31">can</text:span><text:span text:style-name="T29_32"><text:s/></text:span><text:span text:style-name="T29_33">just</text:span><text:span text:style-name="T29_34"><text:s/></text:span><text:span text:style-name="T29_35">use</text:span><text:span text:style-name="T29_36"><text:s/></text:span><text:span text:style-name="T29_37">the</text:span><text:span text:style-name="T29_38"><text:s/>"</text:span><text:span text:style-name="T29_39">perl</text:span><text:span text:style-name="T29_40">"<text:s/></text:span><text:span text:style-name="T29_41">and</text:span><text:span text:style-name="T29_42"><text:s/>"</text:span><text:span text:style-name="T29_43">python</text:span><text:span text:style-name="T29_44">"<text:s/></text:span><text:span text:style-name="T29_45">commands</text:span><text:span text:style-name="T29_46"><text:s/></text:span><text:span text:style-name="T29_47">to</text:span><text:span text:style-name="T29_48"><text:s/></text:span><text:span text:style-name="T29_49">run</text:span><text:span text:style-name="T29_50"><text:s/></text:span><text:span text:style-name="T29_51">them</text:span><text:span text:style-name="T29_52"><text:s/>--<text:s/></text:span><text:span text:style-name="T29_53">there</text:span><text:span text:style-name="T29_54">'</text:span><text:span text:style-name="T29_55">s</text:span><text:span text:style-name="T29_56"><text:s/></text:span><text:span text:style-name="T29_57">only</text:span><text:span text:style-name="T29_58"><text:s/></text:span><text:span text:style-name="T29_59">one</text:span><text:span text:style-name="T29_60"><text:s/></text:span><text:span text:style-name="T29_61">step</text:span><text:span text:style-name="T29_62">.<text:s/></text:span><text:span text:style-name="T29_63">For</text:span><text:span text:style-name="T29_64"><text:s/></text:span><text:span text:style-name="T29_65">some</text:span><text:span text:style-name="T29_66"><text:s/></text:span><text:span text:style-name="T29_67">languages</text:span><text:span text:style-name="T29_68">,<text:s/></text:span><text:span text:style-name="T29_69">the</text:span><text:span text:style-name="T29_70"><text:s/>"</text:span><text:span text:style-name="T29_71">Hello</text:span><text:span text:style-name="T29_72"><text:s/></text:span><text:span text:style-name="T29_73">world</text:span><text:span text:style-name="T29_74">"<text:s/></text:span><text:span text:style-name="T29_75">file</text:span><text:span text:style-name="T29_76"><text:s/></text:span><text:span text:style-name="T29_77">needs</text:span><text:span text:style-name="T29_78"><text:s/></text:span><text:span text:style-name="T29_79">to</text:span><text:span text:style-name="T29_80"><text:s/></text:span><text:span text:style-name="T29_81">be</text:span><text:span text:style-name="T29_82"><text:s/></text:span><text:span text:style-name="T29_83">compiled</text:span><text:span text:style-name="T29_84"><text:s/></text:span><text:span text:style-name="T29_85">first</text:span><text:span text:style-name="T29_86"><text:s/>--<text:s/></text:span><text:span text:style-name="T29_87">i</text:span><text:span text:style-name="T29_88">.</text:span><text:span text:style-name="T29_89">e</text:span><text:span text:style-name="T29_90">.<text:s/></text:span><text:span text:style-name="T29_91">converted</text:span><text:span text:style-name="T29_92"><text:s/></text:span><text:span text:style-name="T29_93">into</text:span><text:span text:style-name="T29_94"><text:s/>1'</text:span><text:span text:style-name="T29_95">s</text:span><text:span text:style-name="T29_96"><text:s/></text:span><text:span text:style-name="T29_97">and</text:span><text:span text:style-name="T29_98"><text:s/>0'</text:span><text:span text:style-name="T29_99">s</text:span><text:span text:style-name="T29_100"><text:s/></text:span><text:span text:style-name="T29_101">that</text:span><text:span text:style-name="T29_102"><text:s/></text:span><text:span text:style-name="T29_103">your</text:span><text:span text:style-name="T29_104"><text:s/></text:span><text:span text:style-name="T29_105">CPU</text:span><text:span text:style-name="T29_106"><text:s/></text:span><text:span text:style-name="T29_107">understands</text:span><text:span text:style-name="T29_108"><text:s/>--<text:s/></text:span><text:span text:style-name="T29_109">before</text:span><text:span text:style-name="T29_110"><text:s/></text:span><text:span text:style-name="T29_111">they</text:span><text:span text:style-name="T29_112"><text:s/></text:span><text:span text:style-name="T29_113">can</text:span><text:span text:style-name="T29_114"><text:s/></text:span><text:span text:style-name="T29_115">be</text:span><text:span text:style-name="T29_116"><text:s/></text:span><text:span text:style-name="T29_117">run</text:span><text:span text:style-name="T29_118">.<text:s/></text:span><text:span text:style-name="T29_119">C</text:span><text:span text:style-name="T29_120"><text:s/></text:span><text:span text:style-name="T29_121">is</text:span><text:span text:style-name="T29_122"><text:s/></text:span><text:span text:style-name="T29_123">one</text:span><text:span text:style-name="T29_124"><text:s/></text:span><text:span text:style-name="T29_125">such</text:span><text:span text:style-name="T29_126"><text:s/></text:span><text:span text:style-name="T29_127">compiled</text:span><text:span text:style-name="T29_128"><text:s/></text:span><text:span text:style-name="T29_129">language</text:span><text:span text:style-name="T29_130">,<text:s/></text:span><text:span text:style-name="T29_131">so</text:span><text:span text:style-name="T29_132"><text:s/></text:span><text:span text:style-name="T29_133">try</text:span><text:span text:style-name="T29_134"><text:s/></text:span><text:span text:style-name="T29_135">compiling</text:span><text:span text:style-name="T29_136"><text:s/></text:span><text:span text:style-name="T29_137">the</text:span><text:span text:style-name="T29_138"><text:s/></text:span><text:span text:style-name="T29_139">C</text:span><text:span text:style-name="T29_140"><text:s/></text:span><text:span text:style-name="T29_141">example</text:span><text:span text:style-name="T29_142">:<text:line-break/></text:span><text:span text:style-name="T29_143">gcc</text:span><text:span text:style-name="T29_144"><text:s/></text:span><text:span text:style-name="T29_145">c</text:span><text:span text:style-name="T29_146">/</text:span><text:span text:style-name="T29_147">c</text:span><text:span text:style-name="T29_148">.</text:span><text:span text:style-name="T29_149">c</text:span><text:span text:style-name="T29_150"><text:line-break/><text:line-break/></text:span><text:span text:style-name="T29_151">This</text:span><text:span text:style-name="T29_152"><text:s/></text:span><text:span text:style-name="T29_153">compiles</text:span><text:span text:style-name="T29_154"><text:s/></text:span><text:span text:style-name="T29_155">the</text:span><text:span text:style-name="T29_156"><text:s/></text:span><text:span text:style-name="T29_157">file</text:span><text:span text:style-name="T29_158"><text:s/></text:span><text:span text:style-name="T29_159">c</text:span><text:span text:style-name="T29_160">/</text:span><text:span text:style-name="T29_161">c</text:span><text:span text:style-name="T29_162">.</text:span><text:span text:style-name="T29_163">c</text:span><text:span text:style-name="T29_164">,<text:s/></text:span><text:span text:style-name="T29_165">the</text:span><text:span text:style-name="T29_166"><text:s/>"</text:span><text:span text:style-name="T29_167">Hello</text:span><text:span text:style-name="T29_168"><text:s/></text:span><text:span text:style-name="T29_169">world</text:span><text:span text:style-name="T29_170">"<text:s/></text:span><text:span text:style-name="T29_171">program</text:span><text:span text:style-name="T29_172"><text:s/></text:span><text:span text:style-name="T29_173">written</text:span><text:span text:style-name="T29_174"><text:s/></text:span><text:span text:style-name="T29_175">in</text:span><text:span text:style-name="T29_176"><text:s/></text:span><text:span text:style-name="T29_177">C</text:span><text:span text:style-name="T29_178">.<text:s/></text:span><text:span text:style-name="T29_179">If</text:span><text:span text:style-name="T29_180"><text:s/></text:span><text:span text:style-name="T29_181">the</text:span><text:span text:style-name="T29_182"><text:s/></text:span><text:span text:style-name="T29_183">compilation</text:span><text:span text:style-name="T29_184"><text:s/></text:span><text:span text:style-name="T29_185">command</text:span><text:span text:style-name="T29_186"><text:s/></text:span><text:span text:style-name="T29_187">works</text:span><text:span text:style-name="T29_188">,<text:s/></text:span><text:span text:style-name="T29_189">you</text:span><text:span text:style-name="T29_190">'</text:span><text:span text:style-name="T29_191">ll</text:span><text:span text:style-name="T29_192"><text:s/></text:span><text:span text:style-name="T29_193">see</text:span><text:span text:style-name="T29_194"><text:s/></text:span><text:span text:style-name="T29_195">a</text:span><text:span text:style-name="T29_196"><text:s/></text:span><text:span text:style-name="T29_197">new</text:span><text:span text:style-name="T29_198"><text:s/></text:span><text:span text:style-name="T29_199">file</text:span><text:span text:style-name="T29_200">,<text:s/></text:span><text:span text:style-name="T29_201">called</text:span><text:span text:style-name="T29_202"><text:s/>"</text:span><text:span text:style-name="T29_203">a</text:span><text:span text:style-name="T29_204">.</text:span><text:span text:style-name="T29_205">out</text:span><text:span text:style-name="T29_206">"<text:s/>(</text:span><text:span text:style-name="T29_207">a</text:span><text:span text:style-name="T29_208"><text:s/></text:span><text:span text:style-name="T29_209">conventional</text:span><text:span text:style-name="T29_210">/</text:span><text:span text:style-name="T29_211">default</text:span><text:span text:style-name="T29_212"><text:s/></text:span><text:span text:style-name="T29_213">filename</text:span><text:span text:style-name="T29_214"><text:s/></text:span><text:span text:style-name="T29_215">for</text:span><text:span text:style-name="T29_216"><text:s/></text:span><text:span text:style-name="T29_217">compiled</text:span><text:span text:style-name="T29_218"><text:s/></text:span><text:span text:style-name="T29_219">C</text:span><text:span text:style-name="T29_220"><text:s/></text:span><text:span text:style-name="T29_221">programs</text:span><text:span text:style-name="T29_222">).<text:s/></text:span><text:span text:style-name="T29_223">Check</text:span><text:span text:style-name="T29_224"><text:s/></text:span><text:span text:style-name="T29_225">with</text:span><text:span text:style-name="T29_226"><text:s/></text:span><text:span text:style-name="T29_227">ls</text:span><text:span text:style-name="T29_228"><text:s/>-</text:span><text:span text:style-name="T29_229">l</text:span><text:span text:style-name="T29_230"><text:s/></text:span><text:span text:style-name="T29_231">a</text:span><text:span text:style-name="T29_232">.</text:span><text:span text:style-name="T29_233">out</text:span><text:span text:style-name="T29_234">.<text:s/></text:span><text:span text:style-name="T29_235">Then</text:span><text:span text:style-name="T29_236"><text:s/></text:span><text:span text:style-name="T29_237">try</text:span><text:span text:style-name="T29_238"><text:s/></text:span><text:span text:style-name="T29_239">file</text:span><text:span text:style-name="T29_240"><text:s/></text:span><text:span text:style-name="T29_241">a</text:span><text:span text:style-name="T29_242">.</text:span><text:span text:style-name="T29_243">out</text:span><text:span text:style-name="T29_244">.<text:s/></text:span><text:span text:style-name="T29_245">What</text:span><text:span text:style-name="T29_246"><text:s/></text:span><text:span text:style-name="T29_247">does</text:span><text:span text:style-name="T29_248"><text:s/></text:span><text:span text:style-name="T29_249">it</text:span><text:span text:style-name="T29_250"><text:s/></text:span><text:span text:style-name="T29_251">say</text:span><text:span text:style-name="T29_252">?<text:s/></text:span><text:span text:style-name="T29_253">It</text:span><text:span text:style-name="T29_254"><text:s/></text:span><text:span text:style-name="T29_255">should</text:span><text:span text:style-name="T29_256"><text:s/></text:span><text:span text:style-name="T29_257">say</text:span><text:span text:style-name="T29_258"><text:s/></text:span><text:span text:style-name="T29_259">that</text:span><text:span text:style-name="T29_260"><text:s/></text:span><text:span text:style-name="T29_261">a</text:span><text:span text:style-name="T29_262">.</text:span><text:span text:style-name="T29_263">out</text:span><text:span text:style-name="T29_264"><text:s/></text:span><text:span text:style-name="T29_265">is</text:span><text:span text:style-name="T29_266"><text:s/></text:span><text:span text:style-name="T29_267">an</text:span><text:span text:style-name="T29_268"><text:s/></text:span><text:span text:style-name="T29_269">ELF</text:span><text:span text:style-name="T29_270"><text:s/></text:span><text:span text:style-name="T29_271">executable</text:span><text:span text:style-name="T29_272">.<text:s/></text:span><text:span text:style-name="T29_273">You</text:span><text:span text:style-name="T29_274"><text:s/></text:span><text:span text:style-name="T29_275">may</text:span><text:span text:style-name="T29_276"><text:s/></text:span><text:span text:style-name="T29_277">remember</text:span><text:span text:style-name="T29_278"><text:s/></text:span><text:span text:style-name="T29_279">these</text:span><text:span text:style-name="T29_280"><text:s/></text:span><text:span text:style-name="T29_281">from</text:span><text:span text:style-name="T29_282"><text:s/></text:span><text:span text:style-name="T29_283">class</text:span><text:span text:style-name="T29_284"><text:s/>2<text:s/>--<text:s/></text:span><text:span text:style-name="T29_285">ELF</text:span><text:span text:style-name="T29_286"><text:s/></text:span><text:span text:style-name="T29_287">executables</text:span><text:span text:style-name="T29_288"><text:s/></text:span><text:span text:style-name="T29_289">are</text:span><text:span text:style-name="T29_290"><text:s/></text:span><text:span text:style-name="T29_291">the</text:span><text:span text:style-name="T29_292"><text:s/></text:span><text:span text:style-name="T29_293">format</text:span><text:span text:style-name="T29_294"><text:s/></text:span><text:span text:style-name="T29_295">for</text:span><text:span text:style-name="T29_296"><text:s/></text:span><text:span text:style-name="T29_297">compiled</text:span><text:span text:style-name="T29_298"><text:s/>1-</text:span><text:span text:style-name="T29_299">and</text:span><text:span text:style-name="T29_300">-0<text:s/></text:span><text:span text:style-name="T29_301">programs</text:span><text:span text:style-name="T29_302">.<text:line-break/><text:line-break/></text:span><text:span text:style-name="T29_303">Finally</text:span><text:span text:style-name="T29_304">,<text:s/></text:span><text:span text:style-name="T29_305">try</text:span><text:span text:style-name="T29_306"><text:s/></text:span><text:span text:style-name="T29_307">running</text:span><text:span text:style-name="T29_308"><text:s/></text:span><text:span text:style-name="T29_309">the</text:span><text:span text:style-name="T29_310"><text:s/></text:span><text:span text:style-name="T29_311">compiled</text:span><text:span text:style-name="T29_312"><text:s/></text:span><text:span text:style-name="T29_313">program</text:span><text:span text:style-name="T29_314">:<text:line-break/></text:span><text:span text:style-name="T29_315">./</text:span><text:span text:style-name="T29_316">a</text:span><text:span text:style-name="T29_317">.</text:span><text:span text:style-name="T29_318">out</text:span><text:span text:style-name="T29_319"><text:line-break/><text:line-break/></text:span><text:span text:style-name="T29_320">Note</text:span><text:span text:style-name="T29_321"><text:s/></text:span><text:span text:style-name="T29_322">the</text:span><text:span text:style-name="T29_323"><text:s/></text:span><text:span text:style-name="T29_324">leading</text:span><text:span text:style-name="T29_325"><text:s/></text:span><text:span text:style-name="T29_326">dot</text:span><text:span text:style-name="T29_327"><text:s/></text:span><text:span text:style-name="T29_328">and</text:span><text:span text:style-name="T29_329"><text:s/></text:span><text:span text:style-name="T29_330">slash</text:span><text:span text:style-name="T29_331">.<text:s/></text:span><text:span text:style-name="T29_332">These</text:span><text:span text:style-name="T29_333"><text:s/></text:span><text:span text:style-name="T29_334">are</text:span><text:span text:style-name="T29_335"><text:s/></text:span><text:span text:style-name="T29_336">necessary</text:span><text:span text:style-name="T29_337"><text:s/></text:span><text:span text:style-name="T29_338">to</text:span><text:span text:style-name="T29_339"><text:s/></text:span><text:span text:style-name="T29_340">run</text:span><text:span text:style-name="T29_341"><text:s/></text:span><text:span text:style-name="T29_342">a</text:span><text:span text:style-name="T29_343"><text:s/></text:span><text:span text:style-name="T29_344">program</text:span><text:span text:style-name="T29_345"><text:s/></text:span><text:span text:style-name="T29_346">in</text:span><text:span text:style-name="T29_347"><text:s/></text:span><text:span text:style-name="T29_348">your</text:span><text:span text:style-name="T29_349"><text:s/></text:span><text:span text:style-name="T29_350">current</text:span><text:span text:style-name="T29_351"><text:s/></text:span><text:span text:style-name="T29_352">directory</text:span><text:span text:style-name="T29_353">.<text:s/>(</text:span><text:span text:style-name="T29_354">The</text:span><text:span text:style-name="T29_355"><text:s/></text:span><text:span text:style-name="T29_356">reason</text:span><text:span text:style-name="T29_357"><text:s/></text:span><text:span text:style-name="T29_358">they</text:span><text:span text:style-name="T29_359">'</text:span><text:span text:style-name="T29_360">re</text:span><text:span text:style-name="T29_361"><text:s/></text:span><text:span text:style-name="T29_362">necessary</text:span><text:span text:style-name="T29_363"><text:s/></text:span><text:span text:style-name="T29_364">is</text:span><text:span text:style-name="T29_365"><text:s/></text:span><text:span text:style-name="T29_366">a</text:span><text:span text:style-name="T29_367"><text:s/></text:span><text:span text:style-name="T29_368">little</text:span><text:span text:style-name="T29_369"><text:s/></text:span><text:span text:style-name="T29_370">arcane</text:span><text:span text:style-name="T29_371">,<text:s/></text:span><text:span text:style-name="T29_372">but</text:span><text:span text:style-name="T29_373"><text:s/></text:span><text:span text:style-name="T29_374">you</text:span><text:span text:style-name="T29_375"><text:s/></text:span><text:span text:style-name="T29_376">can</text:span><text:span text:style-name="T29_377"><text:s/></text:span><text:span text:style-name="T29_378">google</text:span><text:span text:style-name="T29_379"><text:s/></text:span><text:span text:style-name="T29_380">for</text:span><text:span text:style-name="T29_381"><text:s/></text:span><text:span text:style-name="T29_382">it</text:span><text:span text:style-name="T29_383"><text:s/></text:span><text:span text:style-name="T29_384">if</text:span><text:span text:style-name="T29_385"><text:s/></text:span><text:span text:style-name="T29_386">you</text:span><text:span text:style-name="T29_387">'</text:span><text:span text:style-name="T29_388">re</text:span><text:span text:style-name="T29_389"><text:s/></text:span><text:span text:style-name="T29_390">curious</text:span><text:span text:style-name="T29_391">.)<text:line-break/></text:span></text:p>
            </text:list-item>
            <text:list-item>
              <text:p text:style-name="P30"><text:span text:style-name="T30_1">Feel</text:span><text:span text:style-name="T30_2"><text:s/></text:span><text:span text:style-name="T30_3">free</text:span><text:span text:style-name="T30_4"><text:s/></text:span><text:span text:style-name="T30_5">to</text:span><text:span text:style-name="T30_6"><text:s/></text:span><text:span text:style-name="T30_7">try</text:span><text:span text:style-name="T30_8"><text:s/></text:span><text:span text:style-name="T30_9">running</text:span><text:span text:style-name="T30_10"><text:s/></text:span><text:span text:style-name="T30_11">the</text:span><text:span text:style-name="T30_12"><text:s/>"</text:span><text:span text:style-name="T30_13">Hello</text:span><text:span text:style-name="T30_14"><text:s/></text:span><text:span text:style-name="T30_15">world</text:span><text:span text:style-name="T30_16">"<text:s/></text:span><text:span text:style-name="T30_17">file</text:span><text:span text:style-name="T30_18"><text:s/></text:span><text:span text:style-name="T30_19">for</text:span><text:span text:style-name="T30_20"><text:s/></text:span><text:span text:style-name="T30_21">any</text:span><text:span text:style-name="T30_22"><text:s/></text:span><text:span text:style-name="T30_23">other</text:span><text:span text:style-name="T30_24"><text:s/></text:span><text:span text:style-name="T30_25">languages</text:span><text:span text:style-name="T30_26"><text:s/></text:span><text:span text:style-name="T30_27">you</text:span><text:span text:style-name="T30_28">'</text:span><text:span text:style-name="T30_29">re</text:span><text:span text:style-name="T30_30"><text:s/></text:span><text:span text:style-name="T30_31">interested</text:span><text:span text:style-name="T30_32"><text:s/></text:span><text:span text:style-name="T30_33">in</text:span><text:span text:style-name="T30_34">,<text:s/></text:span><text:span text:style-name="T30_35">or</text:span><text:span text:style-name="T30_36"><text:s/></text:span><text:span text:style-name="T30_37">opening</text:span><text:span text:style-name="T30_38"><text:s/></text:span><text:span text:style-name="T30_39">up</text:span><text:span text:style-name="T30_40"><text:s/></text:span><text:span text:style-name="T30_41">some</text:span><text:span text:style-name="T30_42"><text:s/></text:span><text:span text:style-name="T30_43">of</text:span><text:span text:style-name="T30_44"><text:s/></text:span><text:span text:style-name="T30_45">the</text:span><text:span text:style-name="T30_46"><text:s/></text:span><text:span text:style-name="T30_47">files</text:span><text:span text:style-name="T30_48"><text:s/></text:span><text:span text:style-name="T30_49">in</text:span><text:span text:style-name="T30_50"><text:s/></text:span><text:span text:style-name="T30_51">a</text:span><text:span text:style-name="T30_52"><text:s/></text:span><text:span text:style-name="T30_53">text</text:span><text:span text:style-name="T30_54"><text:s/></text:span><text:span text:style-name="T30_55">editor</text:span><text:span text:style-name="T30_56"><text:s/></text:span><text:span text:style-name="T30_57">to</text:span><text:span text:style-name="T30_58"><text:s/></text:span><text:span text:style-name="T30_59">see</text:span><text:span text:style-name="T30_60"><text:s/></text:span><text:span text:style-name="T30_61">how</text:span><text:span text:style-name="T30_62"><text:s/></text:span><text:span text:style-name="T30_63">they</text:span><text:span text:style-name="T30_64">'</text:span><text:span text:style-name="T30_65">re</text:span><text:span text:style-name="T30_66"><text:s/></text:span><text:span text:style-name="T30_67">written</text:span><text:span text:style-name="T30_68">.<text:line-break/><text:line-break/></text:span></text:p>
            </text:list-item>
          </text:list>
        </text:list-item>
        <text:list-item>
          <text:p text:style-name="P31"><text:span text:style-name="T31_1">(</text:span><text:span text:style-name="T31_2">Optional</text:span><text:span text:style-name="T31_3">)<text:s/></text:span><text:span text:style-name="T31_4">Linux</text:span><text:span text:style-name="T31_5"><text:s/></text:span><text:span text:style-name="T31_6">is</text:span><text:span text:style-name="T31_7"><text:s/></text:span><text:span text:style-name="T31_8">written</text:span><text:span text:style-name="T31_9"><text:s/></text:span><text:span text:style-name="T31_10">as</text:span><text:span text:style-name="T31_11"><text:s/></text:span><text:span text:style-name="T31_12">one</text:span><text:span text:style-name="T31_13"><text:s/></text:span><text:span text:style-name="T31_14">big</text:span><text:span text:style-name="T31_15"><text:s/></text:span><text:span text:style-name="T31_16">C</text:span><text:span text:style-name="T31_17"><text:s/></text:span><text:span text:style-name="T31_18">program</text:span><text:span text:style-name="T31_19"><text:s/></text:span><text:span text:style-name="T31_20">that</text:span><text:span text:style-name="T31_21"><text:s/></text:span><text:span text:style-name="T31_22">lets</text:span><text:span text:style-name="T31_23"><text:s/></text:span><text:span text:style-name="T31_24">other</text:span><text:span text:style-name="T31_25"><text:s/></text:span><text:span text:style-name="T31_26">programs</text:span><text:span text:style-name="T31_27"><text:s/></text:span><text:span text:style-name="T31_28">interact</text:span><text:span text:style-name="T31_29"><text:s/></text:span><text:span text:style-name="T31_30">with</text:span><text:span text:style-name="T31_31"><text:s/></text:span><text:span text:style-name="T31_32">your</text:span><text:span text:style-name="T31_33"><text:s/></text:span><text:span text:style-name="T31_34">computer</text:span><text:span text:style-name="T31_35">.<text:s/></text:span><text:span text:style-name="T31_36">That</text:span><text:span text:style-name="T31_37"><text:s/></text:span><text:span text:style-name="T31_38">C</text:span><text:span text:style-name="T31_39"><text:s/></text:span><text:span text:style-name="T31_40">program</text:span><text:span text:style-name="T31_41"><text:s/></text:span><text:span text:style-name="T31_42">is</text:span><text:span text:style-name="T31_43"><text:s/></text:span><text:span text:style-name="T31_44">often</text:span><text:span text:style-name="T31_45"><text:s/></text:span><text:span text:style-name="T31_46">referred</text:span><text:span text:style-name="T31_47"><text:s/></text:span><text:span text:style-name="T31_48">to</text:span><text:span text:style-name="T31_49"><text:s/></text:span><text:span text:style-name="T31_50">as</text:span><text:span text:style-name="T31_51"><text:s/></text:span><text:span text:style-name="T31_52">the</text:span><text:span text:style-name="T31_53"><text:s/></text:span><text:span text:style-name="T31_54">kernel</text:span><text:span text:style-name="T31_55">.<text:s/></text:span><text:span text:style-name="T31_56">In</text:span><text:span text:style-name="T31_57"><text:s/></text:span><text:span text:style-name="T31_58">a</text:span><text:span text:style-name="T31_59"><text:s/></text:span><text:span text:style-name="T31_60">loose</text:span><text:span text:style-name="T31_61"><text:s/></text:span><text:span text:style-name="T31_62">sense</text:span><text:span text:style-name="T31_63">,<text:s/></text:span><text:span text:style-name="T31_64">the</text:span><text:span text:style-name="T31_65"><text:s/></text:span><text:span text:style-name="T31_66">Linux</text:span><text:span text:style-name="T31_67"><text:s/></text:span><text:span text:style-name="T31_68">kernel</text:span><text:span text:style-name="T31_69"><text:s/></text:span><text:span text:style-name="T31_70">is</text:span><text:span text:style-name="T31_71"><text:s/></text:span><text:span text:style-name="T31_72">a</text:span><text:span text:style-name="T31_73"><text:s/></text:span><text:span text:style-name="T31_74">server</text:span><text:span text:style-name="T31_75"><text:s/></text:span><text:span text:style-name="T31_76">for</text:span><text:span text:style-name="T31_77"><text:s/></text:span><text:span text:style-name="T31_78">which</text:span><text:span text:style-name="T31_79"><text:s/></text:span><text:span text:style-name="T31_80">other</text:span><text:span text:style-name="T31_81"><text:s/></text:span><text:span text:style-name="T31_82">programs</text:span><text:span text:style-name="T31_83"><text:s/>(</text:span><text:span text:style-name="T31_84">like</text:span><text:span text:style-name="T31_85"><text:s/></text:span><text:span text:style-name="T31_86">all</text:span><text:span text:style-name="T31_87"><text:s/></text:span><text:span text:style-name="T31_88">the</text:span><text:span text:style-name="T31_89"><text:s/>"</text:span><text:span text:style-name="T31_90">Hello</text:span><text:span text:style-name="T31_91"><text:s/></text:span><text:span text:style-name="T31_92">world</text:span><text:span text:style-name="T31_93">"<text:s/></text:span><text:span text:style-name="T31_94">programs</text:span><text:span text:style-name="T31_95"><text:s/></text:span><text:span text:style-name="T31_96">in</text:span><text:span text:style-name="T31_97"><text:s/></text:span><text:span text:style-name="T31_98">the</text:span><text:span text:style-name="T31_99"><text:s/></text:span><text:span text:style-name="T31_100">previous</text:span><text:span text:style-name="T31_101"><text:s/></text:span><text:span text:style-name="T31_102">exercise</text:span><text:span text:style-name="T31_103">)<text:s/></text:span><text:span text:style-name="T31_104">are</text:span><text:span text:style-name="T31_105"><text:s/></text:span><text:span text:style-name="T31_106">clients</text:span><text:span text:style-name="T31_107">.<text:s/></text:span><text:span text:style-name="T31_108">So</text:span><text:span text:style-name="T31_109"><text:s/></text:span><text:span text:style-name="T31_110">we</text:span><text:span text:style-name="T31_111">'</text:span><text:span text:style-name="T31_112">re</text:span><text:span text:style-name="T31_113"><text:s/></text:span><text:span text:style-name="T31_114">going</text:span><text:span text:style-name="T31_115"><text:s/></text:span><text:span text:style-name="T31_116">to</text:span><text:span text:style-name="T31_117"><text:s/></text:span><text:span text:style-name="T31_118">look</text:span><text:span text:style-name="T31_119"><text:s/></text:span><text:span text:style-name="T31_120">at</text:span><text:span text:style-name="T31_121"><text:s/></text:span><text:span text:style-name="T31_122">how</text:span><text:span text:style-name="T31_123"><text:s/></text:span><text:span text:style-name="T31_124">programs</text:span><text:span text:style-name="T31_125"><text:s/></text:span><text:span text:style-name="T31_126">interact</text:span><text:span text:style-name="T31_127"><text:s/></text:span><text:span text:style-name="T31_128">with</text:span><text:span text:style-name="T31_129"><text:s/></text:span><text:span text:style-name="T31_130">Linux</text:span><text:span text:style-name="T31_131">.<text:line-break/></text:span></text:p>
          <text:list>
            <text:list-item>
              <text:p text:style-name="P32"><text:span text:style-name="T32_1">Find</text:span><text:span text:style-name="T32_2"><text:s/></text:span><text:span text:style-name="T32_3">a</text:span><text:span text:style-name="T32_4"><text:s/></text:span><text:span text:style-name="T32_5">text</text:span><text:span text:style-name="T32_6"><text:s/></text:span><text:span text:style-name="T32_7">file</text:span><text:span text:style-name="T32_8"><text:s/></text:span><text:span text:style-name="T32_9">lying</text:span><text:span text:style-name="T32_10"><text:s/></text:span><text:span text:style-name="T32_11">around</text:span><text:span text:style-name="T32_12"><text:s/></text:span><text:span text:style-name="T32_13">in</text:span><text:span text:style-name="T32_14"><text:s/></text:span><text:span text:style-name="T32_15">your</text:span><text:span text:style-name="T32_16"><text:s/></text:span><text:span text:style-name="T32_17">homedir</text:span><text:span text:style-name="T32_18">,<text:s/></text:span><text:span text:style-name="T32_19">or</text:span><text:span text:style-name="T32_20"><text:s/></text:span><text:span text:style-name="T32_21">create</text:span><text:span text:style-name="T32_22"><text:s/></text:span><text:span text:style-name="T32_23">one</text:span><text:span text:style-name="T32_24">.<text:s/></text:span><text:span text:style-name="T32_25">Let</text:span><text:span text:style-name="T32_26">'</text:span><text:span text:style-name="T32_27">s</text:span><text:span text:style-name="T32_28"><text:s/></text:span><text:span text:style-name="T32_29">say</text:span><text:span text:style-name="T32_30"><text:s/></text:span><text:span text:style-name="T32_31">it</text:span><text:span text:style-name="T32_32">'</text:span><text:span text:style-name="T32_33">s</text:span><text:span text:style-name="T32_34"><text:s/></text:span><text:span text:style-name="T32_35">called</text:span><text:span text:style-name="T32_36"><text:s/></text:span><text:span text:style-name="T32_37">whatever</text:span><text:span text:style-name="T32_38">.</text:span><text:span text:style-name="T32_39">txt</text:span><text:span text:style-name="T32_40">.<text:s/></text:span><text:span text:style-name="T32_41">Print</text:span><text:span text:style-name="T32_42"><text:s/></text:span><text:span text:style-name="T32_43">it</text:span><text:span text:style-name="T32_44"><text:s/></text:span><text:span text:style-name="T32_45">out</text:span><text:span text:style-name="T32_46"><text:s/></text:span><text:span text:style-name="T32_47">with</text:span><text:span text:style-name="T32_48"><text:s/></text:span><text:span text:style-name="T32_49">cat</text:span><text:span text:style-name="T32_50"><text:s/></text:span><text:span text:style-name="T32_51">whatever</text:span><text:span text:style-name="T32_52">.</text:span><text:span text:style-name="T32_53">txt</text:span><text:span text:style-name="T32_54">.<text:line-break/></text:span></text:p>
            </text:list-item>
            <text:list-item>
              <text:p text:style-name="P33"><text:span text:style-name="T33_1">Though</text:span><text:span text:style-name="T33_2"><text:s/></text:span><text:span text:style-name="T33_3">printing</text:span><text:span text:style-name="T33_4"><text:s/></text:span><text:span text:style-name="T33_5">a</text:span><text:span text:style-name="T33_6"><text:s/></text:span><text:span text:style-name="T33_7">file</text:span><text:span text:style-name="T33_8"><text:s/></text:span><text:span text:style-name="T33_9">seems</text:span><text:span text:style-name="T33_10"><text:s/></text:span><text:span text:style-name="T33_11">like</text:span><text:span text:style-name="T33_12"><text:s/></text:span><text:span text:style-name="T33_13">a</text:span><text:span text:style-name="T33_14"><text:s/></text:span><text:span text:style-name="T33_15">simple</text:span><text:span text:style-name="T33_16"><text:s/></text:span><text:span text:style-name="T33_17">operation</text:span><text:span text:style-name="T33_18"><text:s/></text:span><text:span text:style-name="T33_19">in</text:span><text:span text:style-name="T33_20"><text:s/></text:span><text:span text:style-name="T33_21">the</text:span><text:span text:style-name="T33_22"><text:s/></text:span><text:span text:style-name="T33_23">abstract</text:span><text:span text:style-name="T33_24">,<text:s/></text:span><text:span text:style-name="T33_25">a</text:span><text:span text:style-name="T33_26"><text:s/></text:span><text:span text:style-name="T33_27">lot</text:span><text:span text:style-name="T33_28"><text:s/></text:span><text:span text:style-name="T33_29">of</text:span><text:span text:style-name="T33_30"><text:s/></text:span><text:span text:style-name="T33_31">low</text:span><text:span text:style-name="T33_32">-</text:span><text:span text:style-name="T33_33">level</text:span><text:span text:style-name="T33_34"><text:s/></text:span><text:span text:style-name="T33_35">communication</text:span><text:span text:style-name="T33_36"><text:s/></text:span><text:span text:style-name="T33_37">with</text:span><text:span text:style-name="T33_38"><text:s/></text:span><text:span text:style-name="T33_39">Linux</text:span><text:span text:style-name="T33_40"><text:s/></text:span><text:span text:style-name="T33_41">happens</text:span><text:span text:style-name="T33_42"><text:s/></text:span><text:span text:style-name="T33_43">in</text:span><text:span text:style-name="T33_44"><text:s/></text:span><text:span text:style-name="T33_45">order</text:span><text:span text:style-name="T33_46"><text:s/></text:span><text:span text:style-name="T33_47">to</text:span><text:span text:style-name="T33_48"><text:s/></text:span><text:span text:style-name="T33_49">do</text:span><text:span text:style-name="T33_50"><text:s/></text:span><text:span text:style-name="T33_51">it</text:span><text:span text:style-name="T33_52"><text:s/></text:span><text:span text:style-name="T33_53">right</text:span><text:span text:style-name="T33_54">.<text:s/></text:span><text:span text:style-name="T33_55">strace</text:span><text:span text:style-name="T33_56"><text:s/></text:span><text:span text:style-name="T33_57">is</text:span><text:span text:style-name="T33_58"><text:s/></text:span><text:span text:style-name="T33_59">a</text:span><text:span text:style-name="T33_60"><text:s/></text:span><text:span text:style-name="T33_61">command</text:span><text:span text:style-name="T33_62"><text:s/></text:span><text:span text:style-name="T33_63">to</text:span><text:span text:style-name="T33_64"><text:s/></text:span><text:span text:style-name="T33_65">print</text:span><text:span text:style-name="T33_66"><text:s/></text:span><text:span text:style-name="T33_67">out</text:span><text:span text:style-name="T33_68"><text:s/></text:span><text:span text:style-name="T33_69">all</text:span><text:span text:style-name="T33_70"><text:s/></text:span><text:span text:style-name="T33_71">the</text:span><text:span text:style-name="T33_72"><text:s/></text:span><text:span text:style-name="T33_73">requests</text:span><text:span text:style-name="T33_74"><text:s/></text:span><text:span text:style-name="T33_75">a</text:span><text:span text:style-name="T33_76"><text:s/></text:span><text:span text:style-name="T33_77">program</text:span><text:span text:style-name="T33_78"><text:s/></text:span><text:span text:style-name="T33_79">makes</text:span><text:span text:style-name="T33_80"><text:s/></text:span><text:span text:style-name="T33_81">to</text:span><text:span text:style-name="T33_82"><text:s/></text:span><text:span text:style-name="T33_83">the</text:span><text:span text:style-name="T33_84"><text:s/></text:span><text:span text:style-name="T33_85">kernel</text:span><text:span text:style-name="T33_86">.<text:s/></text:span><text:span text:style-name="T33_87">These</text:span><text:span text:style-name="T33_88"><text:s/></text:span><text:span text:style-name="T33_89">requests</text:span><text:span text:style-name="T33_90"><text:s/></text:span><text:span text:style-name="T33_91">are</text:span><text:span text:style-name="T33_92"><text:s/></text:span><text:span text:style-name="T33_93">called</text:span><text:span text:style-name="T33_94"><text:s/></text:span><text:span text:style-name="T33_95">system</text:span><text:span text:style-name="T33_96"><text:s/></text:span><text:span text:style-name="T33_97">calls</text:span><text:span text:style-name="T33_98">.<text:s/></text:span><text:span text:style-name="T33_99">See</text:span><text:span text:style-name="T33_100"><text:s/></text:span><text:span text:style-name="T33_101">what</text:span><text:span text:style-name="T33_102"><text:s/></text:span><text:span text:style-name="T33_103">system</text:span><text:span text:style-name="T33_104"><text:s/></text:span><text:span text:style-name="T33_105">calls</text:span><text:span text:style-name="T33_106"><text:s/></text:span><text:span text:style-name="T33_107">are</text:span><text:span text:style-name="T33_108"><text:s/></text:span><text:span text:style-name="T33_109">used</text:span><text:span text:style-name="T33_110"><text:s/></text:span><text:span text:style-name="T33_111">by</text:span><text:span text:style-name="T33_112"><text:s/>"</text:span><text:span text:style-name="T33_113">cat</text:span><text:span text:style-name="T33_114">":<text:line-break/></text:span><text:span text:style-name="T33_115">strace</text:span><text:span text:style-name="T33_116"><text:s/></text:span><text:span text:style-name="T33_117">cat</text:span><text:span text:style-name="T33_118"><text:s/></text:span><text:span text:style-name="T33_119">whatever</text:span><text:span text:style-name="T33_120">.</text:span><text:span text:style-name="T33_121">txt</text:span><text:span text:style-name="T33_122"><text:line-break/><text:line-break/></text:span><text:span text:style-name="T33_123">There</text:span><text:span text:style-name="T33_124">'</text:span><text:span text:style-name="T33_125">s</text:span><text:span text:style-name="T33_126"><text:s/></text:span><text:span text:style-name="T33_127">a</text:span><text:span text:style-name="T33_128"><text:s/></text:span><text:span text:style-name="T33_129">lot</text:span><text:span text:style-name="T33_130"><text:s/></text:span><text:span text:style-name="T33_131">of</text:span><text:span text:style-name="T33_132"><text:s/></text:span><text:span text:style-name="T33_133">output</text:span><text:span text:style-name="T33_134">,<text:s/></text:span><text:span text:style-name="T33_135">but</text:span><text:span text:style-name="T33_136"><text:s/></text:span><text:span text:style-name="T33_137">pay</text:span><text:span text:style-name="T33_138"><text:s/></text:span><text:span text:style-name="T33_139">attention</text:span><text:span text:style-name="T33_140"><text:s/></text:span><text:span text:style-name="T33_141">to</text:span><text:span text:style-name="T33_142"><text:s/></text:span><text:span text:style-name="T33_143">the</text:span><text:span text:style-name="T33_144"><text:s/></text:span><text:span text:style-name="T33_145">words</text:span><text:span text:style-name="T33_146"><text:s/></text:span><text:span text:style-name="T33_147">at</text:span><text:span text:style-name="T33_148"><text:s/></text:span><text:span text:style-name="T33_149">the</text:span><text:span text:style-name="T33_150"><text:s/></text:span><text:span text:style-name="T33_151">beginning</text:span><text:span text:style-name="T33_152"><text:s/></text:span><text:span text:style-name="T33_153">of</text:span><text:span text:style-name="T33_154"><text:s/></text:span><text:span text:style-name="T33_155">each</text:span><text:span text:style-name="T33_156"><text:s/></text:span><text:span text:style-name="T33_157">line</text:span><text:span text:style-name="T33_158">,<text:s/></text:span><text:span text:style-name="T33_159">before</text:span><text:span text:style-name="T33_160"><text:s/></text:span><text:span text:style-name="T33_161">the</text:span><text:span text:style-name="T33_162"><text:s/></text:span><text:span text:style-name="T33_163">parentheses</text:span><text:span text:style-name="T33_164">.<text:s/></text:span><text:span text:style-name="T33_165">Those</text:span><text:span text:style-name="T33_166"><text:s/></text:span><text:span text:style-name="T33_167">words</text:span><text:span text:style-name="T33_168"><text:s/></text:span><text:span text:style-name="T33_169">are</text:span><text:span text:style-name="T33_170"><text:s/></text:span><text:span text:style-name="T33_171">the</text:span><text:span text:style-name="T33_172"><text:s/></text:span><text:span text:style-name="T33_173">names</text:span><text:span text:style-name="T33_174"><text:s/></text:span><text:span text:style-name="T33_175">of</text:span><text:span text:style-name="T33_176"><text:s/></text:span><text:span text:style-name="T33_177">the</text:span><text:span text:style-name="T33_178"><text:s/></text:span><text:span text:style-name="T33_179">system</text:span><text:span text:style-name="T33_180"><text:s/></text:span><text:span text:style-name="T33_181">calls</text:span><text:span text:style-name="T33_182"><text:s/></text:span><text:span text:style-name="T33_183">used</text:span><text:span text:style-name="T33_184">.<text:s/></text:span><text:span text:style-name="T33_185">For</text:span><text:span text:style-name="T33_186"><text:s/></text:span><text:span text:style-name="T33_187">example</text:span><text:span text:style-name="T33_188">,<text:s/></text:span><text:span text:style-name="T33_189">you</text:span><text:span text:style-name="T33_190">'</text:span><text:span text:style-name="T33_191">ll</text:span><text:span text:style-name="T33_192"><text:s/></text:span><text:span text:style-name="T33_193">see</text:span><text:span text:style-name="T33_194"><text:s/></text:span><text:span text:style-name="T33_195">lines</text:span><text:span text:style-name="T33_196"><text:s/></text:span><text:span text:style-name="T33_197">reading</text:span><text:span text:style-name="T33_198"><text:s/>"</text:span><text:span text:style-name="T33_199">open</text:span><text:span text:style-name="T33_200">(...)"<text:s/></text:span><text:span text:style-name="T33_201">and</text:span><text:span text:style-name="T33_202"><text:s/>"</text:span><text:span text:style-name="T33_203">close</text:span><text:span text:style-name="T33_204">(...)".<text:line-break/><text:line-break/></text:span><text:span text:style-name="T33_205">System</text:span><text:span text:style-name="T33_206"><text:s/></text:span><text:span text:style-name="T33_207">calls</text:span><text:span text:style-name="T33_208"><text:s/></text:span><text:span text:style-name="T33_209">have</text:span><text:span text:style-name="T33_210"><text:s/></text:span><text:span text:style-name="T33_211">man</text:span><text:span text:style-name="T33_212"><text:s/></text:span><text:span text:style-name="T33_213">pages</text:span><text:span text:style-name="T33_214">,<text:s/></text:span><text:span text:style-name="T33_215">so</text:span><text:span text:style-name="T33_216"><text:s/></text:span><text:span text:style-name="T33_217">pick</text:span><text:span text:style-name="T33_218"><text:s/></text:span><text:span text:style-name="T33_219">one</text:span><text:span text:style-name="T33_220"><text:s/></text:span><text:span text:style-name="T33_221">that</text:span><text:span text:style-name="T33_222"><text:s/></text:span><text:span text:style-name="T33_223">looks</text:span><text:span text:style-name="T33_224"><text:s/></text:span><text:span text:style-name="T33_225">interesting</text:span><text:span text:style-name="T33_226"><text:s/>(</text:span><text:span text:style-name="T33_227">or</text:span><text:span text:style-name="T33_228"><text:s/></text:span><text:span text:style-name="T33_229">intuitive</text:span><text:span text:style-name="T33_230">)<text:s/></text:span><text:span text:style-name="T33_231">and</text:span><text:span text:style-name="T33_232"><text:s/></text:span><text:span text:style-name="T33_233">read</text:span><text:span text:style-name="T33_234"><text:s/></text:span><text:span text:style-name="T33_235">its</text:span><text:span text:style-name="T33_236"><text:s/></text:span><text:span text:style-name="T33_237">man</text:span><text:span text:style-name="T33_238"><text:s/></text:span><text:span text:style-name="T33_239">page</text:span><text:span text:style-name="T33_240">:<text:line-break/></text:span><text:span text:style-name="T33_241">man</text:span><text:span text:style-name="T33_242"><text:s/>2<text:s/></text:span><text:span text:style-name="T33_243">open</text:span><text:span text:style-name="T33_244"><text:line-break/></text:span><text:span text:style-name="T33_245">man</text:span><text:span text:style-name="T33_246"><text:s/>2<text:s/></text:span><text:span text:style-name="T33_247">close</text:span><text:span text:style-name="T33_248"><text:line-break/><text:line-break/></text:span><text:span text:style-name="T33_249">The</text:span><text:span text:style-name="T33_250"><text:s/>"2"<text:s/></text:span><text:span text:style-name="T33_251">argument</text:span><text:span text:style-name="T33_252"><text:s/></text:span><text:span text:style-name="T33_253">in</text:span><text:span text:style-name="T33_254"><text:s/></text:span><text:span text:style-name="T33_255">the</text:span><text:span text:style-name="T33_256"><text:s/></text:span><text:span text:style-name="T33_257">man</text:span><text:span text:style-name="T33_258"><text:s/></text:span><text:span text:style-name="T33_259">command</text:span><text:span text:style-name="T33_260"><text:s/></text:span><text:span text:style-name="T33_261">specifies</text:span><text:span text:style-name="T33_262"><text:s/></text:span><text:span text:style-name="T33_263">a</text:span><text:span text:style-name="T33_264"><text:s/></text:span><text:span text:style-name="T33_265">certain</text:span><text:span text:style-name="T33_266"><text:s/></text:span><text:span text:style-name="T33_267">set</text:span><text:span text:style-name="T33_268"><text:s/></text:span><text:span text:style-name="T33_269">of</text:span><text:span text:style-name="T33_270"><text:s/></text:span><text:span text:style-name="T33_271">man</text:span><text:span text:style-name="T33_272"><text:s/></text:span><text:span text:style-name="T33_273">pages</text:span><text:span text:style-name="T33_274"><text:s/>--<text:s/></text:span><text:span text:style-name="T33_275">in</text:span><text:span text:style-name="T33_276"><text:s/></text:span><text:span text:style-name="T33_277">this</text:span><text:span text:style-name="T33_278"><text:s/></text:span><text:span text:style-name="T33_279">case</text:span><text:span text:style-name="T33_280">,<text:s/></text:span><text:span text:style-name="T33_281">those</text:span><text:span text:style-name="T33_282"><text:s/></text:span><text:span text:style-name="T33_283">on</text:span><text:span text:style-name="T33_284"><text:s/></text:span><text:span text:style-name="T33_285">system</text:span><text:span text:style-name="T33_286"><text:s/></text:span><text:span text:style-name="T33_287">calls</text:span><text:span text:style-name="T33_288">.<text:line-break/><text:line-break/></text:span><text:span text:style-name="T33_289">As</text:span><text:span text:style-name="T33_290"><text:s/></text:span><text:span text:style-name="T33_291">always</text:span><text:span text:style-name="T33_292">,<text:s/></text:span><text:span text:style-name="T33_293">you</text:span><text:span text:style-name="T33_294"><text:s/></text:span><text:span text:style-name="T33_295">can</text:span><text:span text:style-name="T33_296"><text:s/></text:span><text:span text:style-name="T33_297">also</text:span><text:span text:style-name="T33_298"><text:s/></text:span><text:span text:style-name="T33_299">google</text:span><text:span text:style-name="T33_300"><text:s/></text:span><text:span text:style-name="T33_301">around</text:span><text:span text:style-name="T33_302"><text:s/></text:span><text:span text:style-name="T33_303">for</text:span><text:span text:style-name="T33_304"><text:s/></text:span><text:span text:style-name="T33_305">information</text:span><text:span text:style-name="T33_306"><text:s/></text:span><text:span text:style-name="T33_307">on</text:span><text:span text:style-name="T33_308"><text:s/></text:span><text:span text:style-name="T33_309">a</text:span><text:span text:style-name="T33_310"><text:s/></text:span><text:span text:style-name="T33_311">system</text:span><text:span text:style-name="T33_312"><text:s/></text:span><text:span text:style-name="T33_313">call</text:span><text:span text:style-name="T33_314">.<text:s/></text:span><text:span text:style-name="T33_315">And</text:span><text:span text:style-name="T33_316"><text:s/></text:span><text:span text:style-name="T33_317">feel</text:span><text:span text:style-name="T33_318"><text:s/></text:span><text:span text:style-name="T33_319">free</text:span><text:span text:style-name="T33_320"><text:s/></text:span><text:span text:style-name="T33_321">to</text:span><text:span text:style-name="T33_322"><text:s/></text:span><text:span text:style-name="T33_323">try</text:span><text:span text:style-name="T33_324"><text:s/></text:span><text:span text:style-name="T33_325">strace</text:span><text:span text:style-name="T33_326"><text:s/></text:span><text:span text:style-name="T33_327">on</text:span><text:span text:style-name="T33_328"><text:s/></text:span><text:span text:style-name="T33_329">any</text:span><text:span text:style-name="T33_330"><text:s/></text:span><text:span text:style-name="T33_331">command</text:span><text:span text:style-name="T33_332"><text:s/></text:span><text:span text:style-name="T33_333">you</text:span><text:span text:style-name="T33_334"><text:s/></text:span><text:span text:style-name="T33_335">want</text:span><text:span text:style-name="T33_336"><text:s/></text:span><text:span text:style-name="T33_337">besides</text:span><text:span text:style-name="T33_338"><text:s/></text:span><text:span text:style-name="T33_339">cat</text:span><text:span text:style-name="T33_340">.</text:span></text:p>
            </text:list-item>
          </text:list>
        </text:list-item>
      </text:list>
      <text:p text:style-name="P34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>
        <style:tab-stops>
          <style:tab-stop style:type="left" style:leader-style="none" style:position="0.609cm"/>
          <style:tab-stop style:type="left" style:leader-style="none" style:position="1.244cm"/>
          <style:tab-stop style:type="left" style:leader-style="none" style:position="1.879cm"/>
          <style:tab-stop style:type="left" style:leader-style="none" style:position="2.514cm"/>
        </style:tab-stops>
      </style:paragraph-properties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cm" fo:margin-bottom="0cm" style:writing-mode="lr-tb"/>
      <style:text-properties fo:font-size="11pt" style:font-size-asian="11pt" style:font-size-complex="11pt" fo:font-weight="normal" style:font-weight-asian="normal" style:font-weight-complex="normal"/>
    </style:style>
    <style:style style:name="Heading_20_2" style:display-name="Heading 2" style:family="paragraph" style:parent-style-name="Standard">
      <style:paragraph-properties fo:break-before="auto" fo:line-height="115%" fo:margin-top="0cm" fo:margin-bottom="0cm" style:writing-mode="lr-tb"/>
      <style:text-properties fo:font-size="11pt" style:font-size-asian="11pt" style:font-size-complex="11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cm" fo:margin-bottom="0cm" style:writing-mode="lr-tb"/>
      <style:text-properties fo:font-size="11pt" style:font-size-asian="11pt" style:font-size-complex="11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cm" fo:margin-bottom="0cm" style:writing-mode="lr-tb"/>
      <style:text-properties fo:font-size="11pt" style:font-size-asian="11pt" style:font-size-complex="11pt" fo:font-weight="normal" style:font-weight-asian="normal" style:font-weight-complex="normal"/>
    </style:style>
    <style:style style:name="Heading_20_5" style:display-name="Heading 5" style:family="paragraph" style:parent-style-name="Standard">
      <style:paragraph-properties fo:break-before="auto" fo:line-height="115%" fo:margin-top="0cm" fo:margin-bottom="0cm" style:writing-mode="lr-tb"/>
      <style:text-properties fo:font-size="11pt" style:font-size-asian="11pt" style:font-size-complex="11pt" fo:font-weight="normal" style:font-weight-asian="normal" style:font-weight-complex="normal"/>
    </style:style>
    <style:style style:name="Heading_20_6" style:display-name="Heading 6" style:family="paragraph" style:parent-style-name="Standard">
      <style:paragraph-properties fo:break-before="auto" fo:line-height="115%" fo:margin-top="0cm" fo:margin-bottom="0cm" style:writing-mode="lr-tb"/>
      <style:text-properties fo:font-size="11pt" style:font-size-asian="11pt" style:font-size-complex="11pt" fo:font-weight="normal" style:font-weight-asian="normal" style:font-weight-complex="normal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fo:font-size="11pt" style:font-size-asian="11pt" style:font-size-complex="11pt" fo:font-weight="normal" style:font-weight-asian="normal" style:font-weight-complex="normal"/>
    </style:style>
    <style:style style:name="Subtitle" style:family="paragraph" style:parent-style-name="Standard">
      <style:paragraph-properties fo:break-before="auto" fo:line-height="115%" fo:margin-top="0cm" fo:margin-bottom="0cm" style:writing-mode="lr-tb"/>
      <style:text-properties fo:font-style="normal" style:font-style-asian="normal" style:font-style-complex="normal" fo:color="#000000" style:font-name="Arial" fo:font-size="11pt" style:font-name-asian="Arial" style:font-size-asian="11pt" style:font-name-complex="Arial" style:font-size-complex="11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